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BDBDBD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FFFD7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BE480A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FF0000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55308D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EEEEE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E994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JetBrains Mono" style:font-name-asian="JetBrains Mono" style:font-name-complex="JetBrains Mono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FFFFD7"/>
    </style:style>
    <style:style style:name="ce17" style:family="table-cell" style:parent-style-name="Default" style:data-style-name="N0">
      <style:table-cell-properties fo:border="thin solid #000000" style:vertical-align="top" fo:wrap-option="wrap"/>
    </style:style>
    <style:style style:name="ce18" style:family="table-cell" style:parent-style-name="Default" style:data-style-name="N0">
      <style:table-cell-properties fo:border="thin solid #000000" style:vertical-align="top" fo:wrap-option="wra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DDDDDD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D4EA6B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EEEEEE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BDBDBD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FFFFD7" style:repeat-content="false"/>
      <style:paragraph-properties fo:text-align="start" fo:margin-left="0cm"/>
      <style:text-properties fo:color="#C7773E" style:font-name="JetBrains Mono" style:font-name-asian="JetBrains Mono" style:font-name-complex="JetBrains Mono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JetBrains Mono" style:font-name-asian="JetBrains Mono" style:font-name-complex="JetBrains Mono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top" fo:background-color="#FFFFD7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top" fo:wrap-option="wrap" fo:background-color="#FFFFD7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top" fo:wrap-option="wrap" fo:background-color="#FFFFD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#FFFFD7" style:repeat-content="false"/>
      <style:paragraph-properties fo:text-align="start" fo:margin-left="0cm"/>
      <style:text-properties fo:color="#468A1A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JetBrains Mono" style:font-name-asian="JetBrains Mono" style:font-name-complex="JetBrains Mono"/>
    </style:style>
    <style:style style:name="ce34" style:family="table-cell" style:parent-style-name="Default" style:data-style-name="N0">
      <style:table-cell-properties fo:border="thin solid #000000" style:vertical-align="top" fo:wrap-option="wrap"/>
      <style:text-properties style:font-name="JetBrains Mono" style:font-name-asian="JetBrains Mono" style:font-name-complex="JetBrains Mono"/>
    </style:style>
    <style:style style:name="ce35" style:family="table-cell" style:parent-style-name="Default" style:data-style-name="N0">
      <style:table-cell-properties fo:border="thin solid #000000" style:vertical-align="top" fo:wrap-option="wrap" fo:background-color="#EEEEEE"/>
    </style:style>
    <style:style style:name="ce36" style:family="table-cell" style:parent-style-name="Default" style:data-style-name="N0">
      <style:table-cell-properties fo:border="thin solid #000000" style:vertical-align="top" fo:wrap-option="wrap" fo:background-color="#DDDDDD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fo:background-color="#FFFFD7"/>
    </style:style>
    <style:style style:name="ce38" style:family="table-cell" style:parent-style-name="Default" style:data-style-name="N0">
      <style:table-cell-properties fo:border="thin solid #000000" style:vertical-align="automatic" fo:wrap-option="wrap"/>
    </style:style>
    <style:style style:name="ce3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BE480A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99999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58D98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55308D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468A1A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85C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55308D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80008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12762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80008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16" style:family="text" style:parent-style-name="Default">
      <style:text-properties fo:color="#80808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80808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3E681B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B4780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BE480A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468A1A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3465A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3" style:family="text" style:parent-style-name="Default">
      <style:text-properties fo:color="#3465A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666666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666666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468A1A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7" style:family="text" style:parent-style-name="Default">
      <style:text-properties fo:color="#FF3838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000000" style:text-line-through-style="none" style:font-name="JetBrains Mono" style:font-name-asian="JetBrains Mono" style:font-name-complex="JetBrains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B85C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999999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C7773E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A9B7C6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6897BB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55308D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5" style:family="text" style:parent-style-name="Default">
      <style:text-properties fo:color="#3E681B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6" style:family="text" style:parent-style-name="Default">
      <style:text-properties fo:color="#EA75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C921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6A8759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B85C00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000000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6A8759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2" style:family="text" style:parent-style-name="Default">
      <style:text-properties fo:color="#158466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3" style:family="text" style:parent-style-name="Default">
      <style:text-properties fo:color="#127622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4" style:family="text" style:parent-style-name="Default">
      <style:text-properties fo:color="#B47804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5" style:family="text" style:parent-style-name="Default">
      <style:text-properties fo:color="#0066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6" style:family="text" style:parent-style-name="Default">
      <style:text-properties fo:color="#512DA8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7" style:family="text" style:parent-style-name="Default">
      <style:text-properties fo:color="#B85C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8" style:family="text" style:parent-style-name="Default">
      <style:text-properties fo:color="#B47804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9" style:family="text" style:parent-style-name="Default">
      <style:text-properties fo:color="#11808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0" style:family="text" style:parent-style-name="Default">
      <style:text-properties fo:color="#2A609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1" style:family="text" style:parent-style-name="Default">
      <style:text-properties fo:color="#2A6099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2" style:family="text" style:parent-style-name="Default">
      <style:text-properties fo:color="#A1467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3" style:family="text" style:parent-style-name="Default">
      <style:text-properties fo:color="#BE480A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4" style:family="text" style:parent-style-name="Default">
      <style:text-properties fo:color="#1E6A3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5" style:family="text" style:parent-style-name="Default">
      <style:text-properties fo:color="#B2B2B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4.7108333333333cm"/>
    </style:style>
    <style:style style:name="co2" style:family="table-column">
      <style:table-column-properties fo:break-before="auto" style:column-width="11.985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0.3716666666667cm"/>
    </style:style>
    <style:style style:name="co6" style:family="table-column">
      <style:table-column-properties fo:break-before="auto" style:column-width="11.509375cm"/>
    </style:style>
    <style:style style:name="co7" style:family="table-column">
      <style:table-column-properties fo:break-before="auto" style:column-width="14.2345833333333cm"/>
    </style:style>
    <style:style style:name="co8" style:family="table-column">
      <style:table-column-properties fo:break-before="auto" style:column-width="12.6735416666667cm"/>
    </style:style>
    <style:style style:name="co9" style:family="table-column">
      <style:table-column-properties fo:break-before="auto" style:column-width="13.5466666666667cm"/>
    </style:style>
    <style:style style:name="co10" style:family="table-column">
      <style:table-column-properties fo:break-before="auto" style:column-width="11.350625cm"/>
    </style:style>
    <style:style style:name="co11" style:family="table-column">
      <style:table-column-properties fo:break-before="auto" style:column-width="9.65729166666667cm"/>
    </style:style>
    <style:style style:name="co12" style:family="table-column">
      <style:table-column-properties fo:break-before="auto" style:column-width="9.39270833333333cm"/>
    </style:style>
    <style:style style:name="co13" style:family="table-column">
      <style:table-column-properties fo:break-before="auto" style:column-width="14.3139583333333cm"/>
    </style:style>
    <style:style style:name="co14" style:family="table-column">
      <style:table-column-properties fo:break-before="auto" style:column-width="11.7210416666667cm"/>
    </style:style>
    <style:style style:name="co15" style:family="table-column">
      <style:table-column-properties fo:break-before="auto" style:column-width="15.39875cm"/>
    </style:style>
    <style:style style:name="co16" style:family="table-column">
      <style:table-column-properties fo:break-before="auto" style:column-width="10.6097916666667cm"/>
    </style:style>
    <style:style style:name="co17" style:family="table-column">
      <style:table-column-properties fo:break-before="auto" style:column-width="10.6891666666667cm"/>
    </style:style>
    <style:style style:name="co18" style:family="table-column">
      <style:table-column-properties fo:break-before="auto" style:column-width="9.89541666666667cm"/>
    </style:style>
    <style:style style:name="co19" style:family="table-column">
      <style:table-column-properties fo:break-before="auto" style:column-width="10.5304166666667cm"/>
    </style:style>
    <style:style style:name="co20" style:family="table-column">
      <style:table-column-properties fo:break-before="auto" style:column-width="9.57791666666667cm"/>
    </style:style>
    <style:style style:name="co21" style:family="table-column">
      <style:table-column-properties fo:break-before="auto" style:column-width="10.5833333333333cm"/>
    </style:style>
    <style:style style:name="co22" style:family="table-column">
      <style:table-column-properties fo:break-before="auto" style:column-width="8.5725cm"/>
    </style:style>
    <style:style style:name="co23" style:family="table-column">
      <style:table-column-properties fo:break-before="auto" style:column-width="8.493125cm"/>
    </style:style>
    <style:style style:name="co24" style:family="table-column">
      <style:table-column-properties fo:break-before="auto" style:column-width="11.2183333333333cm"/>
    </style:style>
    <style:style style:name="co25" style:family="table-column">
      <style:table-column-properties fo:break-before="auto" style:column-width="12.408958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270.75pt" style:use-optimal-row-height="true" fo:break-before="auto"/>
    </style:style>
    <style:style style:name="ro4" style:family="table-row">
      <style:table-row-properties style:row-height="102.75pt" style:use-optimal-row-height="true" fo:break-before="auto"/>
    </style:style>
    <style:style style:name="ro5" style:family="table-row">
      <style:table-row-properties style:row-height="54pt" style:use-optimal-row-height="tru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29.25pt" style:use-optimal-row-height="true" fo:break-before="auto"/>
    </style:style>
    <style:style style:name="ro8" style:family="table-row">
      <style:table-row-properties style:row-height="54.75pt" style:use-optimal-row-height="true" fo:break-before="auto"/>
    </style:style>
    <style:style style:name="ro9" style:family="table-row">
      <style:table-row-properties style:row-height="99.75pt" style:use-optimal-row-height="true" fo:break-before="auto"/>
    </style:style>
    <style:style style:name="ro10" style:family="table-row">
      <style:table-row-properties style:row-height="114pt" style:use-optimal-row-height="true" fo:break-before="auto"/>
    </style:style>
    <style:style style:name="ro11" style:family="table-row">
      <style:table-row-properties style:row-height="42.75pt" style:use-optimal-row-height="true" fo:break-before="auto"/>
    </style:style>
    <style:style style:name="ro12" style:family="table-row">
      <style:table-row-properties style:row-height="171pt" style:use-optimal-row-height="true" fo:break-before="auto"/>
    </style:style>
    <style:style style:name="ro13" style:family="table-row">
      <style:table-row-properties style:row-height="57pt" style:use-optimal-row-height="true" fo:break-before="auto"/>
    </style:style>
    <style:style style:name="ro14" style:family="table-row">
      <style:table-row-properties style:row-height="129.75pt" style:use-optimal-row-height="true" fo:break-before="auto"/>
    </style:style>
    <style:style style:name="ro15" style:family="table-row">
      <style:table-row-properties style:row-height="72pt" style:use-optimal-row-height="true" fo:break-before="auto"/>
    </style:style>
    <style:style style:name="ro16" style:family="table-row">
      <style:table-row-properties style:row-height="71.25pt" style:use-optimal-row-height="true" fo:break-before="auto"/>
    </style:style>
    <style:style style:name="ro17" style:family="table-row">
      <style:table-row-properties style:row-height="156.75pt" style:use-optimal-row-height="true" fo:break-before="auto"/>
    </style:style>
    <style:style style:name="ro18" style:family="table-row">
      <style:table-row-properties style:row-height="85.5pt" style:use-optimal-row-height="true" fo:break-before="auto"/>
    </style:style>
    <style:style style:name="ro19" style:family="table-row">
      <style:table-row-properties style:row-height="142.5pt" style:use-optimal-row-height="true" fo:break-before="auto"/>
    </style:style>
    <style:style style:name="ro20" style:family="table-row">
      <style:table-row-properties style:row-height="12.75pt" style:use-optimal-row-height="true" fo:break-before="auto"/>
    </style:style>
    <style:style style:name="ro21" style:family="table-row">
      <style:table-row-properties style:row-height="51pt" style:use-optimal-row-height="true" fo:break-before="auto"/>
    </style:style>
    <style:style style:name="ro22" style:family="table-row">
      <style:table-row-properties style:row-height="15pt" style:use-optimal-row-height="true" fo:break-before="auto"/>
    </style:style>
    <style:style style:name="ro23" style:family="table-row">
      <style:table-row-properties style:row-height="114.75pt" style:use-optimal-row-height="true" fo:break-before="auto"/>
    </style:style>
    <style:style style:name="ro24" style:family="table-row">
      <style:table-row-properties style:row-height="201.75pt" style:use-optimal-row-height="true" fo:break-before="auto"/>
    </style:style>
    <style:style style:name="ro25" style:family="table-row">
      <style:table-row-properties style:row-height="245.25pt" style:use-optimal-row-height="true" fo:break-before="auto"/>
    </style:style>
    <style:style style:name="ro26" style:family="table-row">
      <style:table-row-properties style:row-height="144pt" style:use-optimal-row-height="true" fo:break-before="auto"/>
    </style:style>
    <style:style style:name="ro27" style:family="table-row">
      <style:table-row-properties style:row-height="30pt" style:use-optimal-row-height="true" fo:break-before="auto"/>
    </style:style>
    <style:style style:name="ro28" style:family="table-row">
      <style:table-row-properties style:row-height="185.25pt" style:use-optimal-row-height="true" fo:break-before="auto"/>
    </style:style>
    <style:style style:name="ro29" style:family="table-row">
      <style:table-row-properties style:row-height="89.25pt" style:use-optimal-row-height="true" fo:break-before="auto"/>
    </style:style>
    <style:style style:name="ro30" style:family="table-row">
      <style:table-row-properties style:row-height="128.25pt" style:use-optimal-row-height="true" fo:break-before="auto"/>
    </style:style>
    <style:style style:name="ro31" style:family="table-row">
      <style:table-row-properties style:row-height="98.25pt" style:use-optimal-row-height="true" fo:break-before="auto"/>
    </style:style>
    <style:style style:name="ro32" style:family="table-row">
      <style:table-row-properties style:row-height="211.5pt" style:use-optimal-row-height="true" fo:break-before="auto"/>
    </style:style>
    <style:style style:name="ro33" style:family="table-row">
      <style:table-row-properties style:row-height="117.75pt" style:use-optimal-row-height="true" fo:break-before="auto"/>
    </style:style>
    <style:style style:name="ro34" style:family="table-row">
      <style:table-row-properties style:row-height="105pt" style:use-optimal-row-height="true" fo:break-before="auto"/>
    </style:style>
    <style:style style:name="ro35" style:family="table-row">
      <style:table-row-properties style:row-height="73.5pt" style:use-optimal-row-height="true" fo:break-before="auto"/>
    </style:style>
    <style:style style:name="ro36" style:family="table-row">
      <style:table-row-properties style:row-height="45pt" style:use-optimal-row-height="true" fo:break-before="auto"/>
    </style:style>
    <style:style style:name="ro37" style:family="table-row">
      <style:table-row-properties style:row-height="57.75pt" style:use-optimal-row-height="true" fo:break-before="auto"/>
    </style:style>
    <style:style style:name="ro38" style:family="table-row">
      <style:table-row-properties style:row-height="58.5pt" style:use-optimal-row-height="true" fo:break-before="auto"/>
    </style:style>
    <style:style style:name="ro39" style:family="table-row">
      <style:table-row-properties style:row-height="52.5pt" style:use-optimal-row-height="true" fo:break-before="auto"/>
    </style:style>
    <style:style style:name="ro40" style:family="table-row">
      <style:table-row-properties style:row-height="86.25pt" style:use-optimal-row-height="true" fo:break-before="auto"/>
    </style:style>
    <style:style style:name="ro41" style:family="table-row">
      <style:table-row-properties style:row-height="228pt" style:use-optimal-row-height="true" fo:break-before="auto"/>
    </style:style>
    <style:style style:name="ro42" style:family="table-row">
      <style:table-row-properties style:row-height="166.5pt" style:use-optimal-row-height="true" fo:break-before="auto"/>
    </style:style>
    <style:style style:name="ro43" style:family="table-row">
      <style:table-row-properties style:row-height="131.25pt" style:use-optimal-row-height="true" fo:break-before="auto"/>
    </style:style>
    <style:style style:name="ro44" style:family="table-row">
      <style:table-row-properties style:row-height="35.1pt" style:use-optimal-row-height="false" fo:break-before="auto"/>
    </style:style>
    <style:style style:name="ro45" style:family="table-row">
      <style:table-row-properties style:row-height="93.75pt" style:use-optimal-row-height="true" fo:break-before="auto"/>
    </style:style>
    <style:style style:name="ro46" style:family="table-row">
      <style:table-row-properties style:row-height="55.5pt" style:use-optimal-row-height="true" fo:break-before="auto"/>
    </style:style>
    <style:style style:name="ro47" style:family="table-row">
      <style:table-row-properties style:row-height="254.25pt" style:use-optimal-row-height="true" fo:break-before="auto"/>
    </style:style>
    <style:style style:name="ro48" style:family="table-row">
      <style:table-row-properties style:row-height="43.5pt" style:use-optimal-row-height="true" fo:break-before="auto"/>
    </style:style>
    <style:style style:name="ro49" style:family="table-row">
      <style:table-row-properties style:row-height="226.5pt" style:use-optimal-row-height="true" fo:break-before="auto"/>
    </style:style>
    <style:style style:name="ro50" style:family="table-row">
      <style:table-row-properties style:row-height="200.25pt" style:use-optimal-row-height="true" fo:break-before="auto"/>
    </style:style>
    <style:style style:name="ro51" style:family="table-row">
      <style:table-row-properties style:row-height="157.5pt" style:use-optimal-row-height="true" fo:break-before="auto"/>
    </style:style>
    <style:style style:name="ro52" style:family="table-row">
      <style:table-row-properties style:row-height="42pt" style:use-optimal-row-height="true" fo:break-before="auto"/>
    </style:style>
    <style:style style:name="ro53" style:family="table-row">
      <style:table-row-properties style:row-height="27pt" style:use-optimal-row-height="true" fo:break-before="auto"/>
    </style:style>
    <style:style style:name="ro54" style:family="table-row">
      <style:table-row-properties style:row-height="187.5pt" style:use-optimal-row-height="true" fo:break-before="auto"/>
    </style:style>
    <style:style style:name="ro55" style:family="table-row">
      <style:table-row-properties style:row-height="242.25pt" style:use-optimal-row-height="true" fo:break-before="auto"/>
    </style:style>
    <style:style style:name="ro56" style:family="table-row">
      <style:table-row-properties style:row-height="285pt" style:use-optimal-row-height="true" fo:break-before="auto"/>
    </style:style>
    <style:style style:name="ro57" style:family="table-row">
      <style:table-row-properties style:row-height="299.25pt" style:use-optimal-row-height="true" fo:break-before="auto"/>
    </style:style>
    <style:style style:name="ro58" style:family="table-row">
      <style:table-row-properties style:row-height="63.75pt" style:use-optimal-row-height="true" fo:break-before="auto"/>
    </style:style>
    <style:style style:name="ro59" style:family="table-row">
      <style:table-row-properties style:row-height="213.75pt" style:use-optimal-row-height="true" fo:break-before="auto"/>
    </style:style>
    <style:style style:name="ro60" style:family="table-row">
      <style:table-row-properties style:row-height="49.9pt" style:use-optimal-row-height="false" fo:break-before="auto"/>
    </style:style>
    <style:style style:name="ro61" style:family="table-row">
      <style:table-row-properties style:row-height="186.75pt" style:use-optimal-row-height="true" fo:break-before="auto"/>
    </style:style>
    <style:style style:name="ro62" style:family="table-row">
      <style:table-row-properties style:row-height="100.5pt" style:use-optimal-row-height="true" fo:break-before="auto"/>
    </style:style>
    <style:style style:name="ro63" style:family="table-row">
      <style:table-row-properties style:row-height="297.75pt" style:use-optimal-row-height="true" fo:break-before="auto"/>
    </style:style>
    <style:style style:name="ro64" style:family="table-row">
      <style:table-row-properties style:row-height="143.25pt" style:use-optimal-row-height="true" fo:break-before="auto"/>
    </style:style>
    <style:style style:name="ro65" style:family="table-row">
      <style:table-row-properties style:row-height="129pt" style:use-optimal-row-height="true" fo:break-before="auto"/>
    </style:style>
    <style:style style:name="ro66" style:family="table-row">
      <style:table-row-properties style:row-height="342pt" style:use-optimal-row-height="true" fo:break-before="auto"/>
    </style:style>
    <style:style style:name="ro67" style:family="table-row">
      <style:table-row-properties style:row-height="102pt" style:use-optimal-row-height="true" fo:break-before="auto"/>
    </style:style>
    <style:style style:name="ro68" style:family="table-row">
      <style:table-row-properties style:row-height="256.5pt" style:use-optimal-row-height="true" fo:break-before="auto"/>
    </style:style>
    <style:style style:name="ro69" style:family="table-row">
      <style:table-row-properties style:row-height="126pt" style:use-optimal-row-height="true" fo:break-before="auto"/>
    </style:style>
    <style:style style:name="ro70" style:family="table-row">
      <style:table-row-properties style:row-height="199.5pt" style:use-optimal-row-height="true" fo:break-before="auto"/>
    </style:style>
    <style:style style:name="ro71" style:family="table-row">
      <style:table-row-properties style:row-height="283.5pt" style:use-optimal-row-height="true" fo:break-before="auto"/>
    </style:style>
    <style:style style:name="ro72" style:family="table-row">
      <style:table-row-properties style:row-height="38.25pt" style:use-optimal-row-height="true" fo:break-before="auto"/>
    </style:style>
    <style:style style:name="ro73" style:family="table-row">
      <style:table-row-properties style:row-height="8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asics_-_Types,_Pointers,_if-sw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3" table:number-columns-repeated="960" table:default-cell-style-name="ce4"/>
        <table:table-column table:style-name="co4" table:number-columns-repeated="15360" table:default-cell-style-name="ce1"/>
        <table:table-row table:style-name="ro1">
          <table:table-cell office:value-type="string" table:style-name="ce2">
            <text:p>ССЫЛКИ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5"/>
          <table:table-cell table:number-columns-repeated="16382"/>
        </table:table-row>
        <table:table-row table:style-name="ro1">
          <table:table-cell office:value-type="string" table:style-name="ce5">
            <text:p><text:a xlink:href="https://gobyexample.com/">https://gobyexample.com/</text:a></text:p>
          </table:table-cell>
          <table:table-cell office:value-type="string" table:style-name="ce5">
            <text:p>Примеры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<text:a xlink:href="https://gobyexample.com.ru/">https://gobyexample.com.ru/</text:a></text:p>
          </table:table-cell>
          <table:table-cell office:value-type="string" table:style-name="ce5">
            <text:p>Те же примеры, но на русском (отстатют в наполнении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<text:a xlink:href="https://proglib.io/p/go-vs-python">https://proglib.io/p/go-vs-python</text:a></text:p>
          </table:table-cell>
          <table:table-cell office:value-type="string" table:style-name="ce5">
            <text:p>Сравнение Го и Питон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<text:a xlink:href="https://play.golang.org/">https://play.golang.org/</text:a></text:p>
          </table:table-cell>
          <table:table-cell office:value-type="string" table:style-name="ce5">
            <text:p>Сайт с интерпретатором Go</text:p>
          </table:table-cell>
          <table:table-cell table:number-columns-repeated="16382"/>
        </table:table-row>
        <table:table-row table:style-name="ro1">
          <table:table-cell table:number-columns-repeated="2" table:style-name="ce5"/>
          <table:table-cell table:number-columns-repeated="16382"/>
        </table:table-row>
        <table:table-row table:style-name="ro1">
          <table:table-cell office:value-type="string" table:style-name="ce5">
            <text:p><text:a xlink:href="https://pkg.go.dev/std">https://pkg.go.dev/std</text:a></text:p>
          </table:table-cell>
          <table:table-cell office:value-type="string" table:style-name="ce5">
            <text:p>описание всех пакетов стандартной библиотеки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6">
            <text:p><text:a xlink:href="https://github.com/golang-standards/project-layout">https://github.com/golang-standards/project-layout</text:a></text:p>
          </table:table-cell>
          <table:table-cell office:value-type="string" table:style-name="ce38">
            <text:p>стандартный проект на GO</text:p>
            <text:p>Расположение модулей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ttps://medium.com/vacatronics/20-go-packages-you-can-use-in-your-next-project-7515426559c0</text:p>
          </table:table-cell>
          <table:table-cell office:value-type="string" table:style-name="ce6">
            <text:p>Дополнительные библиотеки Go</text:p>
          </table:table-cell>
          <table:table-cell table:number-columns-repeated="16382"/>
        </table:table-row>
        <table:table-row table:style-name="ro1">
          <table:table-cell table:number-columns-repeated="2" table:style-name="ce6"/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2">
            <text:p>комменты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7">
            <text:p><text:span text:style-name="T2">package</text:span><text:s/>main</text:p>
            <text:p/>
            <text:p><text:span text:style-name="T3">// обычный строчный комментарий</text:span><text:span text:style-name="T3"/></text:p>
            <text:p/>
            <text:p/>
            <text:p><text:span text:style-name="T3">/* тоже комментарий</text:span><text:span text:style-name="T3"/></text:p>
            <text:p/>
            <text:p><text:span text:style-name="T3">только на несколько строк</text:span><text:span text:style-name="T3"/></text:p>
            <text:p><text:span text:style-name="T3">*/</text:span><text:span text:style-name="T3"/></text:p>
            <text:p/>
            <text:p><text:span text:style-name="T3">/* Многострочный комментарий для функции main().</text:span><text:span text:style-name="T3"/></text:p>
            <text:p><text:span text:style-name="T3">Чтобы увидеть его, запустите в консоли команду:</text:span><text:span text:style-name="T3"/></text:p>
            <text:p/>
            <text:p><text:span text:style-name="T3">godoc comments.go</text:span><text:span text:style-name="T3"/></text:p>
            <text:p/>
            <text:p><text:span text:style-name="T3">*/</text:span><text:span text:style-name="T3"/></text:p>
            <text:p/>
            <text:p><text:span text:style-name="T2">func</text:span><text:s/><text:span text:style-name="T4">main</text:span>() {</text:p>
            <text:p>}</text:p>
          </table:table-cell>
          <table:table-cell table:style-name="ce7"/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8">
            <text:p>Присвоение, типы</text:p>
          </table:table-cell>
          <table:table-cell table:style-name="ce8"/>
          <table:table-cell table:number-columns-repeated="16382"/>
        </table:table-row>
        <table:table-row table:style-name="ro4">
          <table:table-cell office:value-type="string" table:style-name="ce7">
            <text:p>perem := 1</text:p>
          </table:table-cell>
          <table:table-cell office:value-type="string" table:style-name="ce7">
            <text:p>- это краткое объявление и присваивание значения переменной с автовыведением типа.</text:p>
            <text:p><text:span text:style-name="T5">ВАЖНО!<text:s/></text:span>Это не ссылка на объект, на который могут быть другие ссылки, как в Питоне.</text:p>
            <text:p><text:span text:style-name="T5">Это создание нового независимого объекта с простановкой значения!</text:span><text:span text:style-name="T5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7">
            <text:p>reflect.<text:span text:style-name="T6">TypeOf</text:span>(tst)</text:p>
          </table:table-cell>
          <table:table-cell office:value-type="string" table:style-name="ce7">
            <text:p>Узнать тип переменной, нужна либа reflect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9">
            <text:p>nil</text:p>
          </table:table-cell>
          <table:table-cell office:value-type="string" table:style-name="ce7">
            <text:p>None или Null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<text:span text:style-name="T1">myVariable !=</text:span><text:s/>nil</text:p>
          </table:table-cell>
          <table:table-cell office:value-type="string" table:style-name="ce7">
            <text:p>Проверка, не содержит ли переменная nil</text:p>
          </table:table-cell>
          <table:table-cell table:number-columns-repeated="16382"/>
        </table:table-row>
        <table:table-row table:style-name="ro5">
          <table:table-cell office:value-type="string" table:style-name="ce10">
            <text:p>t := x.(*T)</text:p>
          </table:table-cell>
          <table:table-cell office:value-type="string" table:style-name="ce10">
            <text:p>Проверить, что x имеет тип, являющийся имплементом интерфейса T, а также x не является nil</text:p>
            <text:p><text:span text:style-name="T7">Возвращает t с типом T; а если x is nil, «паникует».</text:span><text:span text:style-name="T7"/></text:p>
            <text:p><text:span text:style-name="T8">T должен быть интерфейсом???</text:span></text:p>
          </table:table-cell>
          <table:table-cell table:number-columns-repeated="16382"/>
        </table:table-row>
        <table:table-row table:style-name="ro6">
          <table:table-cell office:value-type="string" table:style-name="ce10">
            <text:p>t,ok := x.(*T)</text:p>
          </table:table-cell>
          <table:table-cell office:value-type="string" table:style-name="ce10">
            <text:p><text:span text:style-name="T7">Если x принадлежит типу T, ok is true и t iтипа t.</text:span><text:span text:style-name="T7"/></text:p>
            <text:p><text:span text:style-name="T7">если не принадлежит или nil, ok is false</text:span>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7">
            <text:p>i, err := strconv.Atoi(<text:span text:style-name="T9">"-42"</text:span>)</text:p>
          </table:table-cell>
          <table:table-cell office:value-type="string" table:style-name="ce7">
            <text:p>Изменение типа из string в int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 := strconv.Itoa(-42)</text:p>
          </table:table-cell>
          <table:table-cell office:value-type="string" table:style-name="ce7">
            <text:p>Перевод типа из int в string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2">
          <table:table-cell office:value-type="string" table:style-name="ce11">
            <text:p>int8, int16, int32, int64</text:p>
          </table:table-cell>
          <table:table-cell office:value-type="string" table:style-name="ce7">
            <text:p>Типы малых интеджеров на 1 байт, 2 байта, 4 байта и 8 байт памяти.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<text:span text:style-name="T10">var</text:span><text:s/>u1<text:s/><text:span text:style-name="T6">uint</text:span><text:s/>= 10</text:p>
            <text:p/>
          </table:table-cell>
          <table:table-cell office:value-type="string" table:style-name="ce7">
            <text:p>unsigned integer - целое число без знака (только положительные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<text:span text:style-name="T7">integer1 =<text:s/></text:span><text:span text:style-name="T11">int</text:span><text:span text:style-name="T7">(u1)</text:span></text:p>
          </table:table-cell>
          <table:table-cell office:value-type="string" table:style-name="ce7">
            <text:p>Приведение к типу - его обозначение и в скобках переменная.</text:p>
            <text:p>Тут приведение uint к int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8">
            <text:p>Пустой интерфейс и Приведение типа</text:p>
          </table:table-cell>
          <table:table-cell table:style-name="ce8"/>
          <table:table-cell table:number-columns-repeated="16382"/>
        </table:table-row>
        <table:table-row table:style-name="ro7">
          <table:table-cell office:value-type="string" table:style-name="ce7">
            <text:p><text:span text:style-name="T2">var</text:span><text:s/>ival<text:s/><text:span text:style-name="T12">interface</text:span>{}</text:p>
          </table:table-cell>
          <table:table-cell office:value-type="string" table:style-name="ce7">
            <text:p>Если мы не знаем, какого типа будет значение,</text:p>
            <text:p>ему присваивается тип "<text:span text:style-name="T5">пустой интерфейс</text:span>"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<text:span text:style-name="T2">func</text:span><text:s/>Println(a ...<text:span text:style-name="T12">interface</text:span>{}) (n<text:s/><text:span text:style-name="T12">int</text:span>, err error)</text:p>
          </table:table-cell>
          <table:table-cell office:value-type="string" table:style-name="ce7">
            <text:p>Например, таковым является атрибут ф-и fmt.Print, ведь мы не знаем, что в неё будет передано, она печатает всё что угодно.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8">
          <table:table-cell office:value-type="string" table:style-name="ce7">
            <text:p><text:span text:style-name="T2">var</text:span><text:s/>ival<text:s/><text:span text:style-name="T12">interface</text:span>{} =<text:s/><text:span text:style-name="T13">"hello"</text:span><text:span text:style-name="T13"/></text:p>
            <text:p><text:span text:style-name="T14">str := ival.(</text:span><text:span text:style-name="T15">string</text:span><text:span text:style-name="T14">)</text:span><text:span text:style-name="T14"/></text:p>
            <text:p><text:span text:style-name="T7">fmt.Println(str)</text:span><text:span text:style-name="T7"/></text:p>
            <text:p><text:span text:style-name="T16">// hello</text:span></text:p>
          </table:table-cell>
          <table:table-cell office:value-type="string" table:style-name="ce7">
            <text:p><text:span text:style-name="T14">Приведение типа</text:span><text:s/>(type assertion) извлекает конкретное значение из переменной интерфейсного типа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flo := ival.(<text:span text:style-name="T12">float64</text:span>)</text:p>
            <text:p><text:span text:style-name="T17">// ошибка</text:span></text:p>
          </table:table-cell>
          <table:table-cell office:value-type="string" table:style-name="ce7">
            <text:p>Если тип конкретного значения отличается от указанного, произойдет ошибка</text:p>
          </table:table-cell>
          <table:table-cell table:number-columns-repeated="16382"/>
        </table:table-row>
        <table:table-row table:style-name="ro9">
          <table:table-cell office:value-type="string" table:style-name="ce7">
            <text:p>str, ok := ival.(<text:span text:style-name="T12">string</text:span>)</text:p>
            <text:p>fmt.Println(str, ok)</text:p>
            <text:p><text:span text:style-name="T17">// hello true</text:span><text:span text:style-name="T17"/></text:p>
            <text:p/>
            <text:p>flo, ok = ival.(<text:span text:style-name="T12">float64</text:span>)</text:p>
            <text:p>fmt.Println(flo, ok)</text:p>
            <text:p><text:span text:style-name="T17">// 0 false</text:span></text:p>
          </table:table-cell>
          <table:table-cell office:value-type="string" table:style-name="ce7">
            <text:p>Чтобы проверить тип конкретного значения, используют опциональный флаг, который сигнализирует — правильный тип или нет</text:p>
            <text:p>если правильный — передаётся значение и<text:s/><text:span text:style-name="T2">true</text:span><text:span text:style-name="T2"/></text:p>
            <text:p/>
            <text:p>если не правильный — передаётся значение по умолчанию (0 для int) и<text:s/><text:span text:style-name="T2">false</text:span>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switch ival.(type) {case string:fmt.Println("It's a string")case float64:fmt.Println("It's a float")default:fmt.Println("It's a mystery")}// It's a string</text:p>
          </table:table-cell>
          <table:table-cell office:value-type="string" table:style-name="ce7">
            <text:p>Приведение типа можно использовать вместе со<text:s/><text:span text:style-name="T2">switch</text:span>. Такая конструкция называется переключателем типа (<text:span text:style-name="T2">type switch</text:span>)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Логические операторы</text:p>
          </table:table-cell>
          <table:table-cell table:style-name="ce8"/>
          <table:table-cell table:number-columns-repeated="16382"/>
        </table:table-row>
        <table:table-row table:style-name="ro10">
          <table:table-cell office:value-type="string" table:style-name="ce7">
            <text:p>fmt.<text:span text:style-name="T6">Println</text:span>(true &amp;&amp; false)</text:p>
            <text:p>// false</text:p>
            <text:p/>
            <text:p>fmt.<text:span text:style-name="T6">Println</text:span>(true || false)</text:p>
            <text:p>// true</text:p>
            <text:p/>
            <text:p>fmt.<text:span text:style-name="T6">Println</text:span>(!true)</text:p>
            <text:p>// false</text:p>
          </table:table-cell>
          <table:table-cell office:value-type="string" table:style-name="ce7">
            <text:p>AND</text:p>
            <text:p/>
            <text:p/>
            <text:p>OR</text:p>
            <text:p/>
            <text:p/>
            <text:p>NOT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8">
            <text:p>Pointers</text:p>
          </table:table-cell>
          <table:table-cell office:value-type="string" table:style-name="ce8">
            <text:p>Указатели</text:p>
          </table:table-cell>
          <table:table-cell table:number-columns-repeated="16382"/>
        </table:table-row>
        <table:table-row table:style-name="ro11">
          <table:table-cell office:value-type="string" table:style-name="ce7">
            <text:p><text:span text:style-name="T2">func</text:span><text:s/>zeroval(ival<text:s/><text:span text:style-name="T6">int</text:span>) {</text:p>
            <text:p>ival = 0</text:p>
            <text:p>}</text:p>
          </table:table-cell>
          <table:table-cell office:value-type="string" table:style-name="ce7">
            <text:p>Принимаем аргументом int, для себя создаём его копию и с ней работаем</text:p>
          </table:table-cell>
          <table:table-cell table:number-columns-repeated="16382"/>
        </table:table-row>
        <table:table-row table:style-name="ro11">
          <table:table-cell office:value-type="string" table:style-name="ce7">
            <text:p><text:span text:style-name="T2">func</text:span><text:s/>zeroptr(iptr *<text:span text:style-name="T6">int</text:span>) {</text:p>
            <text:p>*iptr = 0</text:p>
            <text:p>}</text:p>
          </table:table-cell>
          <table:table-cell office:value-type="string" table:style-name="ce7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6382"/>
        </table:table-row>
        <table:table-row table:style-name="ro11">
          <table:table-cell office:value-type="string" table:style-name="ce5">
            <text:p><text:span text:style-name="T2">var</text:span><text:s/>iptr *<text:span text:style-name="T6">int</text:span><text:span text:style-name="T6"/></text:p>
            <text:p>fmt.Println(iptr==<text:span text:style-name="T2">nil</text:span>)</text:p>
            <text:p><text:span text:style-name="T17">// true</text:span></text:p>
          </table:table-cell>
          <table:table-cell office:value-type="string" table:style-name="ce12">
            <text:p>Если указатель не инициализирован, он равен<text:s/><text:span text:style-name="T2">nil</text:span></text:p>
          </table:table-cell>
          <table:table-cell table:number-columns-repeated="16382"/>
        </table:table-row>
        <table:table-row table:style-name="ro12">
          <table:table-cell office:value-type="string" table:style-name="ce7">
            <text:p><text:span text:style-name="T2">func</text:span><text:s/>main() {</text:p>
            <text:p>i := 1</text:p>
            <text:p>fmt.<text:span text:style-name="T6">Println</text:span>(<text:span text:style-name="T18">"initial:"</text:span>, i)</text:p>
            <text:p>zeroval(i)</text:p>
            <text:p>fmt.<text:span text:style-name="T6">Println</text:span>(<text:span text:style-name="T18">"zeroval:"</text:span>, i)</text:p>
            <text:p/>
            <text:p>zeroptr(&amp;i)</text:p>
            <text:p>fmt.<text:span text:style-name="T6">Println</text:span>(<text:span text:style-name="T18">"zeroptr:"</text:span>, i)</text:p>
            <text:p>fmt.<text:span text:style-name="T6">Println</text:span>(<text:span text:style-name="T18">"pointer:"</text:span>, &amp;i)</text:p>
            <text:p>}</text:p>
            <text:p/>
          </table:table-cell>
          <table:table-cell office:value-type="string" table:style-name="ce7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6382"/>
        </table:table-row>
        <table:table-row table:style-name="ro13">
          <table:table-cell office:value-type="string" table:style-name="ce7">
            <text:p>i := 42</text:p>
            <text:p>iptr = &amp;i</text:p>
            <text:p>fmt.<text:span text:style-name="T6">Println</text:span>(iptr)</text:p>
            <text:p><text:span text:style-name="T17">// 0xc000118000</text:span></text:p>
          </table:table-cell>
          <table:table-cell office:value-type="string" table:style-name="ce7">
            <text:p><text:span text:style-name="T5">Оператор &amp; возвращает указатель на значение</text:span><text:span text:style-name="T5"/></text:p>
            <text:p>Передать указатель на обычную переменную i — её точный адрес в памяти</text:p>
          </table:table-cell>
          <table:table-cell table:number-columns-repeated="16382"/>
        </table:table-row>
        <table:table-row table:style-name="ro14">
          <table:table-cell office:value-type="string" table:style-name="ce7">
            <text:p><text:span text:style-name="T7">*iptr</text:span><text:span text:style-name="T7"/></text:p>
            <text:p/>
            <text:p>*iptr = 0</text:p>
          </table:table-cell>
          <table:table-cell office:value-type="string" table:style-name="ce7">
            <text:p><text:span text:style-name="T5">Оператор * обращается к значению, на которое ссылается указатель.</text:span><text:s/>Оно доступно как для чтения, так и для записи</text:p>
            <text:p/>
            <text:p>используется в 3 случаях:</text:p>
            <text:p>1) объявляем переменную-указатель</text:p>
            <text:p>2) изменить ссылку переменной на другую (переопределить указатель)</text:p>
            <text:p>3) Изменить значение оригинальной переменной через указатель</text:p>
          </table:table-cell>
          <table:table-cell table:number-columns-repeated="16382"/>
        </table:table-row>
        <table:table-row table:style-name="ro15">
          <table:table-cell office:value-type="string" table:style-name="ce12">
            <text:p>&amp; - адрес в памяти</text:p>
            <text:p>* - значение</text:p>
          </table:table-cell>
          <table:table-cell office:value-type="string" table:style-name="ce7">
            <text:p><text:span text:style-name="T5">Что передавать в функцию (переменные)?</text:span><text:span text:style-name="T5"/></text:p>
            <text:p>Если функция только читает переменную, но не изменяет — передавайте значение.</text:p>
            <text:p>Если функция изменяет значение — передавайте указатель.</text:p>
            <text:p/>
          </table:table-cell>
          <table:table-cell table:number-columns-repeated="16382"/>
        </table:table-row>
        <table:table-row table:style-name="ro10">
          <table:table-cell office:value-type="string" table:style-name="ce7">
            <text:p>slice — это уже ссылка на какой-то массив, поэтому slice передаётся знаением.</text:p>
            <text:p/>
            <text:p>Но если мы меняем сам slice, изменяя его длину, ссылка меняется, массив пересоздаётся и в переменную slice записывается новая ссылка. Можно бы передавать ссылку на slice, но получается ссылка на ссылку, поэтмоу всё равно передаём значение slice, а если оно меняется, возвращаем новое.</text:p>
            <text:p>Глобальный слайс не перезаписываем!</text:p>
          </table:table-cell>
          <table:table-cell office:value-type="string" table:style-name="ce7">
            <text:p><text:span text:style-name="T5">Что передавать в функцию (срезы)?</text:span><text:span text:style-name="T5"/></text:p>
            <text:p>если функция не меняет срез — передавать значение;</text:p>
            <text:p>если функция меняет отдельные элементы, но не сам срез — передавать значение;</text:p>
            <text:p>если функция меняет сам срез (его длину) — передавать значение и возвращать новое значение.</text:p>
            <text:p/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8">
            <text:p>if</text:p>
          </table:table-cell>
          <table:table-cell office:value-type="string" table:style-name="ce8">
            <text:p>Нет короткого if (тернарные строки ?:), только полные if-else</text:p>
          </table:table-cell>
          <table:table-cell table:number-columns-repeated="16382"/>
        </table:table-row>
        <table:table-row table:style-name="ro16">
          <table:table-cell office:value-type="string" table:style-name="ce7">
            <text:p><text:span text:style-name="T10">if<text:s/></text:span>7%2 == 0 {</text:p>
            <text:p>fmt.<text:span text:style-name="T6">Println</text:span>(<text:span text:style-name="T9">"7 is even"</text:span>)</text:p>
            <text:p>}<text:s/><text:span text:style-name="T10">else</text:span><text:s/>{</text:p>
            <text:p>fmt.<text:span text:style-name="T6">Println</text:span>(<text:span text:style-name="T9">"7 is odd"</text:span>)</text:p>
            <text:p>}</text:p>
          </table:table-cell>
          <table:table-cell office:value-type="string" table:style-name="ce7">
            <text:p>Обычный if — else</text:p>
          </table:table-cell>
          <table:table-cell table:number-columns-repeated="16382"/>
        </table:table-row>
        <table:table-row table:style-name="ro11">
          <table:table-cell office:value-type="string" table:style-name="ce7">
            <text:p><text:span text:style-name="T10">If<text:s/></text:span>8%4 == 0 {</text:p>
            <text:p>fmt.<text:span text:style-name="T6">Println</text:span>(<text:span text:style-name="T9">"8 is divisible by 4"</text:span>)</text:p>
            <text:p>}</text:p>
          </table:table-cell>
          <table:table-cell office:value-type="string" table:style-name="ce7">
            <text:p>Короткий if без else</text:p>
          </table:table-cell>
          <table:table-cell table:number-columns-repeated="16382"/>
        </table:table-row>
        <table:table-row table:style-name="ro10">
          <table:table-cell office:value-type="string" table:style-name="ce5">
            <text:p><text:span text:style-name="T10">if<text:s/></text:span>num := 9; num &lt; 0 {</text:p>
            <text:p>fmt.<text:span text:style-name="T6">Println</text:span>(num,<text:s/><text:span text:style-name="T9">"is negative"</text:span>)</text:p>
            <text:p>}<text:s/><text:span text:style-name="T10">else</text:span><text:s/>if num &lt; 10 {</text:p>
            <text:p>fmt.<text:span text:style-name="T6">Println</text:span>(num,<text:span text:style-name="T9"><text:s/>"has 1 digit"</text:span>)</text:p>
            <text:p>}<text:s/><text:span text:style-name="T10">else</text:span><text:s/>{</text:p>
            <text:p>fmt.<text:span text:style-name="T6">Println</text:span>(num,<text:s/><text:span text:style-name="T9">"has multiple digits"</text:span>)</text:p>
            <text:p>}</text:p>
            <text:p>}</text:p>
          </table:table-cell>
          <table:table-cell office:value-type="string" table:style-name="ce7">
            <text:p><text:span text:style-name="T10">If-else</text:span><text:s/>с внутренней переменной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8">
            <text:p>switch</text:p>
          </table:table-cell>
          <table:table-cell office:value-type="string" table:style-name="ce8">
            <text:p>Который по «Чистому коду» НЕ надо использовать</text:p>
          </table:table-cell>
          <table:table-cell table:number-columns-repeated="16382"/>
        </table:table-row>
        <table:table-row table:style-name="ro17">
          <table:table-cell office:value-type="string" table:style-name="ce7">
            <text:p>i := 2</text:p>
            <text:p>fmt.<text:span text:style-name="T6">Print</text:span>(<text:span text:style-name="T9">"Write "</text:span>, i,<text:s/><text:span text:style-name="T9">" as "</text:span>)</text:p>
            <text:p><text:span text:style-name="T10">switch</text:span><text:s/>i {</text:p>
            <text:p><text:span text:style-name="T10">case<text:s/></text:span>1:</text:p>
            <text:p>fmt.<text:span text:style-name="T6">Println</text:span>(<text:span text:style-name="T9">"one"</text:span>)</text:p>
            <text:p><text:span text:style-name="T10">case</text:span><text:s/>2:</text:p>
            <text:p>fmt.<text:span text:style-name="T6">Println</text:span>(<text:span text:style-name="T9">"two"</text:span>)</text:p>
            <text:p><text:span text:style-name="T10">case</text:span><text:s/>3:</text:p>
            <text:p>fmt.<text:span text:style-name="T6">Println</text:span>(<text:span text:style-name="T9">"three"</text:span>)</text:p>
            <text:p>}</text:p>
            <text:p/>
          </table:table-cell>
          <table:table-cell office:value-type="string" table:style-name="ce7">
            <text:p>Базовый switch</text:p>
          </table:table-cell>
          <table:table-cell table:number-columns-repeated="16382"/>
        </table:table-row>
        <table:table-row table:style-name="ro18">
          <table:table-cell office:value-type="string" table:style-name="ce7">
            <text:p><text:span text:style-name="T10">switch</text:span><text:s/>time.Now().Weekday() {</text:p>
            <text:p><text:span text:style-name="T10">case</text:span><text:s/>time.Saturday, time.Sunday:</text:p>
            <text:p>fmt.<text:span text:style-name="T6">Println</text:span>("It's the weekend")</text:p>
            <text:p><text:span text:style-name="T10">default</text:span>:</text:p>
            <text:p>fmt.<text:span text:style-name="T6">Println</text:span>("It's a weekday")</text:p>
            <text:p>}</text:p>
          </table:table-cell>
          <table:table-cell office:value-type="string" table:style-name="ce7">
            <text:p>Через запятую указываются несколько вариантов значения на одну ветку</text:p>
          </table:table-cell>
          <table:table-cell table:number-columns-repeated="16382"/>
        </table:table-row>
        <table:table-row table:style-name="ro19">
          <table:table-cell office:value-type="string" table:style-name="ce7">
            <text:p>whatAmI :=<text:s/><text:span text:style-name="T10">func</text:span>(i<text:s/><text:span text:style-name="T10">interface</text:span>{}) {</text:p>
            <text:p><text:span text:style-name="T10">switch</text:span><text:s/>t := i.(<text:span text:style-name="T10">type</text:span>) {</text:p>
            <text:p><text:span text:style-name="T10">case</text:span><text:s/>bool:</text:p>
            <text:p>fmt.Println("I'm a bool")</text:p>
            <text:p><text:span text:style-name="T10">case</text:span><text:s/>int:</text:p>
            <text:p>fmt.Println("I'm an int")</text:p>
            <text:p><text:span text:style-name="T10">default</text:span>:</text:p>
            <text:p>fmt.Printf("Don't know type %T\n", t)</text:p>
            <text:p>}</text:p>
            <text:p>}</text:p>
          </table:table-cell>
          <table:table-cell office:value-type="string" table:style-name="ce7">
            <text:p>Свитч по типам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table:number-columns-repeated="2" table:style-name="ce13"/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table:number-columns-repeated="2" table:style-name="ce13"/>
          <table:table-cell table:number-columns-repeated="16382"/>
        </table:table-row>
        <table:table-row table:number-rows-repeated="6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number-rows-repeated="5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number-rows-repeated="4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number-rows-repeated="19" table:style-name="ro1">
          <table:table-cell table:number-columns-repeated="2" table:style-name="ce7"/>
          <table:table-cell table:number-columns-repeated="16382"/>
        </table:table-row>
        <table:table-row table:number-rows-repeated="1048461" table:style-name="ro20">
          <table:table-cell table:number-columns-repeated="16384"/>
        </table:table-row>
      </table:table>
      <table:table table:name="modules" table:style-name="ta2">
        <table:table-column table:style-name="co5" table:default-cell-style-name="ce7"/>
        <table:table-column table:style-name="co6" table:default-cell-style-name="ce7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8">
            <text:p>Main модуль</text:p>
          </table:table-cell>
          <table:table-cell table:style-name="ce8"/>
          <table:table-cell table:number-columns-repeated="16382"/>
        </table:table-row>
        <table:table-row table:style-name="ro18">
          <table:table-cell office:value-type="string" table:style-name="ce7">
            <text:p><text:span text:style-name="T2">package</text:span><text:s/>main</text:p>
            <text:p><text:span text:style-name="T2">Import</text:span><text:s/>"fmt"</text:p>
            <text:p/>
            <text:p><text:span text:style-name="T2">func</text:span><text:s/><text:span text:style-name="T19">main</text:span>() {</text:p>
            <text:p>fmt.<text:span text:style-name="T19">Println</text:span>(<text:span text:style-name="T9">"Hello world"</text:span>)</text:p>
            <text:p>}</text:p>
          </table:table-cell>
          <table:table-cell office:value-type="string" table:style-name="ce7">
            <text:p>Модуль с объявлением main блока</text:p>
          </table:table-cell>
          <table:table-cell table:number-columns-repeated="16382"/>
        </table:table-row>
        <table:table-row table:style-name="ro10">
          <table:table-cell office:value-type="string" table:style-name="ce7">
            <text:p><text:span text:style-name="T2">package</text:span><text:s/>main</text:p>
            <text:p><text:span text:style-name="T2">import</text:span><text:s/>(</text:p>
            <text:p><text:span text:style-name="T9">"fmt"</text:span><text:span text:style-name="T9"/></text:p>
            <text:p><text:span text:style-name="T9">"math"</text:span>)</text:p>
            <text:p/>
            <text:p><text:span text:style-name="T2">const</text:span><text:s/>s<text:s/><text:span text:style-name="T6">string</text:span><text:s/>=<text:span text:style-name="T9"><text:s/>"constant"</text:span><text:span text:style-name="T9"/></text:p>
            <text:p/>
            <text:p><text:span text:style-name="T2">func</text:span><text:s/>main() { … }</text:p>
          </table:table-cell>
          <table:table-cell office:value-type="string" table:style-name="ce7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6382"/>
        </table:table-row>
        <table:table-row table:style-name="ro21">
          <table:table-cell office:value-type="string" table:style-name="ce39">
            <text:p><text:span text:style-name="T20">import</text:span><text:s/>(</text:p>
            <text:p><text:span text:style-name="T21">"fmt"</text:span><text:span text:style-name="T21"/></text:p>
            <text:p>s<text:s/><text:span text:style-name="T21">"strings"</text:span><text:span text:style-name="T21"/></text:p>
            <text:p>)</text:p>
          </table:table-cell>
          <table:table-cell office:value-type="string" table:style-name="ce7">
            <text:p>Импорт модуля "strings"<text:s/><text:span text:style-name="T5">с псевдонимом</text:span><text:s/>s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22">
          <table:table-cell office:value-type="string" table:style-name="ce12">
            <text:p>go build</text:p>
          </table:table-cell>
          <table:table-cell office:value-type="string" table:style-name="ce27">
            <text:p>Создать бинарник из go файла (будучи в папке проекта)</text:p>
          </table:table-cell>
          <table:table-cell table:number-columns-repeated="16382"/>
        </table:table-row>
        <table:table-row table:style-name="ro22">
          <table:table-cell office:value-type="string" table:style-name="ce40">
            <text:p>./name_of_bin_file</text:p>
          </table:table-cell>
          <table:table-cell office:value-type="string" table:style-name="ce41">
            <text:p>Запустить программу можно по имени бинарника</text:p>
          </table:table-cell>
          <table:table-cell table:number-columns-repeated="16382"/>
        </table:table-row>
        <table:table-row table:style-name="ro1">
          <table:table-cell table:number-columns-repeated="2" table:style-name="ce5"/>
          <table:table-cell table:number-columns-repeated="16382"/>
        </table:table-row>
        <table:table-row table:style-name="ro1">
          <table:table-cell office:value-type="string" table:style-name="ce8">
            <text:p>Сторонние пакеты</text:p>
          </table:table-cell>
          <table:table-cell table:style-name="ce8"/>
          <table:table-cell table:number-columns-repeated="16382"/>
        </table:table-row>
        <table:table-row table:style-name="ro23">
          <table:table-cell office:value-type="string" table:style-name="ce7">
            <text:p>&gt;&gt;&gt; go<text:s/><text:span text:style-name="T22">get</text:span><text:s/>github.com/sahilm/fuzzy</text:p>
            <text:p/>
            <text:p>go: downloading github.com/sahilm/fuzzy v0.1.0</text:p>
            <text:p>go get: added github.com/sahilm/fuzzy v0.1.0</text:p>
          </table:table-cell>
          <table:table-cell office:value-type="string" table:style-name="ce7">
            <text:p><text:span text:style-name="T5">Установка стороннего пакета / библиотеки</text:span><text:s/>(например, fuzzy)</text:p>
            <text:p/>
            <text:p>go<text:s/><text:span text:style-name="T23">get</text:span><text:s/>помещает скачанный модуль в домашний каталог Go (~/go). В каталог с исходниками нашего модуля он не попадает. Таким образом, все внешние зависимости хранятся в общей куче, а не в конкретных проектах (в противоположность venv в питоне и node_modules в js).</text:p>
          </table:table-cell>
          <table:table-cell table:number-columns-repeated="16382"/>
        </table:table-row>
        <table:table-row table:style-name="ro10">
          <table:table-cell table:style-name="ce7"/>
          <table:table-cell office:value-type="string" table:style-name="ce7">
            <text:p>go<text:s/><text:span text:style-name="T23">build</text:span><text:s/>автоматически проверяет зависимости,</text:p>
            <text:p>перечисленные в import.</text:p>
            <text:p>И скачивает их, если чего-то не хватает. Так что если у вас проект с кучей зависимостей — не придется выполнять go get по каждой, достаточно одного go<text:s/><text:span text:style-name="T23">build</text:span>.</text:p>
            <text:p/>
            <text:p>Для установки зависимостей надо запускать go<text:s/><text:span text:style-name="T23">build</text:span><text:s/>на модуле, а не пакете.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5"/>
          <table:table-cell table:number-columns-repeated="16382"/>
        </table:table-row>
        <table:table-row table:style-name="ro1">
          <table:table-cell office:value-type="string" table:style-name="ce8">
            <text:p>Свои модули в Go</text:p>
          </table:table-cell>
          <table:table-cell table:style-name="ce8"/>
          <table:table-cell table:number-columns-repeated="16382"/>
        </table:table-row>
        <table:table-row table:style-name="ro24">
          <table:table-cell table:style-name="ce5"/>
          <table:table-cell office:value-type="string" table:style-name="ce5">
            <text:p><text:span text:style-name="T5">Пакет в Go — это папка,</text:span><text:s/>набор исходных файлов, которые находятся в одном каталоге и компилируются вместе. При этом функции, типы, переменные и константы, определенные в одном файле пакета, доступны всем файлам из этого пакета. Таким образом, привычной области видимости «на уровне файла» не существует.</text:p>
            <text:p/>
            <text:p><text:span text:style-name="T5">Модуль в Go — это репозиторий с несколькими пакетами,</text:span><text:s/>набор логически связанных пакетов, которые поставляются вместе. Наверно, более правильный по смыслу термин был бы «проект», но авторы решили назвать его «модулем». Модуль хранится в репозитории исходного кода (гитхаб, гитлаб, или что вам ближе). Как правило, один репозиторий = один модуль.</text:p>
          </table:table-cell>
          <table:table-cell table:number-columns-repeated="16382"/>
        </table:table-row>
        <table:table-row table:style-name="ro18">
          <table:table-cell office:value-type="string" table:style-name="ce7">
            <text:p>mkdir match</text:p>
            <text:p>cd match</text:p>
            <text:p>go<text:s/><text:span text:style-name="T23">mod init<text:s/></text:span>github.com/gothanks/match</text:p>
            <text:p><text:span text:style-name="T24">// go: creating new go.mod: module github.com/gothanks/match</text:span><text:span text:style-name="T24"/></text:p>
            <text:p>touch main.go</text:p>
          </table:table-cell>
          <table:table-cell office:value-type="string" table:style-name="ce7">
            <text:p>Модуль инициализируется командой go mod init</text:p>
            <text:p/>
            <text:p>Внутри будет</text:p>
            <text:p>github.com/gothanks/match — это глобально уникальный идентификатор модуля и одновременно URL, по которому он должен быть доступен (за минусом префикса https://).</text:p>
          </table:table-cell>
          <table:table-cell table:number-columns-repeated="16382"/>
        </table:table-row>
        <table:table-row table:style-name="ro11">
          <table:table-cell office:value-type="string" table:style-name="ce7">
            <text:p>go<text:s/><text:span text:style-name="T23">build</text:span><text:span text:style-name="T23"/></text:p>
            <text:p>./match -p is 'go is awesome'</text:p>
            <text:p><text:span text:style-name="T24">// go is awesome</text:span></text:p>
          </table:table-cell>
          <table:table-cell office:value-type="string" table:style-name="ce7">
            <text:p>go build собирает модуль в исполняемый файл</text:p>
            <text:p>И после этого можно запускать из нашей папки</text:p>
          </table:table-cell>
          <table:table-cell table:number-columns-repeated="16382"/>
        </table:table-row>
        <table:table-row table:style-name="ro18">
          <table:table-cell office:value-type="string" table:style-name="ce7">
            <text:p>go<text:s/><text:span text:style-name="T23">install</text:span><text:span text:style-name="T23"/></text:p>
            <text:p>~/go/bin/match -p is 'go is awesome'</text:p>
            <text:p><text:span text:style-name="T25">// go is awesome</text:span></text:p>
          </table:table-cell>
          <table:table-cell office:value-type="string" table:style-name="ce7">
            <text:p>go install устанавливает наш модуль в домашний каталог Go</text:p>
            <text:p>($HOME/go для Linux/macOS,</text:p>
            <text:p>%USERPROFILE%\go для Windows)</text:p>
            <text:p/>
            <text:p>и после этого модуль можно запускать напрямую (без Go) оттуда</text:p>
          </table:table-cell>
          <table:table-cell table:number-columns-repeated="16382"/>
        </table:table-row>
        <table:table-row table:style-name="ro25">
          <table:table-cell table:style-name="ce7"/>
          <table:table-cell office:value-type="string" table:style-name="ce7">
            <text:p><text:span text:style-name="T5">Go компилирует программу в единый исполняемый файл.</text:span></text:p>
            <text:p>Если программа компилируется в исполняемый файл, у нее<text:s/><text:span text:style-name="T5">должен быть go.mod и пакет с названием main</text:span>.</text:p>
            <text:p>Если бы мы делали библиотеку — назвали бы файл match.go, а пакет match.</text:p>
            <text:p/>
            <text:p>Чтобы ее запустить, не требуется устанавливать сам Go или зависимости. Копируете бинарник на целевую машину и запускаете, это все.</text:p>
            <text:p/>
            <text:p><text:span text:style-name="T5">Бинарник НЕ кросс-платформенный:</text:span><text:s/>чтобы запустить Go-программу на конкретной целевой архитектуре, придется собрать специально под нее.</text:p>
            <text:p>вот статья с подробностями: https://www.digitalocean.com/community/tutorials/building-go-applications-for-different-operating-systems-and-architectures</text:p>
          </table:table-cell>
          <table:table-cell table:number-columns-repeated="16382"/>
        </table:table-row>
        <table:table-row table:style-name="ro26">
          <table:table-cell office:value-type="string" table:style-name="ce7">
            <text:p>import (</text:p>
            <text:p><text:span text:style-name="T9">"fmt"</text:span><text:span text:style-name="T9"/></text:p>
            <text:p><text:span text:style-name="T9">"os"</text:span><text:span text:style-name="T9"/></text:p>
            <text:p><text:span text:style-name="T9">"strings"</text:span><text:span text:style-name="T9"/></text:p>
            <text:p/>
            <text:p><text:span text:style-name="T9">"github.com/gothanks/match/glob"</text:span><text:span text:style-name="T9"/></text:p>
            <text:p>)</text:p>
          </table:table-cell>
          <table:table-cell office:value-type="string" table:style-name="ce7">
            <text:p>Если функция, тип, переменная, константа или поле структуры называется со строчной буквы (match) — она видна только в пределах родного пакета (не экспортирована в терминах Go).</text:p>
            <text:p/>
            <text:p><text:span text:style-name="T5">Если называется с прописной буквы (Match) — видна и в других пакетах (экспортирована).</text:span><text:span text:style-name="T5"/></text:p>
            <text:p/>
            <text:p>Так надо экспортировать пакет. Ф-я Match внутри пакета glob</text:p>
          </table:table-cell>
          <table:table-cell table:number-columns-repeated="16382"/>
        </table:table-row>
        <table:table-row table:style-name="ro12">
          <table:table-cell office:value-type="string" table:style-name="ce7">
            <text:p><text:span text:style-name="T25">// Пакет numbers ###################################</text:span><text:span text:style-name="T25"/></text:p>
            <text:p><text:span text:style-name="T10">package</text:span><text:s/>numbers</text:p>
            <text:p/>
            <text:p><text:span text:style-name="T10">import</text:span><text:s/>(</text:p>
            <text:p><text:span text:style-name="T9">"github.com/gothanks/more/</text:span><text:span text:style-name="T26">text</text:span><text:span text:style-name="T9">"</text:span><text:span text:style-name="T9"/></text:p>
            <text:p>)</text:p>
            <text:p><text:span text:style-name="T25">// Пакет text<text:s/></text:span><text:span text:style-name="T24">###################################</text:span><text:span text:style-name="T24"/></text:p>
            <text:p><text:span text:style-name="T10">package</text:span><text:s/>text</text:p>
            <text:p/>
            <text:p><text:span text:style-name="T10">import</text:span><text:s/>(</text:p>
            <text:p><text:span text:style-name="T9">"github.com/gothanks/more/</text:span><text:span text:style-name="T26">numbers</text:span><text:span text:style-name="T9">"</text:span><text:span text:style-name="T9"/></text:p>
            <text:p>)</text:p>
          </table:table-cell>
          <table:table-cell office:value-type="string" table:style-name="ce7">
            <text:p>Циклические зависимости пакетов</text:p>
            <text:p>друг на друга - запрещены !!!</text:p>
            <text:p/>
            <text:p>Код не скомпилируется!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7">
            <text:p>go<text:s/><text:span text:style-name="T23">list -m all</text:span></text:p>
          </table:table-cell>
          <table:table-cell office:value-type="string" table:style-name="ce7">
            <text:p>Показать основной модуль и его зависимости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o<text:s/><text:span text:style-name="T23">list -m -versions</text:span><text:s/>github.com/sahilm/fuzzy</text:p>
          </table:table-cell>
          <table:table-cell office:value-type="string" table:style-name="ce7">
            <text:p>Посмотреть все версии конкретного модуля</text:p>
          </table:table-cell>
          <table:table-cell table:number-columns-repeated="16382"/>
        </table:table-row>
        <table:table-row table:style-name="ro11">
          <table:table-cell office:value-type="string" table:style-name="ce7">
            <text:p>go<text:s/><text:span text:style-name="T23">get -u=patch</text:span><text:s/>github.com/sahilm/fuzzy</text:p>
          </table:table-cell>
          <table:table-cell office:value-type="string" table:style-name="ce7">
            <text:p>Обновить конкретный модуль на последнюю patch-версию в пределах действующей minor-версии (например, 1.1.0 → 1.1.5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go<text:s/><text:span text:style-name="T23">get -u</text:span><text:s/>github.com/sahilm/fuzzy</text:p>
          </table:table-cell>
          <table:table-cell office:value-type="string" table:style-name="ce7">
            <text:p>Обновить конкретный модуль на последнюю minor-версию в пределах действующей major-версии (1.1.0 → 1.2.1)</text:p>
          </table:table-cell>
          <table:table-cell table:number-columns-repeated="16382"/>
        </table:table-row>
        <table:table-row table:style-name="ro12">
          <table:table-cell table:style-name="ce7"/>
          <table:table-cell office:value-type="string" table:style-name="ce7">
            <text:p>Go предполагает, что авторы модулей следуют правилам семантического версионирования, при котором minor- и patch-версии остаются обратно совместимыми — поэтому go<text:s/><text:span text:style-name="T23">get -u</text:span><text:s/>обновляет на последнюю выпущенную версию.</text:p>
            <text:p/>
            <text:p>Если меняется major-версия (например, 1.2.1 → 2.0.0), у модуля меняется идентификатор (github.com/sahilm/fuzzy → github.com/sahilm/fuzzy/v2). go<text:s/><text:span text:style-name="T23">get -u</text:span><text:s/>автоматически на такую версию НЕ обновит. Это сделано специально, потому что новая major-версия может быть несовместима с предыдущей.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7">
            <text:p>go mod tidy</text:p>
          </table:table-cell>
          <table:table-cell office:value-type="string" table:style-name="ce7">
            <text:p>Удалить неактуальные зависимости из go.mod</text:p>
          </table:table-cell>
          <table:table-cell table:number-columns-repeated="16382"/>
        </table:table-row>
        <table:table-row table:number-rows-repeated="9" table:style-name="ro20">
          <table:table-cell table:number-columns-repeated="16384"/>
        </table:table-row>
        <table:table-row table:number-rows-repeated="3" table:style-name="ro1">
          <table:table-cell table:number-columns-repeated="2" table:style-name="ce6"/>
          <table:table-cell table:number-columns-repeated="16382" table:style-name="ce1"/>
        </table:table-row>
        <table:table-row table:number-rows-repeated="1048534" table:style-name="ro20">
          <table:table-cell table:number-columns-repeated="16384"/>
        </table:table-row>
      </table:table>
      <table:table table:name="const,_var,_FUNC" table:style-name="ta1">
        <table:table-column table:style-name="co7" table:default-cell-style-name="ce3"/>
        <table:table-column table:style-name="co8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14">
            <text:p>constants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7">
            <text:p><text:span text:style-name="T10">const</text:span><text:s/>s<text:s/><text:span text:style-name="T27">string</text:span><text:s/>=<text:s/><text:span text:style-name="T9">"constant"</text:span></text:p>
          </table:table-cell>
          <table:table-cell office:value-type="string" table:style-name="ce7">
            <text:p>Объявляем константу c указанием типа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0">
          <table:table-cell office:value-type="string" table:style-name="ce7">
            <text:p>const (z = iotaxy)const (a = iotab = iotac = iota)</text:p>
          </table:table-cell>
          <table:table-cell office:value-type="string" table:style-name="ce7">
            <text:p>iota — инкрементор,начинающий с нуля и действующий в пределах одного объявления const = (…). Значения переменных z, x, y:</text:p>
            <text:p>0</text:p>
            <text:p>1</text:p>
            <text:p>2</text:p>
            <text:p/>
            <text:p>Записи с iota толкьо в первой переменной или во всех — равносильны</text:p>
          </table:table-cell>
          <table:table-cell table:number-columns-repeated="16382"/>
        </table:table-row>
        <table:table-row table:style-name="ro10">
          <table:table-cell office:value-type="string" table:style-name="ce15">
            <text:p>(a = iotab//commentc)const (z = iotaxy)</text:p>
          </table:table-cell>
          <table:table-cell office:value-type="string" table:style-name="ce7">
            <text:p>При начале нового объявления const iota сбрасывается</text:p>
            <text:p/>
            <text:p>0</text:p>
            <text:p>1</text:p>
            <text:p>2</text:p>
            <text:p>0</text:p>
            <text:p>1</text:p>
            <text:p>2</text:p>
          </table:table-cell>
          <table:table-cell table:number-columns-repeated="16382"/>
        </table:table-row>
        <table:table-row table:style-name="ro16">
          <table:table-cell office:value-type="string" table:style-name="ce7">
            <text:p>const (a = iota_bc)</text:p>
          </table:table-cell>
          <table:table-cell office:value-type="string" table:style-name="ce7">
            <text:p>нижнее подчёркивание скушает один цикл инкрементора.</text:p>
            <text:p>Значения a, b, c:</text:p>
            <text:p>0</text:p>
            <text:p>2</text:p>
            <text:p>3</text:p>
          </table:table-cell>
          <table:table-cell table:number-columns-repeated="16382"/>
        </table:table-row>
        <table:table-row table:style-name="ro13">
          <table:table-cell office:value-type="string" table:style-name="ce7">
            <text:p>const (a = iotab = iota + 4c = iota * 4)</text:p>
          </table:table-cell>
          <table:table-cell office:value-type="string" table:style-name="ce7">
            <text:p>С iota можно строить выражения</text:p>
            <text:p>0</text:p>
            <text:p>5</text:p>
            <text:p>8</text:p>
          </table:table-cell>
          <table:table-cell table:number-columns-repeated="16382"/>
        </table:table-row>
        <table:table-row table:style-name="ro13">
          <table:table-cell office:value-type="string" table:style-name="ce7">
            <text:p>const (a = iota + 10bc)</text:p>
          </table:table-cell>
          <table:table-cell office:value-type="string" table:style-name="ce7">
            <text:p>Но выражение в первой строке задаст начало инкрементации</text:p>
            <text:p>10</text:p>
            <text:p>11</text:p>
            <text:p>12</text:p>
          </table:table-cell>
          <table:table-cell table:number-columns-repeated="16382"/>
        </table:table-row>
        <table:table-row table:style-name="ro9">
          <table:table-cell office:value-type="string" table:style-name="ce7">
            <text:p>type Size uint8const (small Size = iotamediumlargeextraLarge)</text:p>
          </table:table-cell>
          <table:table-cell office:value-type="string" table:style-name="ce7">
            <text:p>если в первой строке указать тип, то дальше он тоже применится.</text:p>
            <text:p/>
            <text:p>Тут все прееменные стали типа Size:</text:p>
            <text:p>0</text:p>
            <text:p>1</text:p>
            <text:p>2</text:p>
            <text:p>3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14">
            <text:p>variables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5">
            <text:p><text:span text:style-name="T2">var</text:span><text:s/>nowhere *int</text:p>
          </table:table-cell>
          <table:table-cell office:value-type="string" table:style-name="ce5">
            <text:p>Объявляем переменную-указатель на nil, пустоту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<text:span text:style-name="T29">var</text:span><text:span text:style-name="T7"><text:s/>a<text:s/></text:span><text:span text:style-name="T11">int = 100</text:span></text:p>
          </table:table-cell>
          <table:table-cell office:value-type="string" table:style-name="ce7">
            <text:p>Объявляем переменную интовую со значением 100</text:p>
          </table:table-cell>
          <table:table-cell table:number-columns-repeated="16382"/>
        </table:table-row>
        <table:table-row table:style-name="ro27">
          <table:table-cell office:value-type="string" table:style-name="ce12">
            <text:p>:=</text:p>
          </table:table-cell>
          <table:table-cell office:value-type="string" table:style-name="ce12">
            <text:p>Символ короткого объявления новой переменной внури функций</text:p>
          </table:table-cell>
          <table:table-cell table:number-columns-repeated="16382"/>
        </table:table-row>
        <table:table-row table:style-name="ro10">
          <table:table-cell office:value-type="string" table:style-name="ce7">
            <text:p>a:= 100</text:p>
            <text:p/>
            <text:p/>
            <text:p/>
            <text:p/>
            <text:p/>
            <text:p><text:span text:style-name="T7">a:= 100</text:span><text:span text:style-name="T7"/></text:p>
            <text:p><text:span text:style-name="T7">a:= 100<text:s/></text:span><text:span text:style-name="T30">// error</text:span></text:p>
          </table:table-cell>
          <table:table-cell office:value-type="string" table:style-name="ce7">
            <text:p><text:span text:style-name="T7">То же самое, что<text:s/></text:span><text:span text:style-name="T29">var</text:span><text:span text:style-name="T7"><text:s/>a<text:s/></text:span><text:span text:style-name="T11">int = 100</text:span>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6382"/>
        </table:table-row>
        <table:table-row table:style-name="ro28">
          <table:table-cell office:value-type="string" table:style-name="ce7">
            <text:p>a, b := 42, 314</text:p>
            <text:p>c, d := 22, 7</text:p>
            <text:p/>
            <text:p>foo, bar := someFunc()</text:p>
            <text:p>foo, jazz := someFunc()<text:s/><text:span text:style-name="T3">// &lt;-- jazz is new</text:span><text:span text:style-name="T3"/></text:p>
            <text:p>baz, foo := someFunc()<text:s/><text:span text:style-name="T3">// &lt;-- baz is new</text:span><text:span text:style-name="T3"/></text:p>
            <text:p/>
            <text:p><text:span text:style-name="T2">var</text:span><text:s/>foo<text:s/><text:span text:style-name="T6">int</text:span><text:s/>= 34</text:p>
            <text:p><text:span text:style-name="T2">func</text:span><text:s/>some() {</text:p>
            <text:p><text:span text:style-name="T3">// because foo here is scoped to some func</text:span><text:span text:style-name="T3"/></text:p>
            <text:p>foo := 42<text:s/><text:span text:style-name="T3">// &lt;-- legal</text:span><text:span text:style-name="T3"/></text:p>
            <text:p>foo = 314<text:s/><text:span text:style-name="T3">// &lt;-- legal</text:span><text:span text:style-name="T3"/></text:p>
            <text:p>}</text:p>
          </table:table-cell>
          <table:table-cell office:value-type="string" table:style-name="ce7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2">
          <table:table-cell office:value-type="string" table:style-name="ce7">
            <text:p><text:span text:style-name="T31">var<text:s/></text:span><text:span text:style-name="T32">a =<text:s/></text:span><text:span text:style-name="T33">3</text:span></text:p>
          </table:table-cell>
          <table:table-cell office:value-type="string" table:style-name="ce7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14">
            <text:p>Functions</text:p>
          </table:table-cell>
          <table:table-cell table:style-name="ce14"/>
          <table:table-cell table:number-columns-repeated="16382"/>
        </table:table-row>
        <table:table-row table:style-name="ro29">
          <table:table-cell office:value-type="string" table:style-name="ce5">
            <text:p><text:span text:style-name="T20">func</text:span><text:span text:style-name="T7"><text:s/>(c circleStruct) nameOfFunc(argument<text:s/></text:span><text:span text:style-name="T11">int</text:span><text:span text:style-name="T7">) (</text:span><text:span text:style-name="T11">float64, error)</text:span><text:span text:style-name="T7"><text:s/>{</text:span><text:span text:style-name="T7"/></text:p>
            <text:p><text:span text:style-name="T20">return</text:span><text:span text:style-name="T7"><text:s/>1</text:span><text:span text:style-name="T7"/></text:p>
            <text:p><text:span text:style-name="T7">}</text:span></text:p>
          </table:table-cell>
          <table:table-cell office:value-type="string" table:style-name="ce5">
            <text:p><text:span text:style-name="T8">как пишется функция:</text:span><text:span text:style-name="T8"/></text:p>
            <text:p><text:span text:style-name="T20">func</text:span><text:span text:style-name="T7"/></text:p>
            <text:p><text:span text:style-name="T7">(СТРУКТУРА, к которой привязан метод, если привязан)</text:span><text:span text:style-name="T7"/></text:p>
            <text:p><text:span text:style-name="T7">ИМЯ ФУНКЦИИ</text:span><text:span text:style-name="T7"/></text:p>
            <text:p><text:span text:style-name="T7">(АРГУМЕНТЫ С ТИПАМИ)</text:span><text:span text:style-name="T7"/></text:p>
            <text:p><text:span text:style-name="T7">ТИП ВОЗВРАЩАЕМОГО РЕЗУЛЬТАТА, если несколько — то в скобках через запятую</text:span></text:p>
          </table:table-cell>
          <table:table-cell table:number-columns-repeated="16382"/>
        </table:table-row>
        <table:table-row table:style-name="ro11">
          <table:table-cell office:value-type="string" table:style-name="ce7">
            <text:p><text:span text:style-name="T2">func</text:span><text:s/>plus(a<text:s/><text:span text:style-name="T6">int</text:span>, b<text:s/><text:span text:style-name="T6">int</text:span>)<text:s/><text:span text:style-name="T6">int</text:span><text:s/>{</text:p>
            <text:p><text:span text:style-name="T2">return</text:span><text:s/>a + b</text:p>
            <text:p>}</text:p>
          </table:table-cell>
          <table:table-cell office:value-type="string" table:style-name="ce7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6382"/>
        </table:table-row>
        <table:table-row table:style-name="ro11">
          <table:table-cell office:value-type="string" table:style-name="ce7">
            <text:p><text:span text:style-name="T2">func</text:span><text:s/>plusPlus(a, b, c<text:s/><text:span text:style-name="T6">int</text:span>)<text:s/><text:span text:style-name="T6">int</text:span><text:s/>{</text:p>
            <text:p><text:span text:style-name="T2">return</text:span><text:s/>a + b + c</text:p>
            <text:p>}</text:p>
          </table:table-cell>
          <table:table-cell office:value-type="string" table:style-name="ce7">
            <text:p>Ф-я сложения трёх прееменных, все интовые,</text:p>
            <text:p>Тип указываем один раз для всех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1">
          <table:table-cell office:value-type="string" table:style-name="ce7">
            <text:p><text:span text:style-name="T2">func</text:span><text:s/>vals() (<text:span text:style-name="T6">int, int</text:span>) {</text:p>
            <text:p><text:span text:style-name="T2">return</text:span><text:s/>3, 7</text:p>
            <text:p>}</text:p>
          </table:table-cell>
          <table:table-cell office:value-type="string" table:style-name="ce7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6382"/>
        </table:table-row>
        <table:table-row table:style-name="ro13">
          <table:table-cell office:value-type="string" table:style-name="ce7">
            <text:p>i, err := strconv.Atoi(s)</text:p>
            <text:p><text:span text:style-name="T2">if</text:span><text:s/>err != nil {</text:p>
            <text:p>panic(<text:span text:style-name="T9">"Not a number"</text:span>)</text:p>
            <text:p>}</text:p>
          </table:table-cell>
          <table:table-cell office:value-type="string" table:style-name="ce7">
            <text:p><text:span text:style-name="T5">Функция может возвращать значение и ошибку</text:span>, если та появилась.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23">
          <table:table-cell office:value-type="string" table:style-name="ce7">
            <text:p><text:span text:style-name="T2">func</text:span><text:s/>sum(nums<text:span text:style-name="T5"><text:s/>...</text:span><text:span text:style-name="T34">int</text:span>) {</text:p>
            <text:p>fmt.<text:span text:style-name="T6">Print</text:span>(nums,<text:s/><text:span text:style-name="T9">" "</text:span>)</text:p>
            <text:p>total := 0</text:p>
            <text:p><text:span text:style-name="T2">for</text:span><text:s/>_, num :=<text:s/><text:span text:style-name="T2">range</text:span><text:s/>nums {</text:p>
            <text:p>total += num</text:p>
            <text:p>}</text:p>
            <text:p>fmt.<text:span text:style-name="T6">Println</text:span>(total)</text:p>
            <text:p>}</text:p>
          </table:table-cell>
          <table:table-cell office:value-type="string" table:style-name="ce7">
            <text:p><text:span text:style-name="T5">Троеточие. (как *args в питоне или ...args в js)</text:span><text:span text:style-name="T5"/></text:p>
            <text:p>Функция,<text:s/><text:span text:style-name="T5">принимающая любое кол-во переменных одного типа,<text:s/></text:span>в данном случае int.</text:p>
            <text:p>через троеточие.</text:p>
            <text:p/>
            <text:p>аналог *args в питоне</text:p>
          </table:table-cell>
          <table:table-cell table:number-columns-repeated="16382"/>
        </table:table-row>
        <table:table-row table:style-name="ro11">
          <table:table-cell office:value-type="string" table:style-name="ce7">
            <text:p><text:span text:style-name="T2">func</text:span>(msg<text:s/><text:span text:style-name="T6">string</text:span>) {</text:p>
            <text:p>fmt.<text:span text:style-name="T6">Println</text:span>(msg)</text:p>
            <text:p>}(<text:span text:style-name="T18">"going"</text:span>)</text:p>
          </table:table-cell>
          <table:table-cell office:value-type="string" table:style-name="ce7">
            <text:p><text:span text:style-name="T5">Анонимная функция (лямбда)<text:s/></text:span>с мгновенным её вызовом — скобки с аргументом сразу после описания</text:p>
          </table:table-cell>
          <table:table-cell table:number-columns-repeated="16382"/>
        </table:table-row>
        <table:table-row table:style-name="ro18">
          <table:table-cell office:value-type="string" table:style-name="ce7">
            <text:p>array := []int{1, 2, 4, 8, 16, 32, 64, 128}</text:p>
            <text:p>x := 53</text:p>
            <text:p/>
            <text:p/>
            <text:p><text:span text:style-name="T7">closest := sort.Search(</text:span><text:span text:style-name="T29">len</text:span><text:span text:style-name="T7">(array),<text:s/></text:span><text:span text:style-name="T29">func</text:span><text:span text:style-name="T7">(i int)<text:s/></text:span><text:span text:style-name="T29">bool</text:span><text:span text:style-name="T7"><text:s/>{<text:s/></text:span><text:span text:style-name="T29">return</text:span><text:span text:style-name="T7"><text:s/>array</text:span>[i] &gt;= x })</text:p>
            <text:p><text:span text:style-name="T7">fmt.</text:span><text:span text:style-name="T11">Println</text:span><text:span text:style-name="T7">(array</text:span>[closest],<text:s/><text:span text:style-name="T13">"is the closest to"</text:span>, x)</text:p>
          </table:table-cell>
          <table:table-cell office:value-type="string" table:style-name="ce7">
            <text:p>sort.Search() находит наименьший индекс i из диапазона [0, n), для которого функция-предикат f(i) вернет true. В качестве предиката удобно использовать анонимную функцию</text:p>
            <text:p/>
            <text:p><text:span text:style-name="T7">// ближайший сверху к `x` элемент среза `a`</text:span><text:span text:style-name="T7"/></text:p>
            <text:p><text:span text:style-name="T7">// 64 is the closest to 53</text:span>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2">
          <table:table-cell office:value-type="string" table:style-name="ce8">
            <text:p><text:span text:style-name="T7">Closure — Замыкание. П</text:span>еременная, содержащая функцию</text:p>
          </table:table-cell>
          <table:table-cell office:value-type="string" table:style-name="ce8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6382"/>
        </table:table-row>
        <table:table-row table:style-name="ro30">
          <table:table-cell office:value-type="string" table:style-name="ce7">
            <text:p><text:span text:style-name="T2">func</text:span><text:s/>intSeq()<text:s/><text:span text:style-name="T2">func</text:span>()<text:s/><text:span text:style-name="T6">int</text:span><text:s/>{</text:p>
            <text:p>i := 0</text:p>
            <text:p><text:span text:style-name="T2">return</text:span><text:s/><text:span text:style-name="T2">func</text:span>()<text:s/><text:span text:style-name="T6">int</text:span><text:s/>{</text:p>
            <text:p>i++</text:p>
            <text:p><text:span text:style-name="T2">return</text:span><text:s/>i</text:p>
            <text:p>}</text:p>
            <text:p>}</text:p>
          </table:table-cell>
          <table:table-cell office:value-type="string" table:style-name="ce7">
            <text:p>Возвращает ф-ю, инкременирующую внутреннюю переменную i</text:p>
            <text:p/>
            <text:p>Эта функция ссылается на i, не даёт ей исчезнуть в сборщике мусора, поэтому как бы хранит состояние i,</text:p>
            <text:p>поэтому это по сути генератор.</text:p>
            <text:p/>
            <text:p>Каждый новый экземпляр генератора (анонимной ф-и), созданный верхней функцией, имеет свою собственную переменную i, не влияет на другие экземпляры.</text:p>
          </table:table-cell>
          <table:table-cell table:number-columns-repeated="16382"/>
        </table:table-row>
        <table:table-row table:style-name="ro31">
          <table:table-cell office:value-type="string" table:style-name="ce7">
            <text:p><text:span text:style-name="T7">nextInt := intSeq()</text:span><text:span text:style-name="T7"/></text:p>
            <text:p>fmt.<text:span text:style-name="T6">Println</text:span>(nextInt())</text:p>
            <text:p>fmt.<text:span text:style-name="T6">Println</text:span>(nextInt())</text:p>
            <text:p>fmt.<text:span text:style-name="T6">Println</text:span>(nextInt())</text:p>
            <text:p/>
            <text:p>newInts := intSeq()</text:p>
            <text:p>fmt.<text:span text:style-name="T6">Println</text:span>(newInts()</text:p>
          </table:table-cell>
          <table:table-cell office:value-type="string" table:style-name="ce7">
            <text:p>При каж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8">
            <text:p>Рекурсия</text:p>
          </table:table-cell>
          <table:table-cell table:style-name="ce8"/>
          <table:table-cell table:number-columns-repeated="16382"/>
        </table:table-row>
        <table:table-row table:style-name="ro10">
          <table:table-cell office:value-type="string" table:style-name="ce7">
            <text:p><text:span text:style-name="T2">func</text:span><text:s/>fact(n int) int {</text:p>
            <text:p><text:span text:style-name="T2">if</text:span><text:s/>n == 0 {</text:p>
            <text:p><text:span text:style-name="T2">return</text:span><text:s/>1</text:p>
            <text:p>}</text:p>
            <text:p><text:span text:style-name="T2">return</text:span><text:s/>n * fact(n-1)</text:p>
            <text:p>}</text:p>
            <text:p/>
            <text:p>fmt.<text:span text:style-name="T6">Println</text:span>(fact(7))</text:p>
          </table:table-cell>
          <table:table-cell office:value-type="string" table:style-name="ce7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6382"/>
        </table:table-row>
        <table:table-row table:style-name="ro17">
          <table:table-cell office:value-type="string" table:style-name="ce7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office:value-type="string" table:style-name="ce7">
            <text:p>closure тоже может в рекурсию, но её надо сначала объявить как<text:s/><text:span text:style-name="T2">var</text:span><text:span text:style-name="T2"/></text:p>
            <text:p/>
            <text:p/>
            <text:p/>
            <text:p/>
            <text:p/>
            <text:p/>
            <text:p/>
            <text:p/>
            <text:p>Фиббоначи от 7 выдаст 13</text:p>
          </table:table-cell>
          <table:table-cell table:number-columns-repeated="16382"/>
        </table:table-row>
        <table:table-row table:number-rows-repeated="8" table:style-name="ro1">
          <table:table-cell table:number-columns-repeated="2" table:style-name="ce7"/>
          <table:table-cell table:number-columns-repeated="16382"/>
        </table:table-row>
        <table:table-row table:number-rows-repeated="1048529" table:style-name="ro20">
          <table:table-cell table:number-columns-repeated="16384"/>
        </table:table-row>
      </table:table>
      <table:table table:name="time" table:style-name="ta1">
        <table:table-column table:style-name="co9" table:number-columns-repeated="2" table:default-cell-style-name="ce1"/>
        <table:table-column table:style-name="co4" table:number-columns-repeated="16382" table:default-cell-style-name="ce1"/>
        <table:table-row table:style-name="ro1">
          <table:table-cell table:number-columns-repeated="2" table:style-name="ce8"/>
          <table:table-cell table:number-columns-repeated="16382"/>
        </table:table-row>
        <table:table-row table:style-name="ro13">
          <table:table-cell office:value-type="string" table:style-name="ce7">
            <text:p>p := fmt.Println</text:p>
            <text:p>now := time.Now()</text:p>
            <text:p>p(now)</text:p>
            <text:p/>
          </table:table-cell>
          <table:table-cell table:style-name="ce7"/>
          <table:table-cell table:number-columns-repeated="16382"/>
        </table:table-row>
        <table:table-row table:style-name="ro32">
          <table:table-cell office:value-type="string" table:style-name="ce7">
            <text:p/>
            <text:p/>
            <text:p><text:span text:style-name="T7">then := time.Date(</text:span><text:span text:style-name="T7"/></text:p>
            <text:p><text:span text:style-name="T7">2009, 11, 17, 20, 34, 58, 651387237, time.UTC)</text:span><text:span text:style-name="T7"/></text:p>
            <text:p><text:span text:style-name="T7">p(then)</text:span><text:span text:style-name="T7"/></text:p>
            <text:p/>
            <text:p><text:span text:style-name="T7">p(then.Year())</text:span><text:span text:style-name="T7"/></text:p>
            <text:p><text:span text:style-name="T7">p(then.Month())</text:span><text:span text:style-name="T7"/></text:p>
            <text:p><text:span text:style-name="T7">p(then.Day())</text:span><text:span text:style-name="T7"/></text:p>
            <text:p><text:span text:style-name="T7">p(then.Hour())</text:span><text:span text:style-name="T7"/></text:p>
            <text:p><text:span text:style-name="T7">p(then.Minute())</text:span><text:span text:style-name="T7"/></text:p>
            <text:p><text:span text:style-name="T7">p(then.Second())</text:span><text:span text:style-name="T7"/></text:p>
            <text:p><text:span text:style-name="T7">p(then.Nanosecond())</text:span><text:span text:style-name="T7"/></text:p>
            <text:p><text:span text:style-name="T7">p(then.Location())</text:span><text:span text:style-name="T7"/></text:p>
            <text:p/>
            <text:p/>
          </table:table-cell>
          <table:table-cell table:style-name="ce7"/>
          <table:table-cell table:number-columns-repeated="16382"/>
        </table:table-row>
        <table:table-row table:style-name="ro33">
          <table:table-cell office:value-type="string" table:style-name="ce7">
            <text:p><text:span text:style-name="T7">p(then.Weekday())</text:span><text:span text:style-name="T7"/></text:p>
            <text:p/>
            <text:p><text:span text:style-name="T7">p(then.Before(now))</text:span><text:span text:style-name="T7"/></text:p>
            <text:p><text:span text:style-name="T7">p(then.After(now))</text:span><text:span text:style-name="T7"/></text:p>
            <text:p><text:span text:style-name="T7">p(then.Equal(now))</text:span><text:span text:style-name="T7"/></text:p>
            <text:p/>
            <text:p><text:span text:style-name="T7">diff := now.Sub(then)</text:span><text:span text:style-name="T7"/></text:p>
            <text:p><text:span text:style-name="T7">p(diff)</text:span><text:span text:style-name="T7"/></text:p>
            <text:p/>
          </table:table-cell>
          <table:table-cell table:style-name="ce7"/>
          <table:table-cell table:number-columns-repeated="16382"/>
        </table:table-row>
        <table:table-row table:style-name="ro34">
          <table:table-cell office:value-type="string" table:style-name="ce7">
            <text:p><text:span text:style-name="T7">p(diff.Hours())</text:span><text:span text:style-name="T7"/></text:p>
            <text:p><text:span text:style-name="T7">p(diff.Minutes())</text:span><text:span text:style-name="T7"/></text:p>
            <text:p><text:span text:style-name="T7">p(diff.Seconds())</text:span><text:span text:style-name="T7"/></text:p>
            <text:p><text:span text:style-name="T7">p(diff.Nanoseconds())</text:span><text:span text:style-name="T7"/></text:p>
            <text:p/>
            <text:p/>
            <text:p><text:span text:style-name="T7">p(then.Add(diff))</text:span><text:span text:style-name="T7"/></text:p>
            <text:p><text:span text:style-name="T7">p(then.Add(-diff))</text:span></text:p>
          </table:table-cell>
          <table:table-cell table:style-name="ce7"/>
          <table:table-cell table:number-columns-repeated="16382"/>
        </table:table-row>
        <table:table-row table:style-name="ro1">
          <table:table-cell table:style-name="ce5"/>
          <table:table-cell table:style-name="ce7"/>
          <table:table-cell table:number-columns-repeated="16382"/>
        </table:table-row>
        <table:table-row table:style-name="ro1">
          <table:table-cell office:value-type="string" table:style-name="ce17">
            <text:p>time.Sleep(time.Second * 3)</text:p>
          </table:table-cell>
          <table:table-cell office:value-type="string" table:style-name="ce17">
            <text:p>Подождать 3 секунды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time.Millisecond</text:p>
          </table:table-cell>
          <table:table-cell office:value-type="string" table:style-name="ce17">
            <text:p>Милисекунда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2">
          <table:table-cell office:value-type="string" table:style-name="ce7">
            <text:p>d, _ := time.ParseDuration(s)</text:p>
          </table:table-cell>
          <table:table-cell office:value-type="string" table:style-name="ce7">
            <text:p>спарсить строку в формат времени. Принимаются строки типа</text:p>
            <text:p><text:span text:style-name="T13">"1h30m", "300s", "10m"</text:span>…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8">
            <text:p>Epoch</text:p>
          </table:table-cell>
          <table:table-cell table:style-name="ce8"/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2">
          <table:table-cell office:value-type="string" table:style-name="ce7">
            <text:p>now := time.Now()</text:p>
            <text:p>secs := now.Unix()</text:p>
            <text:p>nanos := now.UnixNano()</text:p>
            <text:p>fmt.Println(now)</text:p>
            <text:p/>
            <text:p>millis := nanos / 1000000</text:p>
            <text:p>fmt.Println(secs)</text:p>
            <text:p>fmt.Println(millis)</text:p>
            <text:p>fmt.Println(nanos)</text:p>
            <text:p/>
            <text:p>fmt.Println(time.Unix(secs, 0))</text:p>
            <text:p>fmt.Println(time.Unix(0, nanos))</text:p>
          </table:table-cell>
          <table:table-cell table:style-name="ce7"/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8">
            <text:p>Time Formatting / Parsing</text:p>
          </table:table-cell>
          <table:table-cell table:style-name="ce8"/>
          <table:table-cell table:number-columns-repeated="16382"/>
        </table:table-row>
        <table:table-row table:number-rows-repeated="5" table:style-name="ro1">
          <table:table-cell table:number-columns-repeated="2" table:style-name="ce7"/>
          <table:table-cell table:number-columns-repeated="16382"/>
        </table:table-row>
        <table:table-row table:number-rows-repeated="28" table:style-name="ro1">
          <table:table-cell table:number-columns-repeated="2" table:style-name="ce6"/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Arrays,_SLices,_Maps" table:style-name="ta1">
        <table:table-column table:style-name="co10" table:number-columns-repeated="2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8">
            <text:p>Массивы с ФИКСИРОВАННОЙ ДЛИНОЙ</text:p>
          </table:table-cell>
          <table:table-cell table:style-name="ce8"/>
          <table:table-cell table:number-columns-repeated="16382"/>
        </table:table-row>
        <table:table-row table:style-name="ro22">
          <table:table-cell office:value-type="string" table:style-name="ce12">
            <text:p><text:span text:style-name="T10">var</text:span><text:s/>a [5]<text:span text:style-name="T6">int</text:span></text:p>
          </table:table-cell>
          <table:table-cell office:value-type="string" table:style-name="ce12">
            <text:p>Инициализация массива интов длиной 5 штук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A[4] = 100</text:p>
          </table:table-cell>
          <table:table-cell office:value-type="string" table:style-name="ce7">
            <text:p>измененить значение члена массива по индексу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<text:span text:style-name="T10">len</text:span>(a)</text:p>
          </table:table-cell>
          <table:table-cell office:value-type="string" table:style-name="ce7">
            <text:p>Получить длину массива</text:p>
          </table:table-cell>
          <table:table-cell table:number-columns-repeated="16382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5">
            <text:p>b := [5]<text:span text:style-name="T6">int</text:span>{1, 2, 3, 4, 5}</text:p>
          </table:table-cell>
          <table:table-cell office:value-type="string" table:style-name="ce7">
            <text:p>Объявляем массив и сразу наполняем значениями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8">
            <text:p>Slices</text:p>
          </table:table-cell>
          <table:table-cell office:value-type="string" table:style-name="ce8">
            <text:p>Срезы изменяемой длины</text:p>
          </table:table-cell>
          <table:table-cell table:number-columns-repeated="16382"/>
        </table:table-row>
        <table:table-row table:style-name="ro22">
          <table:table-cell office:value-type="string" table:style-name="ce12">
            <text:p><text:span text:style-name="T10">var</text:span><text:s/>scores []<text:span text:style-name="T6">float64</text:span></text:p>
          </table:table-cell>
          <table:table-cell office:value-type="string" table:style-name="ce12">
            <text:p>Создаём срез нулевой длины</text:p>
          </table:table-cell>
          <table:table-cell table:number-columns-repeated="16382"/>
        </table:table-row>
        <table:table-row table:style-name="ro7">
          <table:table-cell office:value-type="string" table:style-name="ce7">
            <text:p>scores =<text:s/><text:span text:style-name="T47">append</text:span>(scores, 1.1)</text:p>
          </table:table-cell>
          <table:table-cell office:value-type="string" table:style-name="ce7">
            <text:p><text:span text:style-name="T47">Добавляем к нему элемент<text:s/></text:span>(срез пересоздаётся, увеличивается его длина)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3">
            <text:p>some_numbers := numbers[1:3]</text:p>
          </table:table-cell>
          <table:table-cell office:value-type="string" table:style-name="ce3">
            <text:p>Создаём срез из массива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2">
          <table:table-cell office:value-type="string" table:style-name="ce7">
            <text:p>s :=<text:s/><text:span text:style-name="T19">make</text:span>([]<text:span text:style-name="T6">string</text:span>, 3)</text:p>
          </table:table-cell>
          <table:table-cell office:value-type="string" table:style-name="ce7">
            <text:p>Создаём срез НЕнулевой длины (в данном случае длны 3) через оператор<text:s/><text:span text:style-name="T10">make</text:span>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<text:span text:style-name="T7">finish :=<text:s/></text:span><text:span text:style-name="T44">make</text:span><text:span text:style-name="T7">([]string, len(start</text:span>))</text:p>
            <text:p><text:span text:style-name="T20">copy</text:span><text:span text:style-name="T7">(finish, start</text:span>)</text:p>
          </table:table-cell>
          <table:table-cell office:value-type="string" table:style-name="ce7">
            <text:p>Создаём срез той же длины, что срез start,</text:p>
            <text:p>Копируем значения из start в finish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2">
          <table:table-cell office:value-type="string" table:style-name="ce7">
            <text:p>t := []<text:span text:style-name="T6">string</text:span>{<text:span text:style-name="T9">"g", "h", "i"</text:span>}</text:p>
          </table:table-cell>
          <table:table-cell office:value-type="string" table:style-name="ce7">
            <text:p>Создаём срез и сразу указываем его значения (НЕ УКАЗЫВАЕМ ДЛИНУ)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30">
          <table:table-cell office:value-type="string" table:style-name="ce7">
            <text:p>twoD :=<text:s/><text:span text:style-name="T19">make</text:span>( [ ][ ]<text:span text:style-name="T6">int</text:span>, 3)</text:p>
            <text:p><text:span text:style-name="T2">for</text:span><text:s/>i := 0; i &lt; 3; i++ {</text:p>
            <text:p>innerLen := i + 1</text:p>
            <text:p>twoD[i] =<text:s/><text:span text:style-name="T19">make</text:span>([ ]<text:span text:style-name="T6">int</text:span>, innerLen)</text:p>
            <text:p><text:span text:style-name="T2">for</text:span><text:s/>j := 0; j &lt; innerLen; j++ {</text:p>
            <text:p>twoD[i][j] = i + j</text:p>
            <text:p>}</text:p>
            <text:p>}</text:p>
            <text:p>fmt.<text:span text:style-name="T6">Println</text:span>("2d: ", twoD)</text:p>
          </table:table-cell>
          <table:table-cell office:value-type="string" table:style-name="ce7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6382"/>
        </table:table-row>
        <table:table-row table:style-name="ro35">
          <table:table-cell office:value-type="string" table:style-name="ce15">
            <text:p>func Sum(nums ...int) int {total := 0for _, num := range nums {total += num}return total}arr := []int{1, 2, 3, 4, 5}result := Sum(arr…)</text:p>
          </table:table-cell>
          <table:table-cell office:value-type="string" table:style-name="ce7">
            <text:p><text:span text:style-name="T5">Распаковка массива в аргументы функции - через троеточие</text:span><text:span text:style-name="T5"/></text:p>
            <text:p><text:span text:style-name="T5">…</text:span><text:span text:style-name="T5"/></text:p>
            <text:p/>
            <text:p>Аналог *args в Питоне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11">
          <table:table-cell office:value-type="string" table:style-name="ce8">
            <text:p>Maps</text:p>
          </table:table-cell>
          <table:table-cell office:value-type="string" table:style-name="ce8">
            <text:p>Карты, Отображения или по питонячьи — Словари</text:p>
            <text:p>Копировать map нельзя, только рекурсивно в цикле вручную</text:p>
          </table:table-cell>
          <table:table-cell table:number-columns-repeated="16382"/>
        </table:table-row>
        <table:table-row table:style-name="ro36">
          <table:table-cell office:value-type="string" table:style-name="ce12">
            <text:p>m :=<text:s/><text:span text:style-name="T19">make</text:span>(map[<text:span text:style-name="T6">string</text:span>]<text:span text:style-name="T6">int</text:span>)</text:p>
            <text:p/>
          </table:table-cell>
          <table:table-cell office:value-type="string" table:style-name="ce12">
            <text:p>Объявление мапы (словаря)</text:p>
            <text:p>с ключами типа строки</text:p>
            <text:p>и значениями типа integer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m[<text:span text:style-name="T9">"k1"</text:span>] = 7</text:p>
            <text:p>m[<text:span text:style-name="T9">"k2"</text:span>] = 13</text:p>
          </table:table-cell>
          <table:table-cell office:value-type="string" table:style-name="ce7">
            <text:p>Установка ключа и значения для него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v1 := m[<text:span text:style-name="T9">"k1"</text:span>]</text:p>
          </table:table-cell>
          <table:table-cell office:value-type="string" table:style-name="ce7">
            <text:p>Получить значение по ключу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7">
            <text:p><text:span text:style-name="T2">len</text:span>(m)</text:p>
          </table:table-cell>
          <table:table-cell office:value-type="string" table:style-name="ce7">
            <text:p>Количество пар ключ-значение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7">
            <text:p><text:span text:style-name="T2">delete</text:span>(m,<text:s/><text:span text:style-name="T9">"k2"</text:span>)</text:p>
          </table:table-cell>
          <table:table-cell office:value-type="string" table:style-name="ce7">
            <text:p>Удалить пару ключ-значение по ключу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7">
            <text:p>n := map[<text:span text:style-name="T6">string</text:span>]<text:span text:style-name="T6">int</text:span>{<text:span text:style-name="T9">"foo"</text:span>: 1,<text:s/><text:span text:style-name="T9">"bar"</text:span>: 2}</text:p>
          </table:table-cell>
          <table:table-cell office:value-type="string" table:style-name="ce7">
            <text:p>Создать мапу и тут же присвоить значения</text:p>
          </table:table-cell>
          <table:table-cell table:number-columns-repeated="16382"/>
        </table:table-row>
        <table:table-row table:style-name="ro37">
          <table:table-cell office:value-type="string" table:style-name="ce7">
            <text:p>_, prs := m[<text:span text:style-name="T9">"k2"</text:span>]</text:p>
          </table:table-cell>
          <table:table-cell office:value-type="string" table:style-name="ce7">
            <text:p>Возвращает значение по ключу, и True/False на вопрос<text:s/><text:span text:style-name="T5">«существует ли ключ»</text:span>?</text:p>
            <text:p>Если само значение нам не нужно, ставим _ как плейсхолдер (как в Питоне)</text:p>
          </table:table-cell>
          <table:table-cell table:number-columns-repeated="16382"/>
        </table:table-row>
        <table:table-row table:style-name="ro38">
          <table:table-cell office:value-type="string" table:style-name="ce7">
            <text:p>ghost_value := n[<text:span text:style-name="T9">"not_present"</text:span>]</text:p>
            <text:p><text:span text:style-name="T20">println</text:span><text:span text:style-name="T7">(ghost_value</text:span>)</text:p>
            <text:p><text:span text:style-name="T24">// 0</text:span></text:p>
          </table:table-cell>
          <table:table-cell office:value-type="string" table:style-name="ce7">
            <text:p>ЕСЛИ в мапе ЗАПРОСИТЬ ЗНАЧЕНИЕ ПО КЛЮЧУ,</text:p>
            <text:p>КОТОРОГО ТАМ НЕТ,<text:s/><text:span text:style-name="T5">она выдаст значение по умолчанию!</text:span><text:span text:style-name="T5"/></text:p>
            <text:p>Для типа int - это ноль!</text:p>
          </table:table-cell>
          <table:table-cell table:number-columns-repeated="16382"/>
        </table:table-row>
        <table:table-row table:style-name="ro11">
          <table:table-cell office:value-type="string" table:style-name="ce7">
            <text:p><text:span text:style-name="T7">_, exists := n[</text:span><text:span text:style-name="T21">"not_present"</text:span><text:span text:style-name="T7">]</text:span><text:span text:style-name="T7"/></text:p>
            <text:p><text:span text:style-name="T20">println</text:span><text:span text:style-name="T7">(exists)</text:span><text:span text:style-name="T7"/></text:p>
            <text:p><text:span text:style-name="T25">// false</text:span></text:p>
          </table:table-cell>
          <table:table-cell office:value-type="string" table:style-name="ce7">
            <text:p>Единственный правильный метод проверять наличие ключа - брать значение</text:p>
            <text:p>и вторую переменную - она укажет, есть ключ или нет.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22">
          <table:table-cell office:value-type="string" table:style-name="ce31">
            <text:p>range</text:p>
          </table:table-cell>
          <table:table-cell office:value-type="string" table:style-name="ce8">
            <text:p>Итератор по массивам, срезам, мапам</text:p>
          </table:table-cell>
          <table:table-cell table:number-columns-repeated="16382"/>
        </table:table-row>
        <table:table-row table:style-name="ro39">
          <table:table-cell office:value-type="string" table:style-name="ce15">
            <text:p><text:span text:style-name="T7">n := map[</text:span><text:span text:style-name="T11">string</text:span><text:span text:style-name="T7">]</text:span><text:span text:style-name="T11">int</text:span><text:span text:style-name="T7">{</text:span><text:span text:style-name="T21">"foo"</text:span><text:span text:style-name="T7">: 1,</text:span><text:span text:style-name="T21"><text:s/>"bar"</text:span><text:span text:style-name="T7">: 2}</text:span><text:span text:style-name="T7"/></text:p>
            <text:p/>
            <text:p><text:span text:style-name="T20">for</text:span><text:span text:style-name="T7"><text:s/>key, value :=<text:s/></text:span><text:span text:style-name="T20">range</text:span><text:span text:style-name="T7"><text:s/>n {</text:span><text:span text:style-name="T7"/></text:p>
            <text:p><text:span text:style-name="T7">fmt.</text:span><text:span text:style-name="T11">Println</text:span><text:span text:style-name="T7">(</text:span><text:span text:style-name="T21">"key: "</text:span><text:span text:style-name="T7">, key,<text:s/></text:span><text:span text:style-name="T21">", value: "</text:span><text:span text:style-name="T7">, value)</text:span></text:p>
          </table:table-cell>
          <table:table-cell office:value-type="string" table:style-name="ce15">
            <text:p><text:span text:style-name="T7">key, value :=<text:s/></text:span><text:span text:style-name="T20">range</text:span><text:span text:style-name="T20"/></text:p>
            <text:p><text:span text:style-name="T7">Выдает пары индекс-значение или ключ-значение</text:span></text:p>
          </table:table-cell>
          <table:table-cell table:number-columns-repeated="16382"/>
        </table:table-row>
        <table:table-row table:style-name="ro11">
          <table:table-cell office:value-type="string" table:style-name="ce7">
            <text:p><text:span text:style-name="T10">for</text:span><text:s/>key := range m {</text:p>
            <text:p>fmt.<text:span text:style-name="T6">Println</text:span>(<text:span text:style-name="T13">"key:"</text:span>, key)</text:p>
            <text:p>}</text:p>
          </table:table-cell>
          <table:table-cell office:value-type="string" table:style-name="ce7">
            <text:p>Если указываем только 1 слот для результата, итерируемся только по ключам</text:p>
          </table:table-cell>
          <table:table-cell table:number-columns-repeated="16382"/>
        </table:table-row>
        <table:table-row table:style-name="ro40">
          <table:table-cell office:value-type="string" table:style-name="ce7">
            <text:p><text:span text:style-name="T10">for</text:span><text:s/>idx, char :=<text:s/><text:span text:style-name="T10">range</text:span><text:s/><text:span text:style-name="T13">"ого"<text:s/></text:span>{</text:p>
            <text:p>fmt.<text:span text:style-name="T6">Println</text:span>(idx, char,<text:s/><text:span text:style-name="T10">string</text:span>(char))</text:p>
            <text:p>}</text:p>
            <text:p><text:span text:style-name="T17">// 0 1086 о</text:span><text:span text:style-name="T17"/></text:p>
            <text:p><text:span text:style-name="T17">// 2 1075 г</text:span><text:span text:style-name="T17"/></text:p>
            <text:p><text:span text:style-name="T17">// 4 1086 о</text:span></text:p>
          </table:table-cell>
          <table:table-cell office:value-type="string" table:style-name="ce7">
            <text:p>Если пустить range по строке — получим перечисление байт,</text:p>
            <text:p>обозначающих unicode символы.</text:p>
            <text:p>Эти байты называются<text:s/><text:span text:style-name="T5">рунами</text:span>.</text:p>
            <text:p>Первое значение — порядковый номер байта, с которого начинается руна (руна может занимать несколько байт)</text:p>
          </table:table-cell>
          <table:table-cell table:number-columns-repeated="16382"/>
        </table:table-row>
        <table:table-row table:style-name="ro11">
          <table:table-cell office:value-type="string" table:style-name="ce7">
            <text:p>for idx, val :=<text:s/><text:span text:style-name="T10">range</text:span><text:s/>slice { ... }</text:p>
            <text:p>for key, val :=<text:s/><text:span text:style-name="T10">range</text:span><text:s/>mp { ... }</text:p>
            <text:p>for idx, char :=<text:s/><text:span text:style-name="T10">range</text:span><text:s/>str { ... }</text:p>
          </table:table-cell>
          <table:table-cell office:value-type="string" table:style-name="ce7">
            <text:p>Для обхода массивов, срезов и карт используют цикл for range. Аналогично обходят строку по рунам.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8">
            <text:p>sort</text:p>
          </table:table-cell>
          <table:table-cell office:value-type="string" table:style-name="ce8">
            <text:p>Идёт в пакете "sort"</text:p>
          </table:table-cell>
          <table:table-cell table:number-columns-repeated="16382"/>
        </table:table-row>
        <table:table-row table:style-name="ro11">
          <table:table-cell office:value-type="string" table:style-name="ce7">
            <text:p>strs := []string{<text:span text:style-name="T9">"c", "a", "b"</text:span>}</text:p>
            <text:p>sort.Strings(strs)</text:p>
          </table:table-cell>
          <table:table-cell office:value-type="string" table:style-name="ce7">
            <text:p>Сортирует массив по типу переменных.</text:p>
            <text:p>Строковые — по алфавиту.</text:p>
            <text:p>Работает inplace, ничего не возвращает.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ints := []int{7, 2, 4}</text:p>
            <text:p>sort.<text:span text:style-name="T19">Ints</text:span>(ints)</text:p>
          </table:table-cell>
          <table:table-cell office:value-type="string" table:style-name="ce7">
            <text:p>Сортировать целые числа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s := sort.IntsAreSorted(ints)</text:p>
            <text:p>fmt.<text:span text:style-name="T6">Println</text:span>(<text:span text:style-name="T9">"Sorted: "</text:span>, s)</text:p>
          </table:table-cell>
          <table:table-cell office:value-type="string" table:style-name="ce7">
            <text:p>Проверить, является ли массив отсортированным</text:p>
          </table:table-cell>
          <table:table-cell table:number-columns-repeated="16382"/>
        </table:table-row>
        <table:table-row table:style-name="ro41">
          <table:table-cell office:value-type="string" table:style-name="ce7">
            <text:p><text:span text:style-name="T2">type</text:span><text:s/>byLength []<text:span text:style-name="T6">string</text:span><text:span text:style-name="T6"/></text:p>
            <text:p><text:span text:style-name="T2">func</text:span><text:s/>(s byLength) Len()<text:s/><text:span text:style-name="T6">int</text:span><text:s/>{</text:p>
            <text:p><text:span text:style-name="T2">return</text:span><text:s/>len(s)</text:p>
            <text:p>}</text:p>
            <text:p><text:span text:style-name="T2">func</text:span><text:s/>(s byLength) Swap(i, j<text:s/><text:span text:style-name="T6">int</text:span>) {</text:p>
            <text:p>s[i], s[j] = s[j], s[i]</text:p>
            <text:p>}</text:p>
            <text:p><text:span text:style-name="T2">func</text:span><text:s/>(s byLength) Less(i, j<text:s/><text:span text:style-name="T6">int</text:span>)<text:s/><text:span text:style-name="T6">bool</text:span><text:s/>{</text:p>
            <text:p><text:span text:style-name="T2">return</text:span><text:s/>len(s[i]) &lt; len(s[j])</text:p>
            <text:p>}</text:p>
            <text:p/>
            <text:p><text:span text:style-name="T2">func</text:span><text:s/>main() {</text:p>
            <text:p>fruits := []string{<text:span text:style-name="T9">"peach", "banana", "kiwi"</text:span>}</text:p>
            <text:p>sort.Sort(byLength(fruits))</text:p>
            <text:p>fmt.<text:span text:style-name="T6">Println</text:span>(fruits)</text:p>
            <text:p>}</text:p>
          </table:table-cell>
          <table:table-cell office:value-type="string" table:style-name="ce7">
            <text:p>sort — интерфейс, который требует наличия операций</text:p>
            <text:p>Len(), Swap() и Less</text:p>
            <text:p/>
            <text:p>Определяем свои собственные операции на структуре</text:p>
            <text:p>— и имеем свой собственный sort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8">
            <text:p>Custom array and slices methods</text:p>
          </table:table-cell>
          <table:table-cell table:style-name="ce8"/>
          <table:table-cell table:number-columns-repeated="16382"/>
        </table:table-row>
        <table:table-row table:style-name="ro42">
          <table:table-cell office:value-type="string" table:style-name="ce7">
            <text:p><text:span text:style-name="T10">func</text:span><text:s/>Index(vs []<text:span text:style-name="T6">string</text:span>, t<text:s/><text:span text:style-name="T6">string</text:span>)<text:s/><text:span text:style-name="T6">int</text:span><text:s/>{</text:p>
            <text:p><text:span text:style-name="T10">for</text:span><text:s/>i, v :=<text:s/><text:span text:style-name="T2">range</text:span><text:s/>vs {</text:p>
            <text:p><text:span text:style-name="T10">if</text:span><text:s/>v == t {</text:p>
            <text:p><text:span text:style-name="T10">return</text:span><text:s/>i</text:p>
            <text:p>}</text:p>
            <text:p>}</text:p>
            <text:p><text:span text:style-name="T10">return</text:span><text:s/>-1</text:p>
            <text:p>}</text:p>
            <text:p/>
            <text:p><text:span text:style-name="T29">func</text:span><text:span text:style-name="T7"><text:s/>Include(vs []string, t string)<text:s/></text:span><text:span text:style-name="T20">bool</text:span><text:span text:style-name="T7"><text:s/>{</text:span><text:span text:style-name="T7"/></text:p>
            <text:p><text:span text:style-name="T29">return</text:span><text:span text:style-name="T7"><text:s/>Index(vs, t) &gt;= 0</text:span><text:span text:style-name="T7"/></text:p>
            <text:p><text:span text:style-name="T7">}</text:span></text:p>
          </table:table-cell>
          <table:table-cell office:value-type="string" table:style-name="ce7">
            <text:p>выдаёт первый индекс искомой стринги в массиве стринг или -1, если нет вхождений</text:p>
            <text:p/>
            <text:p/>
            <text:p/>
            <text:p/>
            <text:p/>
            <text:p/>
            <text:p/>
            <text:p><text:span text:style-name="T8">Проверяет, входит ли элемент в массив</text:span></text:p>
          </table:table-cell>
          <table:table-cell table:number-columns-repeated="16382"/>
        </table:table-row>
        <table:table-row table:style-name="ro10">
          <table:table-cell office:value-type="string" table:style-name="ce7">
            <text:p><text:span text:style-name="T2">func</text:span><text:s/><text:span text:style-name="T36">stringInSlice</text:span>(a<text:s/><text:span text:style-name="T6">string</text:span>, list []<text:span text:style-name="T6">string</text:span>)<text:s/><text:span text:style-name="T6">bool</text:span><text:s/>{</text:p>
            <text:p><text:span text:style-name="T2">for</text:span><text:s/>_, b :=<text:s/><text:span text:style-name="T2">range</text:span><text:s/>list {</text:p>
            <text:p><text:span text:style-name="T2">if</text:span><text:s/>b == a {</text:p>
            <text:p><text:span text:style-name="T2">return</text:span><text:s/>true</text:p>
            <text:p>}</text:p>
            <text:p>}</text:p>
            <text:p><text:span text:style-name="T2">return</text:span><text:s/>false</text:p>
            <text:p>}</text:p>
          </table:table-cell>
          <table:table-cell office:value-type="string" table:style-name="ce12">
            <text:p>Проверяет, входит ли элемент в массив</text:p>
          </table:table-cell>
          <table:table-cell table:number-columns-repeated="16382"/>
        </table:table-row>
        <table:table-row table:style-name="ro10">
          <table:table-cell office:value-type="string" table:style-name="ce7">
            <text:p><text:span text:style-name="T10">func</text:span><text:s/>Any(vs []string, f func(string) bool) bool {</text:p>
            <text:p><text:span text:style-name="T10">for</text:span><text:s/>_, v := range vs {</text:p>
            <text:p><text:span text:style-name="T10">if</text:span><text:s/>f(v) {</text:p>
            <text:p><text:span text:style-name="T10">return true</text:span><text:span text:style-name="T10"/></text:p>
            <text:p>}</text:p>
            <text:p>}</text:p>
            <text:p><text:span text:style-name="T10">return</text:span><text:s/>false</text:p>
            <text:p>}</text:p>
          </table:table-cell>
          <table:table-cell office:value-type="string" table:style-name="ce7">
            <text:p><text:span text:style-name="T7">any</text:span><text:span text:style-name="T7"/></text:p>
            <text:p><text:span text:style-name="T7">Проверяет, отвечает ли хоть один элемент фунции, переданной во 2 атрибуте</text:span></text:p>
          </table:table-cell>
          <table:table-cell table:number-columns-repeated="16382"/>
        </table:table-row>
        <table:table-row table:style-name="ro10">
          <table:table-cell office:value-type="string" table:style-name="ce7">
            <text:p><text:span text:style-name="T10">func</text:span><text:s/>All(vs []string, f func(string) bool) bool {</text:p>
            <text:p><text:span text:style-name="T10">for</text:span><text:s/>_, v := range vs {</text:p>
            <text:p><text:span text:style-name="T10">if<text:s/></text:span>!f(v) {</text:p>
            <text:p><text:span text:style-name="T10">return false</text:span><text:span text:style-name="T10"/></text:p>
            <text:p>}</text:p>
            <text:p>}</text:p>
            <text:p><text:span text:style-name="T10">return true</text:span><text:span text:style-name="T10"/></text:p>
            <text:p>}</text:p>
          </table:table-cell>
          <table:table-cell office:value-type="string" table:style-name="ce7">
            <text:p>all</text:p>
            <text:p>Проверяет, отвечают ли все элементы условию.</text:p>
          </table:table-cell>
          <table:table-cell table:number-columns-repeated="16382"/>
        </table:table-row>
        <table:table-row table:style-name="ro30">
          <table:table-cell office:value-type="string" table:style-name="ce7">
            <text:p><text:span text:style-name="T10">func</text:span><text:s/>Filter(vs []string, f func(string) bool) []string {</text:p>
            <text:p>vsf := make([]string, 0)</text:p>
            <text:p><text:span text:style-name="T10">for</text:span><text:s/>_, v := range vs {</text:p>
            <text:p><text:span text:style-name="T10">if</text:span><text:s/>f(v) {</text:p>
            <text:p>vsf = append(vsf, v)</text:p>
            <text:p>}</text:p>
            <text:p>}</text:p>
            <text:p><text:span text:style-name="T10">return</text:span><text:s/>vsf</text:p>
            <text:p>}</text:p>
          </table:table-cell>
          <table:table-cell office:value-type="string" table:style-name="ce7">
            <text:p><text:span text:style-name="T7">Возвращает новый срез,</text:span><text:span text:style-name="T7"/></text:p>
            <text:p><text:span text:style-name="T7">содержащий все элементы массива, удовлетворяющие условию</text:span></text:p>
          </table:table-cell>
          <table:table-cell table:number-columns-repeated="16382"/>
        </table:table-row>
        <table:table-row table:style-name="ro10">
          <table:table-cell office:value-type="string" table:style-name="ce7">
            <text:p><text:span text:style-name="T10">func</text:span><text:s/>Map(vs []string, f func(string) string) []string {</text:p>
            <text:p>vsm := make([]string, len(vs))</text:p>
            <text:p><text:span text:style-name="T10">for</text:span><text:s/>i, v := range vs {</text:p>
            <text:p>vsm[i] = f(v)</text:p>
            <text:p>}</text:p>
            <text:p><text:span text:style-name="T10">return</text:span><text:s/>vsm</text:p>
            <text:p>}</text:p>
            <text:p/>
          </table:table-cell>
          <table:table-cell office:value-type="string" table:style-name="ce7">
            <text:p>Возвращает новый срез,</text:p>
            <text:p>содержащий результаты применения функции-атрибута ко всем элементам</text:p>
          </table:table-cell>
          <table:table-cell table:number-columns-repeated="16382"/>
        </table:table-row>
        <table:table-row table:number-rows-repeated="16" table:style-name="ro1">
          <table:table-cell table:number-columns-repeated="2" table:style-name="ce7"/>
          <table:table-cell table:number-columns-repeated="16382"/>
        </table:table-row>
        <table:table-row table:number-rows-repeated="1048502" table:style-name="ro20">
          <table:table-cell table:number-columns-repeated="16384"/>
        </table:table-row>
      </table:table>
      <table:table table:name="Structs,_Interfaces" table:style-name="ta1">
        <table:table-column table:style-name="co11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6">
            <text:p>Structs</text:p>
          </table:table-cell>
          <table:table-cell office:value-type="string" table:style-name="ce16">
            <text:p>Структуры</text:p>
          </table:table-cell>
          <table:table-cell table:number-columns-repeated="16382"/>
        </table:table-row>
        <table:table-row table:style-name="ro40">
          <table:table-cell office:value-type="string" table:style-name="ce17">
            <text:p><text:span text:style-name="T2">type</text:span><text:s/>person<text:s/><text:span text:style-name="T6">struct</text:span><text:s/>{</text:p>
            <text:p>name<text:s/><text:span text:style-name="T6">string</text:span><text:span text:style-name="T6"/></text:p>
            <text:p>age<text:s/><text:span text:style-name="T6">int</text:span><text:span text:style-name="T6"/></text:p>
            <text:p>}</text:p>
            <text:p/>
          </table:table-cell>
          <table:table-cell office:value-type="string" table:style-name="ce17">
            <text:p>Структура — самодельный тип данных в Go.</text:p>
            <text:p/>
            <text:p>половина обычного класса,</text:p>
            <text:p>содержащая только<text:s/><text:span text:style-name="T5">атрибуты</text:span>, переменные.</text:p>
            <text:p/>
            <text:p>Это может быть и просто массив</text:p>
          </table:table-cell>
          <table:table-cell table:number-columns-repeated="16382"/>
        </table:table-row>
        <table:table-row table:style-name="ro43">
          <table:table-cell office:value-type="string" table:style-name="ce17">
            <text:p><text:span text:style-name="T2">func</text:span><text:s/>newPerson(name<text:s/><text:span text:style-name="T6">string</text:span>) *<text:span text:style-name="T6">person</text:span><text:s/>{</text:p>
            <text:p>p := person{name: name}</text:p>
            <text:p>p.age = 42</text:p>
            <text:p><text:span text:style-name="T2">return</text:span><text:s/>&amp;p</text:p>
            <text:p>}</text:p>
            <text:p/>
          </table:table-cell>
          <table:table-cell office:value-type="string" table:style-name="ce17">
            <text:p>Ф-я,<text:s/><text:span text:style-name="T5">создающая экземпляр структуры</text:span><text:span text:style-name="T5"/></text:p>
            <text:p>с ссылкой на структуру в качестве типа.</text:p>
            <text:p/>
            <text:p>Синтаксис объявления атрибутов структуры похож на объявление словаря в Питоне.</text:p>
            <text:p/>
            <text:p><text:span text:style-name="T5">Возвращает указатель на внутреннюю локальную переменную и переменная переживёт область действия функции.</text:span></text:p>
          </table:table-cell>
          <table:table-cell table:number-columns-repeated="16382"/>
        </table:table-row>
        <table:table-row table:style-name="ro16">
          <table:table-cell office:value-type="string" table:style-name="ce17">
            <text:p><text:span text:style-name="T2">func</text:span><text:s/>makePerson(name<text:s/><text:span text:style-name="T6">string</text:span>)<text:s/><text:span text:style-name="T6">person</text:span><text:s/>{</text:p>
            <text:p>p := person{name: name}</text:p>
            <text:p>p.age = 42</text:p>
            <text:p><text:span text:style-name="T2">return</text:span><text:s/>p</text:p>
            <text:p>}</text:p>
          </table:table-cell>
          <table:table-cell office:value-type="string" table:style-name="ce17">
            <text:p>Если функция-конструктор</text:p>
            <text:p>возвращает саму структуру, а не указатель</text:p>
            <text:p>— принято использовать<text:s/><text:span text:style-name="T5">префикс<text:s/></text:span><text:span text:style-name="T5">make</text:span><text:span text:style-name="T5"><text:s/>вместо<text:s/></text:span><text:span text:style-name="T5">new</text:span></text:p>
          </table:table-cell>
          <table:table-cell table:number-columns-repeated="16382"/>
        </table:table-row>
        <table:table-row table:style-name="ro44">
          <table:table-cell office:value-type="string" table:style-name="ce17">
            <text:p><text:span text:style-name="T7">k := &amp;person{</text:span><text:span text:style-name="T35">"John"</text:span>, 53}</text:p>
          </table:table-cell>
          <table:table-cell office:value-type="string" table:style-name="ce18">
            <text:p>Создаём экземпляр структуры ссылаясь на структуру</text:p>
          </table:table-cell>
          <table:table-cell table:number-columns-repeated="16382"/>
        </table:table-row>
        <table:table-row table:style-name="ro1">
          <table:table-cell table:number-columns-repeated="2" table:style-name="ce17"/>
          <table:table-cell table:number-columns-repeated="16382"/>
        </table:table-row>
        <table:table-row table:style-name="ro12">
          <table:table-cell office:value-type="string" table:style-name="ce19">
            <text:p><text:span text:style-name="T2">type</text:span><text:s/>rect<text:s/><text:span text:style-name="T6">struct</text:span><text:s/>{</text:p>
            <text:p>width, height<text:s/><text:span text:style-name="T6">int</text:span><text:span text:style-name="T6"/></text:p>
            <text:p>}</text:p>
            <text:p/>
            <text:p><text:span text:style-name="T2">func</text:span><text:s/>(r *rect) area()<text:s/><text:span text:style-name="T6">int</text:span><text:s/>{</text:p>
            <text:p><text:span text:style-name="T2">return</text:span><text:s/>r.width * r.height</text:p>
            <text:p>}</text:p>
            <text:p/>
            <text:p><text:span text:style-name="T2">func</text:span><text:s/>(r rect) perim()<text:s/><text:span text:style-name="T6">int</text:span><text:s/>{</text:p>
            <text:p><text:span text:style-name="T2">return</text:span><text:s/>2*r.width + 2*r.height</text:p>
            <text:p>}</text:p>
            <text:p/>
          </table:table-cell>
          <table:table-cell office:value-type="string" table:style-name="ce17">
            <text:p><text:span text:style-name="T5">Методы</text:span><text:s/>структур — стоят вне структур!</text:p>
            <text:p/>
            <text:p><text:span text:style-name="T5">Ссылка</text:span><text:s/>на структуру — в скобках перед именем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sean := person{name:<text:s/><text:span text:style-name="T9">"Sean"</text:span>, age: 50}</text:p>
            <text:p>fmt.<text:span text:style-name="T6">Println</text:span>(sean.name)</text:p>
          </table:table-cell>
          <table:table-cell office:value-type="string" table:style-name="ce17">
            <text:p>Доступ к полям структуры — через точку:</text:p>
            <text:p><text:span text:style-name="T7">// Sean</text:span></text:p>
          </table:table-cell>
          <table:table-cell table:number-columns-repeated="16382"/>
        </table:table-row>
        <table:table-row table:style-name="ro13">
          <table:table-cell office:value-type="string" table:style-name="ce17">
            <text:p>sven := &amp;person{name:<text:s/><text:span text:style-name="T9">"Sven"</text:span>, age: 50}</text:p>
            <text:p>fmt.<text:span text:style-name="T6">Println</text:span>((*sven).age)</text:p>
            <text:p>fmt.<text:span text:style-name="T6">Println</text:span>(sven.age)</text:p>
            <text:p>// 50</text:p>
          </table:table-cell>
          <table:table-cell office:value-type="string" table:style-name="ce17">
            <text:p>Чтобы получить доступ к полям структуры через указатель, не обязательно разыменовывать его через *. Эти два варианта эквивалентны</text:p>
          </table:table-cell>
          <table:table-cell table:number-columns-repeated="16382"/>
        </table:table-row>
        <table:table-row table:style-name="ro45">
          <table:table-cell office:value-type="string" table:style-name="ce17">
            <text:p><text:span text:style-name="T2">type</text:span><text:s/>book<text:s/><text:span text:style-name="T6">struct</text:span><text:s/>{</text:p>
            <text:p>title<text:s/><text:span text:style-name="T6">string</text:span><text:span text:style-name="T6"/></text:p>
            <text:p><text:span text:style-name="T7">author<text:s/></text:span><text:span text:style-name="T11">struct</text:span><text:span text:style-name="T7"><text:s/>{</text:span><text:span text:style-name="T7"/></text:p>
            <text:p><text:span text:style-name="T7">firstName<text:s/></text:span><text:span text:style-name="T11">string</text:span><text:span text:style-name="T11"/></text:p>
            <text:p><text:span text:style-name="T7">lastName<text:s/></text:span><text:span text:style-name="T11">string</text:span><text:span text:style-name="T11"/></text:p>
            <text:p><text:span text:style-name="T7">}</text:span><text:span text:style-name="T7"/></text:p>
            <text:p>}</text:p>
          </table:table-cell>
          <table:table-cell office:value-type="string" table:style-name="ce18">
            <text:p>Структуры могут включать другие структуры</text:p>
          </table:table-cell>
          <table:table-cell table:number-columns-repeated="16382"/>
        </table:table-row>
        <table:table-row table:style-name="ro46">
          <table:table-cell office:value-type="string" table:style-name="ce17">
            <text:p>type comment<text:s/><text:span text:style-name="T6">struct</text:span><text:s/>{</text:p>
            <text:p><text:span text:style-name="T7">text<text:s/></text:span><text:span text:style-name="T11">string</text:span><text:span text:style-name="T11"/></text:p>
            <text:p>author *user</text:p>
            <text:p>}</text:p>
          </table:table-cell>
          <table:table-cell office:value-type="string" table:style-name="ce18">
            <text:p>Поле структуры может ссылаться на другую структуру</text:p>
          </table:table-cell>
          <table:table-cell table:number-columns-repeated="16382"/>
        </table:table-row>
        <table:table-row table:style-name="ro10">
          <table:table-cell office:value-type="string" table:style-name="ce17">
            <text:p>chris := user{</text:p>
            <text:p>name:<text:s/><text:span text:style-name="T9">"Chris"</text:span>,</text:p>
            <text:p>}</text:p>
            <text:p>c := comment{</text:p>
            <text:p>text:<text:s/><text:span text:style-name="T9">"Gophers are awesome!"</text:span>,</text:p>
            <text:p>author: &amp;chris,</text:p>
            <text:p>}</text:p>
            <text:p>fmt.<text:span text:style-name="T6">Printf</text:span>(<text:span text:style-name="T9">"%+v\n"</text:span>, c)</text:p>
          </table:table-cell>
          <table:table-cell office:value-type="string" table:style-name="ce17">
            <text:p>Пример ссылки из структуры "комментарий"</text:p>
            <text:p>на структуру "пользователь" через поле "автор коммента"</text:p>
            <text:p/>
            <text:p/>
            <text:p/>
            <text:p/>
            <text:p><text:span text:style-name="T16">// {text:Gophers are awesome! author:0xc0000981e0}</text:span></text:p>
          </table:table-cell>
          <table:table-cell table:number-columns-repeated="16382"/>
        </table:table-row>
        <table:table-row table:style-name="ro1">
          <table:table-cell table:number-columns-repeated="2" table:style-name="ce17"/>
          <table:table-cell table:number-columns-repeated="16382"/>
        </table:table-row>
        <table:table-row table:style-name="ro1">
          <table:table-cell office:value-type="string" table:style-name="ce20">
            <text:p>Структуры из базовых типов</text:p>
          </table:table-cell>
          <table:table-cell table:style-name="ce20"/>
          <table:table-cell table:number-columns-repeated="16382"/>
        </table:table-row>
        <table:table-row table:style-name="ro1">
          <table:table-cell office:value-type="string" table:style-name="ce17">
            <text:p><text:span text:style-name="T2">type</text:span><text:s/>inn<text:s/><text:span text:style-name="T6">string</text:span></text:p>
          </table:table-cell>
          <table:table-cell office:value-type="string" table:style-name="ce17">
            <text:p>Создаём тип "ИНН" из стринги</text:p>
          </table:table-cell>
          <table:table-cell table:number-columns-repeated="16382"/>
        </table:table-row>
        <table:table-row table:style-name="ro17">
          <table:table-cell office:value-type="string" table:style-name="ce17">
            <text:p><text:span text:style-name="T2">func</text:span><text:s/>(id inn) isValid()<text:s/><text:span text:style-name="T6">bool</text:span><text:s/>{</text:p>
            <text:p><text:span text:style-name="T2">if<text:s/></text:span><text:span text:style-name="T36">len</text:span>(id) != 12 {</text:p>
            <text:p><text:span text:style-name="T2">return</text:span><text:s/>false</text:p>
            <text:p>}</text:p>
            <text:p><text:span text:style-name="T2">for</text:span><text:s/>_, char :=<text:s/><text:span text:style-name="T2">range</text:span><text:s/>id {</text:p>
            <text:p><text:span text:style-name="T2">if</text:span><text:s/>!unicode.IsDigit(char) {</text:p>
            <text:p><text:span text:style-name="T2">return</text:span><text:s/>false</text:p>
            <text:p>}</text:p>
            <text:p>}</text:p>
            <text:p><text:span text:style-name="T2">return</text:span><text:s/>true</text:p>
            <text:p>}</text:p>
          </table:table-cell>
          <table:table-cell office:value-type="string" table:style-name="ce17">
            <text:p>Добавляем новое поведение структуре "ИНН".</text:p>
            <text:p/>
            <text:p>Теперь можно проверить, является ли ИНН валидным.</text:p>
            <text:p/>
            <text:p/>
            <text:p>Если создать<text:s/><text:span text:style-name="T5">новый</text:span><text:s/>определяемый<text:s/><text:span text:style-name="T5">тип на основе inn</text:span><text:s/>—<text:s/><text:span text:style-name="T5">он унаследует структуру и свойства inn,</text:span><text:span text:style-name="T5"/></text:p>
            <text:p><text:span text:style-name="T5">но не методы</text:span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Возвращение nil в случае отсутствия структуры</text:p>
          </table:table-cell>
          <table:table-cell table:style-name="ce21"/>
          <table:table-cell table:number-columns-repeated="16382"/>
        </table:table-row>
        <table:table-row table:style-name="ro19">
          <table:table-cell office:value-type="string" table:style-name="ce17">
            <text:p><text:span text:style-name="T17">// return *Item instead of Item</text:span><text:span text:style-name="T17"/></text:p>
            <text:p><text:span text:style-name="T2">func</text:span><text:s/>Handler(request<text:s/><text:span text:style-name="T6">Request</text:span>) (*Item,<text:s/><text:span text:style-name="T6">error</text:span>) {</text:p>
            <text:p><text:span text:style-name="T17">// your code here, eg:</text:span><text:span text:style-name="T17"/></text:p>
            <text:p>item := Item{}</text:p>
            <text:p><text:span text:style-name="T2">if</text:span><text:s/>err := dynamodbattribute.UnmarshalMap(result.Item, &amp;item); err !=<text:s/><text:span text:style-name="T2">nil</text:span><text:s/>{</text:p>
            <text:p><text:span text:style-name="T2">return</text:span><text:s/><text:span text:style-name="T2">nil</text:span>, err</text:p>
            <text:p>}</text:p>
            <text:p><text:span text:style-name="T2">return</text:span><text:s/>&amp;item,<text:s/><text:span text:style-name="T2">nil</text:span><text:span text:style-name="T2"/></text:p>
            <text:p>}</text:p>
          </table:table-cell>
          <table:table-cell office:value-type="string" table:style-name="ce17">
            <text:p><text:span text:style-name="T5">Нельзя в переменную типа struct положить nil.</text:span><text:span text:style-name="T5"/></text:p>
            <text:p><text:span text:style-name="T5">Чтоб решить это, делаем две переменных.</text:span><text:span text:style-name="T5"/></text:p>
            <text:p>В первую — кладём структуру.</text:p>
            <text:p/>
            <text:p/>
            <text:p/>
            <text:p/>
            <text:p>Вторая — указатель на первую, вторую и возвращаем. Указатель может быть nil.</text:p>
          </table:table-cell>
          <table:table-cell table:number-columns-repeated="16382"/>
        </table:table-row>
        <table:table-row table:style-name="ro1">
          <table:table-cell table:number-columns-repeated="2" table:style-name="ce17"/>
          <table:table-cell table:number-columns-repeated="16382"/>
        </table:table-row>
        <table:table-row table:style-name="ro1">
          <table:table-cell office:value-type="string" table:style-name="ce16">
            <text:p>Методы структур</text:p>
          </table:table-cell>
          <table:table-cell table:style-name="ce16"/>
          <table:table-cell table:number-columns-repeated="16382"/>
        </table:table-row>
        <table:table-row table:style-name="ro9">
          <table:table-cell office:value-type="string" table:style-name="ce17">
            <text:p><text:span text:style-name="T2">type</text:span><text:s/>rect<text:s/><text:span text:style-name="T6">struct</text:span><text:s/>{</text:p>
            <text:p>width, height int</text:p>
            <text:p>}</text:p>
            <text:p/>
            <text:p><text:span text:style-name="T2">func</text:span><text:s/>(r rect) area()<text:s/><text:span text:style-name="T6">int</text:span><text:s/>{</text:p>
            <text:p><text:span text:style-name="T2">return</text:span><text:s/>r.width * r.height</text:p>
            <text:p>}</text:p>
          </table:table-cell>
          <table:table-cell office:value-type="string" table:style-name="ce17">
            <text:p>Метод отличается от обычной функции специальным параметром — получателем.</text:p>
            <text:p/>
            <text:p/>
            <text:p>В определении метода получатель указывается сразу после ключевого слова<text:s/><text:span text:style-name="T2">funс</text:span></text:p>
          </table:table-cell>
          <table:table-cell table:number-columns-repeated="16382"/>
        </table:table-row>
        <table:table-row table:style-name="ro11">
          <table:table-cell office:value-type="string" table:style-name="ce17">
            <text:p><text:span text:style-name="T2">func</text:span><text:s/>(c *circle) area()<text:s/><text:span text:style-name="T6">float64</text:span><text:s/>{</text:p>
            <text:p><text:span text:style-name="T2">return</text:span><text:s/>math.Pi * math.Pow(<text:span text:style-name="T2">float64</text:span>(c.radius), 2)</text:p>
            <text:p>}</text:p>
          </table:table-cell>
          <table:table-cell office:value-type="string" table:style-name="ce18">
            <text:p>Получателем может быть не значение заданного типа, а указатель на это значение</text:p>
          </table:table-cell>
          <table:table-cell table:number-columns-repeated="16382"/>
        </table:table-row>
        <table:table-row table:style-name="ro47">
          <table:table-cell office:value-type="string" table:style-name="ce17">
            <text:p>rptr := &amp;r</text:p>
            <text:p>r.area()</text:p>
            <text:p>rptr.area()</text:p>
            <text:p/>
            <text:p>c := *cptr</text:p>
            <text:p>c.area()</text:p>
            <text:p>cptr.area()</text:p>
          </table:table-cell>
          <table:table-cell office:value-type="string" table:style-name="ce17">
            <text:p>При вызове метода Go автоматически преобразует значение получателя в указатель или указатель в значение, как того требует определение метода.</text:p>
            <text:p/>
            <text:p>Любой из перечисленных вариантов будет работать</text:p>
            <text:p/>
            <text:p>Считается хорошим тоном во всех методах использовать или только значение, или только указатель, но не смешивать одно с другим.</text:p>
            <text:p/>
            <text:p><text:span text:style-name="T7">НО если указывать значение, метод НЕ БУДЕТ изменять изначальную структуру.</text:span><text:span text:style-name="T7"/></text:p>
            <text:p/>
            <text:p><text:span text:style-name="T5">Обычно используют указатель на структуру</text:span>: так Go не приходится копировать всю структуру, а метод может ее изменить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embedding — Встраивание</text:p>
          </table:table-cell>
          <table:table-cell table:style-name="ce22"/>
          <table:table-cell table:number-columns-repeated="16382"/>
        </table:table-row>
        <table:table-row table:style-name="ro13">
          <table:table-cell office:value-type="string" table:style-name="ce19">
            <text:p><text:span text:style-name="T10">type</text:span><text:s/>counter<text:s/><text:span text:style-name="T10">struct</text:span><text:s/>{</text:p>
            <text:p>value<text:s/><text:span text:style-name="T10">uint</text:span>}</text:p>
            <text:p><text:span text:style-name="T10">func</text:span><text:s/>(c *counter)<text:s/><text:span text:style-name="T19">increment</text:span>() {</text:p>
            <text:p>c.value++}</text:p>
          </table:table-cell>
          <table:table-cell office:value-type="string" table:style-name="ce19">
            <text:p>Структура "каунтер" с методом "инкремент"</text:p>
          </table:table-cell>
          <table:table-cell table:number-columns-repeated="16382"/>
        </table:table-row>
        <table:table-row table:style-name="ro16">
          <table:table-cell office:value-type="string" table:style-name="ce19">
            <text:p><text:span text:style-name="T10">type</text:span><text:s/>usage<text:s/><text:span text:style-name="T10">struct</text:span><text:s/>{</text:p>
            <text:p>service<text:s/><text:span text:style-name="T12">string</text:span><text:span text:style-name="T12"/></text:p>
            <text:p>counter<text:s/><text:span text:style-name="T12">counter</text:span>}</text:p>
            <text:p><text:span text:style-name="T10">func</text:span><text:s/>makeUsage(service<text:s/><text:span text:style-name="T10">string</text:span>)<text:s/><text:span text:style-name="T10">usage</text:span><text:s/>{</text:p>
            <text:p><text:span text:style-name="T10">return</text:span><text:s/>usage{service, counter{}}}</text:p>
          </table:table-cell>
          <table:table-cell office:value-type="string" table:style-name="ce19">
            <text:p>Внешняя структура, содержащая экземпляр каунтера, и метод инициации объекта через make</text:p>
          </table:table-cell>
          <table:table-cell table:number-columns-repeated="16382"/>
        </table:table-row>
        <table:table-row table:style-name="ro48">
          <table:table-cell office:value-type="string" table:style-name="ce19">
            <text:p>usage := makeUsage(<text:span text:style-name="T13">"find"</text:span>)</text:p>
            <text:p>usage.<text:span text:style-name="T37">counter</text:span>.<text:span text:style-name="T23">increment</text:span>()</text:p>
          </table:table-cell>
          <table:table-cell office:value-type="string" table:style-name="ce19">
            <text:p><text:span text:style-name="T5">Обычное использование<text:s/></text:span>— создание объекта.</text:p>
            <text:p>И затем обращение к атрибуту "каунтер" и его методу increment</text:p>
          </table:table-cell>
          <table:table-cell table:number-columns-repeated="16382"/>
        </table:table-row>
        <table:table-row table:style-name="ro13">
          <table:table-cell office:value-type="string" table:style-name="ce19">
            <text:p><text:span text:style-name="T10">type</text:span><text:s/>usage<text:s/><text:span text:style-name="T10">struct</text:span><text:s/>{</text:p>
            <text:p>service<text:s/><text:span text:style-name="T10">string</text:span><text:span text:style-name="T10"/></text:p>
            <text:p>counter</text:p>
            <text:p>}</text:p>
          </table:table-cell>
          <table:table-cell office:value-type="string" table:style-name="ce23">
            <text:p>А теперь мы не экземпляр типа "каунтер" встраиваем, а САМ ТИП "каунтер".</text:p>
          </table:table-cell>
          <table:table-cell table:number-columns-repeated="16382"/>
        </table:table-row>
        <table:table-row table:style-name="ro36">
          <table:table-cell office:value-type="string" table:style-name="ce17">
            <text:p>usage := makeUsage(<text:span text:style-name="T13">"find"</text:span>)</text:p>
            <text:p>usage.<text:span text:style-name="T23">increment</text:span>()</text:p>
          </table:table-cell>
          <table:table-cell office:value-type="string" table:style-name="ce17">
            <text:p>И тогда можем<text:s/><text:span text:style-name="T5">напрямую использовать его методы</text:span><text:span text:style-name="T5"/></text:p>
            <text:p><text:span text:style-name="T5">из внешней структуры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17"/>
          <table:table-cell table:number-columns-repeated="16382"/>
        </table:table-row>
        <table:table-row table:style-name="ro9">
          <table:table-cell office:value-type="string" table:style-name="ce16">
            <text:p>Interfaces</text:p>
          </table:table-cell>
          <table:table-cell office:value-type="string" table:style-name="ce16">
            <text:p>К НЕМУ НИЧЕГО НЕ ПРИВЯЗЫВАЕТСЯ.</text:p>
            <text:p>ОН НИ К ЧЕМУ НЕ ПРИВЯЗЫВАЕТСЯ,</text:p>
            <text:p/>
            <text:p>Лишь передаётся как атрибут в описании функций,</text:p>
            <text:p>а вместо него при использовании передаются реализующие его структуры.</text:p>
          </table:table-cell>
          <table:table-cell table:number-columns-repeated="16382"/>
        </table:table-row>
        <table:table-row table:style-name="ro13">
          <table:table-cell office:value-type="string" table:style-name="ce17">
            <text:p><text:span text:style-name="T2">type</text:span><text:s/>geometry<text:s/><text:span text:style-name="T2">interface</text:span><text:s/>{</text:p>
            <text:p>area()<text:s/><text:span text:style-name="T6">float64</text:span><text:span text:style-name="T6"/></text:p>
            <text:p>perim()<text:s/><text:span text:style-name="T6">float64</text:span><text:span text:style-name="T6"/></text:p>
            <text:p>}</text:p>
          </table:table-cell>
          <table:table-cell office:value-type="string" table:style-name="ce17">
            <text:p>Интерфейс — структура БЕЗ атрибутов, но с перечислением методов</text:p>
          </table:table-cell>
          <table:table-cell table:number-columns-repeated="16382"/>
        </table:table-row>
        <table:table-row table:style-name="ro18">
          <table:table-cell office:value-type="string" table:style-name="ce17">
            <text:p><text:span text:style-name="T2">type</text:span><text:s/>rect<text:s/><text:span text:style-name="T2">struct</text:span><text:s/>{</text:p>
            <text:p>width, height<text:s/><text:span text:style-name="T6">float64</text:span><text:span text:style-name="T6"/></text:p>
            <text:p>}</text:p>
            <text:p><text:span text:style-name="T2">type</text:span><text:s/>circle<text:s/><text:span text:style-name="T2">struct</text:span><text:s/>{</text:p>
            <text:p>radius<text:s/><text:span text:style-name="T6">float64</text:span><text:span text:style-name="T6"/></text:p>
            <text:p>}</text:p>
          </table:table-cell>
          <table:table-cell office:value-type="string" table:style-name="ce17">
            <text:p>Чтобы имплементировать интерфейс, мы должны создать структуру,</text:p>
            <text:p/>
            <text:p>например, прямоугольники и круги</text:p>
          </table:table-cell>
          <table:table-cell table:number-columns-repeated="16382"/>
        </table:table-row>
        <table:table-row table:style-name="ro49">
          <table:table-cell office:value-type="string" table:style-name="ce17">
            <text:p><text:span text:style-name="T30">//The implementation for rects.</text:span><text:span text:style-name="T30"/></text:p>
            <text:p><text:span text:style-name="T2">func</text:span><text:s/>(r rect) area()<text:s/><text:span text:style-name="T6">float64</text:span><text:s/>{</text:p>
            <text:p><text:span text:style-name="T2">return</text:span><text:s/>r.width * r.height</text:p>
            <text:p>}</text:p>
            <text:p><text:span text:style-name="T2">func</text:span><text:s/>(r rect) perim()<text:s/><text:span text:style-name="T6">float64</text:span><text:s/>{</text:p>
            <text:p><text:span text:style-name="T2">return</text:span><text:s/>2*r.width + 2*r.height</text:p>
            <text:p>}</text:p>
            <text:p/>
            <text:p><text:span text:style-name="T3">//The implementation for circles.</text:span><text:span text:style-name="T3"/></text:p>
            <text:p><text:span text:style-name="T2">func</text:span><text:s/>(c circle) area()<text:s/><text:span text:style-name="T6">float64</text:span><text:s/>{</text:p>
            <text:p><text:span text:style-name="T2">return</text:span><text:s/>math.Pi * c.radius * c.radius</text:p>
            <text:p>}</text:p>
            <text:p><text:span text:style-name="T2">func</text:span><text:s/>(c circle) perim()<text:s/><text:span text:style-name="T6">float64</text:span><text:s/>{</text:p>
            <text:p><text:span text:style-name="T2">return</text:span><text:s/>2 * math.Pi * c.radius</text:p>
            <text:p>}</text:p>
            <text:p/>
          </table:table-cell>
          <table:table-cell office:value-type="string" table:style-name="ce17">
            <text:p>а к ней — методы, перечисленные в интерфейсе</text:p>
          </table:table-cell>
          <table:table-cell table:number-columns-repeated="16382"/>
        </table:table-row>
        <table:table-row table:style-name="ro50">
          <table:table-cell office:value-type="string" table:style-name="ce17">
            <text:p><text:span text:style-name="T2">func</text:span><text:s/>measure(g<text:s/><text:span text:style-name="T5">geometry</text:span>) {</text:p>
            <text:p>fmt.<text:span text:style-name="T6">Println</text:span>(g)</text:p>
            <text:p>fmt.<text:span text:style-name="T6">Println</text:span>(g.area())</text:p>
            <text:p>fmt.<text:span text:style-name="T6">Println</text:span>(g.perim())</text:p>
            <text:p>}</text:p>
            <text:p/>
            <text:p><text:span text:style-name="T2">func</text:span><text:s/><text:span text:style-name="T6">main</text:span>() {</text:p>
            <text:p>r := rect{width: 3, height: 4}</text:p>
            <text:p>c := circle{radius: 5}</text:p>
            <text:p/>
            <text:p>measure(r)</text:p>
            <text:p>measure(c)</text:p>
            <text:p>}</text:p>
            <text:p/>
          </table:table-cell>
          <table:table-cell office:value-type="string" table:style-name="ce17">
            <text:p>Если в функции используется переменная типа интерфейса,</text:p>
            <text:p><text:span text:style-name="T5">то туда можно подставить любую из его реализаций,</text:span><text:span text:style-name="T5"/></text:p>
            <text:p/>
            <text:p/>
            <text:p/>
            <text:p/>
            <text:p/>
            <text:p/>
            <text:p>хоть прямоугольник, хоть круг.</text:p>
          </table:table-cell>
          <table:table-cell table:number-columns-repeated="16382"/>
        </table:table-row>
        <table:table-row table:style-name="ro1">
          <table:table-cell table:number-columns-repeated="2" table:style-name="ce17"/>
          <table:table-cell table:number-columns-repeated="16382"/>
        </table:table-row>
        <table:table-row table:style-name="ro1">
          <table:table-cell office:value-type="string" table:style-name="ce16">
            <text:p>Встраивание интерфейса (приватные атрибуты)</text:p>
          </table:table-cell>
          <table:table-cell table:style-name="ce16"/>
          <table:table-cell table:number-columns-repeated="16382"/>
        </table:table-row>
        <table:table-row table:style-name="ro2">
          <table:table-cell office:value-type="string" table:style-name="ce17">
            <text:p><text:span text:style-name="T2">type</text:span><text:s/>counter<text:s/><text:span text:style-name="T12">struct</text:span><text:s/>{</text:p>
            <text:p>val<text:s/><text:span text:style-name="T12">uint</text:span>}</text:p>
          </table:table-cell>
          <table:table-cell office:value-type="string" table:style-name="ce17">
            <text:p>Структура conter. <text:s/>к ней прописаны методы increment() и value()</text:p>
          </table:table-cell>
          <table:table-cell table:number-columns-repeated="16382"/>
        </table:table-row>
        <table:table-row table:style-name="ro13">
          <table:table-cell office:value-type="string" table:style-name="ce17">
            <text:p><text:span text:style-name="T2">type</text:span><text:s/>Counter<text:s/><text:span text:style-name="T12">interface</text:span><text:s/>{</text:p>
            <text:p>increment()</text:p>
            <text:p>value()<text:s/><text:span text:style-name="T12">uint</text:span>}</text:p>
          </table:table-cell>
          <table:table-cell office:value-type="string" table:style-name="ce17">
            <text:p>определяем интерфейс, который будет инкрементить,</text:p>
            <text:p>а значение можно будет получить только через метод, НЕ напрямую.</text:p>
          </table:table-cell>
          <table:table-cell table:number-columns-repeated="16382"/>
        </table:table-row>
        <table:table-row table:style-name="ro11">
          <table:table-cell office:value-type="string" table:style-name="ce17">
            <text:p><text:span text:style-name="T2">type</text:span><text:s/>usage<text:s/><text:span text:style-name="T12">struct</text:span><text:s/>{</text:p>
            <text:p>service<text:s/><text:span text:style-name="T12">string</text:span><text:span text:style-name="T12"/></text:p>
            <text:p>Counter}</text:p>
          </table:table-cell>
          <table:table-cell office:value-type="string" table:style-name="ce17">
            <text:p>Во внешнюю структуру<text:s/><text:span text:style-name="T5">встраиваем не каунтер, а интерфейс Каунтер</text:span></text:p>
          </table:table-cell>
          <table:table-cell table:number-columns-repeated="16382"/>
        </table:table-row>
        <table:table-row table:style-name="ro13">
          <table:table-cell office:value-type="string" table:style-name="ce17">
            <text:p><text:span text:style-name="T2">func</text:span><text:s/>newUsage(service<text:s/><text:span text:style-name="T12">string</text:span>) *<text:span text:style-name="T12">usage</text:span><text:s/>{</text:p>
            <text:p><text:span text:style-name="T2">return</text:span><text:s/>&amp;usage{service, &amp;counter{} }</text:p>
            <text:p>}</text:p>
          </table:table-cell>
          <table:table-cell office:value-type="string" table:style-name="ce17">
            <text:p>При создании счётчика использования сервиса</text:p>
            <text:p>передаём строку имени сервиса и экземпляр структуры "каунтер", но пользователь не узнает, что там есть атрибут "value"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17"/>
          <table:table-cell table:number-columns-repeated="16382"/>
        </table:table-row>
        <table:table-row table:style-name="ro1">
          <table:table-cell table:number-columns-repeated="2" table:style-name="ce24"/>
          <table:table-cell table:number-columns-repeated="16382"/>
        </table:table-row>
        <table:table-row table:number-rows-repeated="3" table:style-name="ro1">
          <table:table-cell table:number-columns-repeated="2" table:style-name="ce17"/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  <table:table table:name="strings" table:style-name="ta1">
        <table:table-column table:style-name="co12" table:default-cell-style-name="ce3"/>
        <table:table-column table:style-name="co13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5">
            <text:p>println</text:p>
          </table:table-cell>
          <table:table-cell office:value-type="string" table:style-name="ce8">
            <text:p>Встроенная в основную библиотеку печать строки в STDOUT!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<text:span text:style-name="T31">println</text:span><text:span text:style-name="T32">(</text:span><text:span text:style-name="T38">"Meow"</text:span><text:span text:style-name="T32">)</text:span></text:p>
          </table:table-cell>
          <table:table-cell office:value-type="string" table:style-name="ce5">
            <text:p>Строки обозначаются в ДВОЙНЫХ кавычках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5"/>
          <table:table-cell table:number-columns-repeated="16382"/>
        </table:table-row>
        <table:table-row table:style-name="ro1">
          <table:table-cell office:value-type="string" table:style-name="ce8">
            <text:p>fmt.print</text:p>
          </table:table-cell>
          <table:table-cell table:style-name="ce8"/>
          <table:table-cell table:number-columns-repeated="16382"/>
        </table:table-row>
        <table:table-row table:style-name="ro1">
          <table:table-cell office:value-type="string" table:style-name="ce7">
            <text:p>fmt.<text:span text:style-name="T6">Println</text:span>("Some string")</text:p>
          </table:table-cell>
          <table:table-cell office:value-type="string" table:style-name="ce7">
            <text:p>вывод строки с переходом на следующую строку;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mt.<text:span text:style-name="T6">Print</text:span>("Some string")</text:p>
          </table:table-cell>
          <table:table-cell office:value-type="string" table:style-name="ce7">
            <text:p>вывод строки без перехода на следующую строку;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mt.<text:span text:style-name="T6">Printf</text:span>(<text:span text:style-name="T9">"Name: %s, Age: %d\n"</text:span>,<text:s/><text:span text:style-name="T9">"Peter"</text:span>, 35)</text:p>
          </table:table-cell>
          <table:table-cell office:value-type="string" table:style-name="ce7">
            <text:p>форматированный вывод.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2">
          <table:table-cell office:value-type="string" table:style-name="ce5">
            <text:p>fmt.<text:span text:style-name="T6">Println</text:span>(<text:span text:style-name="T9">"1+1 ="</text:span>, 1+1)</text:p>
            <text:p>fmt.<text:span text:style-name="T6">Println</text:span>(<text:span text:style-name="T9">"7.0/3.0 ="</text:span>, 7.0/3.0)</text:p>
          </table:table-cell>
          <table:table-cell office:value-type="string" table:style-name="ce7">
            <text:p>Перевод типа из int в string при написании в принте — автоматический</text:p>
          </table:table-cell>
          <table:table-cell table:number-columns-repeated="16382"/>
        </table:table-row>
        <table:table-row table:style-name="ro11">
          <table:table-cell office:value-type="string" table:style-name="ce7">
            <text:p>fmt.<text:span text:style-name="T6">Println</text:span>(<text:span text:style-name="T9">`Это</text:span><text:span text:style-name="T9"/></text:p>
            <text:p><text:span text:style-name="T9">многострочная строка.</text:span><text:span text:style-name="T9"/></text:p>
            <text:p><text:span text:style-name="T9">`</text:span>)</text:p>
          </table:table-cell>
          <table:table-cell office:value-type="string" table:style-name="ce7">
            <text:p>Многострочность обеспечивают обратные кавычки ` - на Tab</text:p>
          </table:table-cell>
          <table:table-cell table:number-columns-repeated="16382"/>
        </table:table-row>
        <table:table-row table:style-name="ro13">
          <table:table-cell office:value-type="string" table:style-name="ce7">
            <text:p>fmt.<text:span text:style-name="T6">Println</text:span>(</text:p>
            <text:p><text:span text:style-name="T9">"O'word "</text:span><text:s/>+</text:p>
            <text:p><text:span text:style-name="T9">"Another \"word\" "</text:span><text:s/>+</text:p>
            <text:p><text:span text:style-name="T9">"Last word."</text:span>)</text:p>
          </table:table-cell>
          <table:table-cell office:value-type="string" table:style-name="ce7">
            <text:p>Двойные кавычки — главные для строк. <text:s/>Чтобы прописать их в тексте, их надо экранировать символом \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mt.<text:span text:style-name="T19">Fprint</text:span>()</text:p>
          </table:table-cell>
          <table:table-cell office:value-type="string" table:style-name="ce7">
            <text:p>запись В ФАЙЛ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22">
          <table:table-cell office:value-type="string" table:style-name="ce7">
            <text:p>s := fmt.<text:span text:style-name="T19">Sprintf</text:span>("sprintf: a %s", "string")</text:p>
          </table:table-cell>
          <table:table-cell office:value-type="string" table:style-name="ce7">
            <text:p>форматирует строку и<text:s/><text:span text:style-name="T5">возвращает её, нигде не печатая</text:span>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7">
          <table:table-cell office:value-type="string" table:style-name="ce7">
            <text:p><text:span text:style-name="T39">var</text:span><text:span text:style-name="T40"><text:s/>s<text:s/></text:span><text:span text:style-name="T39">string</text:span><text:span text:style-name="T39"/></text:p>
            <text:p>fmt.<text:span text:style-name="T6">Scan</text:span>(&amp;s)</text:p>
          </table:table-cell>
          <table:table-cell office:value-type="string" table:style-name="ce7">
            <text:p><text:span text:style-name="T5">считывает ввод</text:span><text:s/>пользователя в терминале,</text:p>
            <text:p>кладёт в стринг-переменную s по ссылке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8">
            <text:p>io</text:p>
          </table:table-cell>
          <table:table-cell table:style-name="ce8"/>
          <table:table-cell table:number-columns-repeated="16382"/>
        </table:table-row>
        <table:table-row table:style-name="ro11">
          <table:table-cell office:value-type="string" table:style-name="ce15">
            <text:p><text:span text:style-name="T7">io.WriteString(os.Stdout,<text:s/></text:span><text:span text:style-name="T21">"Hello"</text:span><text:span text:style-name="T7">)</text:span></text:p>
          </table:table-cell>
          <table:table-cell office:value-type="string" table:style-name="ce7">
            <text:p>метод передает строку в Writer для написания/вывода.</text:p>
            <text:p>В данном случае - в стандартный StdOut</text:p>
            <text:p>Writer - первый аргумент, строка - второй аргумент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func(w http.ResponseWriter, r *http.Request) {io.WriteString(w, "Hello")}</text:p>
          </table:table-cell>
          <table:table-cell office:value-type="string" table:style-name="ce7">
            <text:p>А тут строка передается в класс,</text:p>
            <text:p>занимающимийся созданием ответов API-сервера<text:s/><text:span text:style-name="T41">net/http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8">
            <text:p>Проверки</text:p>
          </table:table-cell>
          <table:table-cell table:style-name="ce8"/>
          <table:table-cell table:number-columns-repeated="16382"/>
        </table:table-row>
        <table:table-row table:style-name="ro1">
          <table:table-cell office:value-type="string" table:style-name="ce27">
            <text:p>unicode.<text:span text:style-name="T19">IsLetter</text:span>()</text:p>
          </table:table-cell>
          <table:table-cell office:value-type="string" table:style-name="ce27">
            <text:p>Проверяем, является ли символ — буквой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.<text:span text:style-name="T19">Contains</text:span>(<text:span text:style-name="T9">"test", "es"</text:span>)</text:p>
          </table:table-cell>
          <table:table-cell office:value-type="string" table:style-name="ce7">
            <text:p>Содержит ли строка подстроку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idx := strings.Index(src, substr)</text:p>
          </table:table-cell>
          <table:table-cell office:value-type="string" table:style-name="ce7">
            <text:p>Индекс вхождения субстроки в строку. <text:s/>Если не входит, возвращает -1.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.<text:span text:style-name="T19">Count</text:span>(<text:span text:style-name="T9">"test", "t"</text:span>)</text:p>
          </table:table-cell>
          <table:table-cell office:value-type="string" table:style-name="ce7">
            <text:p>Считаем, сколько раз подстрока встречается в строке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unicode.<text:span text:style-name="T19">IsDigit</text:span>()</text:p>
          </table:table-cell>
          <table:table-cell office:value-type="string" table:style-name="ce7">
            <text:p>Проверяем, является ли символ — числом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utf8.<text:span text:style-name="T19">RuneCountInString</text:span>()</text:p>
          </table:table-cell>
          <table:table-cell office:value-type="string" table:style-name="ce7">
            <text:p>Считает число рун в строке</text:p>
          </table:table-cell>
          <table:table-cell table:number-columns-repeated="16382"/>
        </table:table-row>
        <table:table-row table:style-name="ro1">
          <table:table-cell table:style-name="ce15"/>
          <table:table-cell table:style-name="ce28"/>
          <table:table-cell table:number-columns-repeated="16382"/>
        </table:table-row>
        <table:table-row table:style-name="ro1">
          <table:table-cell office:value-type="string" table:style-name="ce29">
            <text:p>Экранирование спецсимволов</text:p>
          </table:table-cell>
          <table:table-cell table:style-name="ce29"/>
          <table:table-cell table:number-columns-repeated="16382"/>
        </table:table-row>
        <table:table-row table:style-name="ro2">
          <table:table-cell office:value-type="string" table:style-name="ce15">
            <text:p><text:s/>fmt.Printf("pointer: %p\n", &amp;p)</text:p>
          </table:table-cell>
          <table:table-cell office:value-type="string" table:style-name="ce7">
            <text:p>В апострофах (кнопка "тильда")</text:p>
            <text:p>специсмволы не срабатывают и всё выводится, как есть!</text:p>
          </table:table-cell>
          <table:table-cell table:number-columns-repeated="16382"/>
        </table:table-row>
        <table:table-row table:number-rows-repeated="3" table:style-name="ro1">
          <table:table-cell table:style-name="ce15"/>
          <table:table-cell table:style-name="ce7"/>
          <table:table-cell table:number-columns-repeated="16382"/>
        </table:table-row>
        <table:table-row table:style-name="ro1">
          <table:table-cell office:value-type="string" table:style-name="ce8">
            <text:p>Разные действия со строками</text:p>
          </table:table-cell>
          <table:table-cell table:style-name="ce8"/>
          <table:table-cell table:number-columns-repeated="16382"/>
        </table:table-row>
        <table:table-row table:style-name="ro2">
          <table:table-cell office:value-type="string" table:style-name="ce7">
            <text:p><text:span text:style-name="T18">"go"</text:span><text:s/>+<text:s/><text:span text:style-name="T18">"lang"</text:span><text:span text:style-name="T18"/></text:p>
            <text:p/>
          </table:table-cell>
          <table:table-cell office:value-type="string" table:style-name="ce7">
            <text:p>конкатенация строк</text:p>
          </table:table-cell>
          <table:table-cell table:number-columns-repeated="16382"/>
        </table:table-row>
        <table:table-row table:style-name="ro16">
          <table:table-cell office:value-type="string" table:style-name="ce7">
            <text:p>len(<text:span text:style-name="T9">"hello"</text:span>)</text:p>
          </table:table-cell>
          <table:table-cell office:value-type="string" table:style-name="ce7">
            <text:p>Длина стринги</text:p>
            <text:p>Go uses UTF-8 encoded strings, so this is often useful as-is. If you’re working with potentially multi-byte characters you’ll want to use encoding-aware operations. See strings, bytes, runes and characters in Go for more information https://blog.golang.org/strings</text:p>
          </table:table-cell>
          <table:table-cell table:number-columns-repeated="16382"/>
        </table:table-row>
        <table:table-row table:style-name="ro51">
          <table:table-cell office:value-type="string" table:style-name="ce7">
            <text:p>s :=<text:s/><text:span text:style-name="T13">"Hello, 世界"</text:span><text:span text:style-name="T13"/></text:p>
            <text:p>a := []<text:span text:style-name="T10">rune</text:span>(s)</text:p>
            <text:p><text:span text:style-name="T10">for</text:span><text:s/>i, r :=<text:s/><text:span text:style-name="T10">range</text:span><text:s/>a {</text:p>
            <text:p>fmt.Printf(<text:span text:style-name="T42">"%d r %c\n"</text:span>, i, r)</text:p>
            <text:p><text:span text:style-name="T40">}</text:span><text:span text:style-name="T40"/></text:p>
            <text:p/>
            <text:p/>
          </table:table-cell>
          <table:table-cell office:value-type="string" table:style-name="ce7">
            <text:p><text:span text:style-name="T5">Разбить стрингу на буквы</text:span><text:span text:style-name="T5"/></text:p>
            <text:p/>
            <text:p>0 r H</text:p>
            <text:p>1 r e</text:p>
            <text:p>2 r l</text:p>
            <text:p>3 r l</text:p>
            <text:p>4 r o</text:p>
            <text:p>5 r ,</text:p>
            <text:p>6 r</text:p>
            <text:p>7 r 世</text:p>
            <text:p>8 r 界</text:p>
          </table:table-cell>
          <table:table-cell table:number-columns-repeated="16382"/>
        </table:table-row>
        <table:table-row table:style-name="ro27">
          <table:table-cell office:value-type="string" table:style-name="ce7">
            <text:p><text:span text:style-name="T7">word:=</text:span><text:span text:style-name="T43"><text:s/>"hello"</text:span><text:span text:style-name="T43"/></text:p>
            <text:p><text:span text:style-name="T7">letters := []</text:span><text:span text:style-name="T29">rune</text:span><text:span text:style-name="T7">(word)</text:span></text:p>
          </table:table-cell>
          <table:table-cell office:value-type="string" table:style-name="ce12">
            <text:p>Разбить стрингу на слайс рун</text:p>
            <text:p/>
          </table:table-cell>
          <table:table-cell table:number-columns-repeated="16382"/>
        </table:table-row>
        <table:table-row table:style-name="ro27">
          <table:table-cell office:value-type="string" table:style-name="ce7">
            <text:p><text:span text:style-name="T7">letterH := letters</text:span>[0]</text:p>
          </table:table-cell>
          <table:table-cell office:value-type="string" table:style-name="ce12">
            <text:p>Получить руну по индексу в стринге!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7">
            <text:p>fmt.<text:span text:style-name="T6">Println</text:span>(<text:span text:style-name="T10">string</text:span>(letterH))</text:p>
          </table:table-cell>
          <table:table-cell office:value-type="string" table:style-name="ce27">
            <text:p><text:span text:style-name="T7">чтобы вывести на экран букву "h" из руны<text:s/></text:span><text:span text:style-name="T7">letterH</text:span><text:s/>— применяем<text:s/><text:span text:style-name="T2">string</text:span></text:p>
          </table:table-cell>
          <table:table-cell table:number-columns-repeated="16382"/>
        </table:table-row>
        <table:table-row table:style-name="ro22">
          <table:table-cell office:value-type="string" table:style-name="ce7">
            <text:p><text:span text:style-name="T7">fmt.</text:span><text:span text:style-name="T11">Println</text:span><text:span text:style-name="T7">(strings.ToUpper(</text:span><text:span text:style-name="T29">string</text:span><text:span text:style-name="T7">(letterH)))</text:span></text:p>
          </table:table-cell>
          <table:table-cell office:value-type="string" table:style-name="ce12">
            <text:p>Делаем букву заглавной<text:s/><text:span text:style-name="T1">и выводим на экран</text:span></text:p>
          </table:table-cell>
          <table:table-cell table:number-columns-repeated="16382"/>
        </table:table-row>
        <table:table-row table:style-name="ro52">
          <table:table-cell office:value-type="string" table:style-name="ce7">
            <text:p><text:span text:style-name="T7">fmt.</text:span><text:span text:style-name="T11">Println</text:span><text:span text:style-name="T7">(</text:span><text:span text:style-name="T29">string</text:span><text:span text:style-name="T7">(unicode.ToUpper(letterH)))</text:span></text:p>
          </table:table-cell>
          <table:table-cell office:value-type="string" table:style-name="ce27">
            <text:p><text:span text:style-name="T5">НО МЕТОДЫ unicode применяются непосредственно к руне</text:span>.</text:p>
            <text:p>Сначала их применяем, а потом уже —<text:s/><text:span text:style-name="T10">string</text:span><text:span text:style-name="T10"/></text:p>
            <text:p><text:span text:style-name="T8">Делаем букву заглавной<text:s/></text:span><text:span text:style-name="T7">и выводим на экран, как и в прошлом примере.</text:span></text:p>
          </table:table-cell>
          <table:table-cell table:number-columns-repeated="16382"/>
        </table:table-row>
        <table:table-row table:style-name="ro16">
          <table:table-cell office:value-type="string" table:style-name="ce7">
            <text:p>import (</text:p>
            <text:p><text:span text:style-name="T9">"fmt"</text:span><text:span text:style-name="T9"/></text:p>
            <text:p>s<text:s/><text:span text:style-name="T9">"strings"</text:span><text:span text:style-name="T9"/></text:p>
            <text:p>)</text:p>
            <text:p/>
          </table:table-cell>
          <table:table-cell office:value-type="string" table:style-name="ce7">
            <text:p>импортируем "strings" под псевдонимом s</text:p>
          </table:table-cell>
          <table:table-cell table:number-columns-repeated="16382"/>
        </table:table-row>
        <table:table-row table:style-name="ro22">
          <table:table-cell office:value-type="string" table:style-name="ce7">
            <text:p>i, err := strconv.Atoi(<text:span text:style-name="T9">"-42"</text:span>)</text:p>
          </table:table-cell>
          <table:table-cell office:value-type="string" table:style-name="ce12">
            <text:p>Изменение типа из string в int</text:p>
          </table:table-cell>
          <table:table-cell table:number-columns-repeated="16382"/>
        </table:table-row>
        <table:table-row table:style-name="ro22">
          <table:table-cell office:value-type="string" table:style-name="ce7">
            <text:p>s := strconv.Itoa(-42)</text:p>
          </table:table-cell>
          <table:table-cell office:value-type="string" table:style-name="ce12">
            <text:p>Перевод типа из int в string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a := int('0')fmt.Println(a)// 48</text:p>
          </table:table-cell>
          <table:table-cell office:value-type="string" table:style-name="ce27">
            <text:p>Перевод<text:s/><text:span text:style-name="T10">int</text:span>(<text:span text:style-name="T9">'0'</text:span>) выдаёт номер руны, например на<text:s/><text:span text:style-name="T9">'0'</text:span><text:s/>выдаёт 48</text:p>
          </table:table-cell>
          <table:table-cell table:number-columns-repeated="16382"/>
        </table:table-row>
        <table:table-row table:number-rows-repeated="2" table:style-name="ro22">
          <table:table-cell table:style-name="ce7"/>
          <table:table-cell table:style-name="ce12"/>
          <table:table-cell table:number-columns-repeated="16382"/>
        </table:table-row>
        <table:table-row table:style-name="ro1">
          <table:table-cell office:value-type="string" table:style-name="ce7">
            <text:p>s.HasPrefix(<text:span text:style-name="T9">"test", "te"</text:span>)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7">
            <text:p>s.HasSuffix(<text:span text:style-name="T9">"test", "st"</text:span>)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7">
            <text:p>s.Index(<text:span text:style-name="T9">"test", "e"</text:span>)</text:p>
          </table:table-cell>
          <table:table-cell table:style-name="ce7"/>
          <table:table-cell table:number-columns-repeated="16382"/>
        </table:table-row>
        <table:table-row table:style-name="ro22">
          <table:table-cell office:value-type="string" table:style-name="ce7">
            <text:p>s.<text:span text:style-name="T5">Join</text:span>([]<text:span text:style-name="T6">string</text:span>{<text:span text:style-name="T9">"a", "b"</text:span>}, "-")</text:p>
          </table:table-cell>
          <table:table-cell office:value-type="string" table:style-name="ce12">
            <text:p>Соединить строковые элементы слайса в единую строку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.Repeat(<text:span text:style-name="T9">"a"</text:span>, 5)</text:p>
          </table:table-cell>
          <table:table-cell table:style-name="ce7"/>
          <table:table-cell table:number-columns-repeated="16382"/>
        </table:table-row>
        <table:table-row table:style-name="ro13">
          <table:table-cell office:value-type="string" table:style-name="ce7">
            <text:p>s.Replace(<text:span text:style-name="T9">"foo", "o", "0"</text:span>, -1)</text:p>
          </table:table-cell>
          <table:table-cell office:value-type="string" table:style-name="ce7">
            <text:p>Заменям символы.</text:p>
            <text:p>Число показывает, в скольки элементах начиная с начала заменить вхождение.</text:p>
            <text:p>-1 - заменить во всех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.Replace(<text:span text:style-name="T9">"foo", "o", "0"</text:span>, 1)</text:p>
          </table:table-cell>
          <table:table-cell table:style-name="ce7"/>
          <table:table-cell table:number-columns-repeated="16382"/>
        </table:table-row>
        <table:table-row table:style-name="ro22">
          <table:table-cell office:value-type="string" table:style-name="ce7">
            <text:p>s.<text:span text:style-name="T5">Split</text:span>(<text:span text:style-name="T9">"a-b-c-d-e"</text:span>,<text:s/><text:span text:style-name="T9">"-"</text:span>)</text:p>
          </table:table-cell>
          <table:table-cell office:value-type="string" table:style-name="ce12">
            <text:p>Разбить строку на слайс по символу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.ToLower(<text:span text:style-name="T9">"TEST"</text:span>)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7">
            <text:p>s.ToUpper(<text:span text:style-name="T9">"test"</text:span>)</text:p>
          </table:table-cell>
          <table:table-cell office:value-type="string" table:style-name="ce7">
            <text:p>Поменять кейс на верхний по индексу символа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trings.Title()</text:p>
          </table:table-cell>
          <table:table-cell office:value-type="string" table:style-name="ce7">
            <text:p>сделать первую букву заглавной</text:p>
          </table:table-cell>
          <table:table-cell table:number-columns-repeated="16382"/>
        </table:table-row>
        <table:table-row table:style-name="ro22">
          <table:table-cell office:value-type="string" table:style-name="ce27">
            <text:p>strings.<text:span text:style-name="T5">Fields</text:span>()</text:p>
          </table:table-cell>
          <table:table-cell office:value-type="string" table:style-name="ce12">
            <text:p>Разбивает фразу на слова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trings.Trim(input, ",")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7">
            <text:p>token := strings.SplitN(input, ",", 7)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7">
            <text:p>strings.Join(token[0:6], ",")</text:p>
          </table:table-cell>
          <table:table-cell table:style-name="ce7"/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9">
          <table:table-cell office:value-type="string" table:style-name="ce7">
            <text:p><text:span text:style-name="T2">type</text:span><text:s/>point struct {</text:p>
            <text:p>x, y int</text:p>
            <text:p>}</text:p>
            <text:p/>
            <text:p><text:span text:style-name="T2">func</text:span><text:s/>main() {</text:p>
            <text:p>p := point{1, 2}</text:p>
            <text:p>fmt.<text:span text:style-name="T6">Printf</text:span>(<text:span text:style-name="T9">"struct1: %v\n"</text:span>, p)</text:p>
          </table:table-cell>
          <table:table-cell office:value-type="string" table:style-name="ce7">
            <text:p/>
            <text:p/>
            <text:p/>
            <text:p/>
            <text:p/>
            <text:p/>
            <text:p>Печатает содержение (значения) всей структуры: struct1: {1 2}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mt.<text:span text:style-name="T6">Printf</text:span>(<text:span text:style-name="T9">"struct2: %+v\n"</text:span>, p)</text:p>
          </table:table-cell>
          <table:table-cell office:value-type="string" table:style-name="ce7">
            <text:p>Печатает структуру именами и значениями атрибутов: <text:s text:c="4"/>struct2: {x:1 y:2}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mt.<text:span text:style-name="T6">Printf</text:span>(<text:span text:style-name="T9">"struct3: %#v\n"</text:span>, p)</text:p>
          </table:table-cell>
          <table:table-cell office:value-type="string" table:style-name="ce7">
            <text:p><text:span text:style-name="T7">Печатает:<text:s/></text:span>struct3: main.point{x:1, y:2}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mt.Printf(<text:span text:style-name="T9">"type: %T\n"</text:span>, p)</text:p>
          </table:table-cell>
          <table:table-cell office:value-type="string" table:style-name="ce7">
            <text:p><text:span text:style-name="T7">Печатает:<text:s/></text:span>type: main.point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mt.Printf(<text:span text:style-name="T9">"bool: %t\n"</text:span>, true)</text:p>
          </table:table-cell>
          <table:table-cell office:value-type="string" table:style-name="ce7">
            <text:p>Обработка булевных значений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mt.Printf(<text:span text:style-name="T9">"int: %d\n"</text:span>, 123)</text:p>
          </table:table-cell>
          <table:table-cell office:value-type="string" table:style-name="ce7">
            <text:p>Обработка интеджеров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mt.Printf(<text:span text:style-name="T9">"bin: %b\n"</text:span>, 14)</text:p>
          </table:table-cell>
          <table:table-cell office:value-type="string" table:style-name="ce7">
            <text:p>Показывает бинарное отображение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mt.Printf(<text:span text:style-name="T9">"char: %c\n"</text:span>, 33)</text:p>
          </table:table-cell>
          <table:table-cell office:value-type="string" table:style-name="ce7">
            <text:p>Печатает символ, соответствующий интеджеру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mt.Printf(<text:span text:style-name="T9">"hex: %x\n"</text:span>, 456)</text:p>
          </table:table-cell>
          <table:table-cell office:value-type="string" table:style-name="ce7">
            <text:p>Кодировка HEX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mt.Printf(<text:span text:style-name="T9">"float1: %f\n"</text:span>, 78.9)</text:p>
          </table:table-cell>
          <table:table-cell table:style-name="ce7"/>
          <table:table-cell table:number-columns-repeated="16382"/>
        </table:table-row>
        <table:table-row table:style-name="ro2">
          <table:table-cell office:value-type="string" table:style-name="ce7">
            <text:p>fmt.Printf(<text:span text:style-name="T9">"float2: %e\n"</text:span>, 123400000.0)</text:p>
            <text:p>fmt.Printf(<text:span text:style-name="T9">"float3: %E\n"</text:span>, 123400000.0)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7">
            <text:p>fmt.Printf("str1: %s\n", "\"string\"")</text:p>
          </table:table-cell>
          <table:table-cell office:value-type="string" table:style-name="ce7">
            <text:p>Двойные кавычки экранируются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mt.Printf("str3: %x\n", "hex this")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7">
            <text:p><text:s/>fmt.Printf("pointer: %p\n", &amp;p)</text:p>
          </table:table-cell>
          <table:table-cell office:value-type="string" table:style-name="ce7">
            <text:p>Указатель: <text:s text:c="4"/>pointer: 0xc0000200f0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fmt.Printf(<text:span text:style-name="T9">"width1: |%6d|%6d|\n"</text:span>, 12, 345)</text:p>
          </table:table-cell>
          <table:table-cell office:value-type="string" table:style-name="ce7">
            <text:p>Контролируем точность и ширину числа</text:p>
            <text:p>width1: | 12| 345|</text:p>
          </table:table-cell>
          <table:table-cell table:number-columns-repeated="16382"/>
        </table:table-row>
        <table:table-row table:style-name="ro53">
          <table:table-cell office:value-type="string" table:style-name="ce7">
            <text:p>fmt.Printf(<text:span text:style-name="T9">"width2: |%6.2f|%6.2f|\n"</text:span>, 1.2, 3.45)</text:p>
          </table:table-cell>
          <table:table-cell office:value-type="string" table:style-name="ce7">
            <text:p>То же с флоатами</text:p>
            <text:p><text:span text:style-name="T7">width2: | 1.20| 3.45|</text:span>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fmt.Printf(<text:span text:style-name="T9">"width3: |%-6.2f|%-6.2f|\n"</text:span>, 1.2, 3.45)</text:p>
          </table:table-cell>
          <table:table-cell office:value-type="string" table:style-name="ce7">
            <text:p>- flag</text:p>
            <text:p>width3: |1.20 |3.45 |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fmt.Printf(<text:span text:style-name="T9">"width4: |%6s|%6s|\n", "foo", "b"</text:span>)</text:p>
          </table:table-cell>
          <table:table-cell office:value-type="string" table:style-name="ce7">
            <text:p>Управляем шириной строк, выравниваем вправо</text:p>
            <text:p>width4: | foo| b|</text:p>
          </table:table-cell>
          <table:table-cell table:number-columns-repeated="16382"/>
        </table:table-row>
        <table:table-row table:style-name="ro2">
          <table:table-cell office:value-type="string" table:style-name="ce27">
            <text:p><text:span text:style-name="T7">fmt.Printf(</text:span><text:span text:style-name="T21">"width5: |%-6s|%-6s|\n"</text:span><text:span text:style-name="T7">,</text:span><text:span text:style-name="T21"><text:s/>"foo", "b"</text:span><text:span text:style-name="T7">)</text:span></text:p>
          </table:table-cell>
          <table:table-cell office:value-type="string" table:style-name="ce27">
            <text:p>Выравниваем влево, используя флаг -</text:p>
            <text:p>width5: |foo |b |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30">
            <text:p>flag</text:p>
          </table:table-cell>
          <table:table-cell office:value-type="string" table:style-name="ce30">
            <text:p>Парсинг входящих аргументов в скрипт (аналог argparse в Python)</text:p>
          </table:table-cell>
          <table:table-cell table:number-columns-repeated="16382"/>
        </table:table-row>
        <table:table-row table:style-name="ro11">
          <table:table-cell office:value-type="string" table:style-name="ce7">
            <text:p><text:span text:style-name="T10">import</text:span><text:s/><text:span text:style-name="T9">"flag"</text:span><text:span text:style-name="T9"/></text:p>
            <text:p><text:span text:style-name="T10">var</text:span><text:s/>nFlag = flag.<text:span text:style-name="T19">Int</text:span>(<text:span text:style-name="T9">"n"</text:span>, 1234,<text:s/><text:span text:style-name="T9">"help message for flag n"</text:span>)</text:p>
          </table:table-cell>
          <table:table-cell office:value-type="string" table:style-name="ce7">
            <text:p>Объявляем integer flag, -n, хранящийся в указателе nFlag с типом *int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flag.<text:span text:style-name="T19">Parse</text:span>()</text:p>
          </table:table-cell>
          <table:table-cell office:value-type="string" table:style-name="ce27">
            <text:p>ПОСЛЕ объявления ожидаемых аргументов вызываем считывание строки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<text:span text:style-name="T7">src = strings.</text:span><text:span text:style-name="T44">Join</text:span><text:span text:style-name="T7">(flag.Args(),<text:s/></text:span><text:span text:style-name="T21">""</text:span><text:span text:style-name="T7">)</text:span></text:p>
          </table:table-cell>
          <table:table-cell office:value-type="string" table:style-name="ce27">
            <text:p>Объединяем все переданные аргументы, независимо от имени.</text:p>
            <text:p>Вызывается после парсинга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7"/>
          <table:table-cell table:number-columns-repeated="16382"/>
        </table:table-row>
        <table:table-row table:style-name="ro1">
          <table:table-cell office:value-type="string" table:style-name="ce8">
            <text:p>RegExp</text:p>
          </table:table-cell>
          <table:table-cell table:style-name="ce8"/>
          <table:table-cell table:number-columns-repeated="16382"/>
        </table:table-row>
        <table:table-row table:style-name="ro16">
          <table:table-cell office:value-type="string" table:style-name="ce7">
            <text:p>match, _ := regexp.MatchString(<text:span text:style-name="T45">"p([a-z]+)ch"</text:span>,<text:s/><text:span text:style-name="T45">"peach"</text:span>)</text:p>
            <text:p>fmt.<text:span text:style-name="T46">Println</text:span>(match)</text:p>
            <text:p>r, _ := regexp.Compile(<text:span text:style-name="T45">"p([a-z]+)ch"</text:span>)</text:p>
            <text:p/>
          </table:table-cell>
          <table:table-cell table:style-name="ce7"/>
          <table:table-cell table:number-columns-repeated="16382"/>
        </table:table-row>
        <table:table-row table:style-name="ro2">
          <table:table-cell office:value-type="string" table:style-name="ce7">
            <text:p>r = regexp.MustCompile(<text:span text:style-name="T45">"p([a-z]+)ch"</text:span>)</text:p>
            <text:p>fmt.<text:span text:style-name="T46">Println</text:span>("regexp:", r)</text:p>
          </table:table-cell>
          <table:table-cell office:value-type="string" table:style-name="ce7">
            <text:p>Альтернатива Compile, которая паникует вместо того, чтоб возвращать ошибку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r.MatchString<text:span text:style-name="T45">("peach"</text:span>)</text:p>
          </table:table-cell>
          <table:table-cell table:style-name="ce7"/>
          <table:table-cell table:number-columns-repeated="16382"/>
        </table:table-row>
        <table:table-row table:style-name="ro2">
          <table:table-cell office:value-type="string" table:style-name="ce7">
            <text:p>r.FindString("peach punch")</text:p>
            <text:p/>
          </table:table-cell>
          <table:table-cell office:value-type="string" table:style-name="ce7">
            <text:p>находит первое соответствие. Выдает — сам текст строки.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r.FindStringIndex(<text:span text:style-name="T45">"peach punch"</text:span>))</text:p>
          </table:table-cell>
          <table:table-cell office:value-type="string" table:style-name="ce7">
            <text:p>Выдаёт индексы всех вхождений: <text:s text:c="3"/>[0 5]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r.FindStringSubmatch("peach punch")</text:p>
            <text:p/>
          </table:table-cell>
          <table:table-cell office:value-type="string" table:style-name="ce7">
            <text:p>Находит вхождения и полные, и частичные (групп regex, обозначаемых квадратными скобками)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r.FindStringSubmatchIndex(<text:span text:style-name="T45">"peach punch"</text:span>)</text:p>
            <text:p/>
          </table:table-cell>
          <table:table-cell office:value-type="string" table:style-name="ce7">
            <text:p>Индексы полных и частичных вхождений <text:s/>[0 5 1 3]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r.FindAllString(<text:span text:style-name="T45">"peach punch pinch"</text:span>, -1)</text:p>
          </table:table-cell>
          <table:table-cell office:value-type="string" table:style-name="ce7">
            <text:p>Выдать все совпадения в строке. N — количество возвращаемых совпадений. -1 — все слова.<text:s text:c="2"/></text:p>
          </table:table-cell>
          <table:table-cell table:number-columns-repeated="16382"/>
        </table:table-row>
        <table:table-row table:style-name="ro2">
          <table:table-cell office:value-type="string" table:style-name="ce27">
            <text:p>r.FindAllStringSubmatchIndex(<text:span text:style-name="T45">"peach punch pinch"</text:span>, -1)</text:p>
          </table:table-cell>
          <table:table-cell office:value-type="string" table:style-name="ce7">
            <text:p>Выдать индексы всех совпадений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2">
          <table:table-cell office:value-type="string" table:style-name="ce7">
            <text:p>fmt.Println(r.Match([]byte(<text:span text:style-name="T45">"peach"</text:span>)))</text:p>
            <text:p/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7">
            <text:p>r.ReplaceAllString(<text:span text:style-name="T45">"a peach"</text:span>,<text:s/><text:span text:style-name="T45">"&lt;fruit&gt;"</text:span>)</text:p>
          </table:table-cell>
          <table:table-cell office:value-type="string" table:style-name="ce7">
            <text:p>Заменяет в строке наш шаблон на другую строку</text:p>
          </table:table-cell>
          <table:table-cell table:number-columns-repeated="16382"/>
        </table:table-row>
        <table:table-row table:style-name="ro11">
          <table:table-cell office:value-type="string" table:style-name="ce7">
            <text:p>in := []byte(<text:span text:style-name="T45">"a peach"</text:span>)</text:p>
            <text:p>out := r.ReplaceAllFunc(in, bytes.ToUpper)</text:p>
            <text:p>fmt.Println(string(out))</text:p>
          </table:table-cell>
          <table:table-cell office:value-type="string" table:style-name="ce7">
            <text:p>Применение функции к шаблону. В данно случае — функции верхнего регистра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7"/>
          <table:table-cell table:number-columns-repeated="16382"/>
        </table:table-row>
        <table:table-row table:number-rows-repeated="1048462" table:style-name="ro20">
          <table:table-cell table:number-columns-repeated="16384"/>
        </table:table-row>
      </table:table>
      <table:table table:name="json" table:style-name="ta1">
        <table:table-column table:style-name="co14" table:number-columns-repeated="2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8">
            <text:p>JSON</text:p>
          </table:table-cell>
          <table:table-cell table:style-name="ce8"/>
          <table:table-cell table:number-columns-repeated="16382"/>
        </table:table-row>
        <table:table-row table:style-name="ro2">
          <table:table-cell office:value-type="string" table:style-name="ce7">
            <text:p>bolB, _ := json.Marshal(true)</text:p>
            <text:p/>
          </table:table-cell>
          <table:table-cell office:value-type="string" table:style-name="ce7">
            <text:p>форматируем в JSON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2">
          <table:table-cell office:value-type="string" table:style-name="ce7">
            <text:p>slcD := []string{"apple", "peach", "pear"}</text:p>
            <text:p>slcB, _ := json.Marshal(slcD)</text:p>
          </table:table-cell>
          <table:table-cell table:style-name="ce7"/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9">
          <table:table-cell office:value-type="string" table:style-name="ce7">
            <text:p><text:span text:style-name="T2">type</text:span><text:s/>response1<text:s/><text:span text:style-name="T2">struct</text:span><text:s/>{</text:p>
            <text:p>Page<text:s/><text:span text:style-name="T6">int</text:span><text:span text:style-name="T6"/></text:p>
            <text:p>Fruits []<text:span text:style-name="T6">string</text:span><text:span text:style-name="T6"/></text:p>
            <text:p>}</text:p>
            <text:p/>
            <text:p>res1D := &amp;response1{</text:p>
            <text:p>Page: 1,</text:p>
            <text:p>Fruits: []<text:span text:style-name="T6">string</text:span>{<text:span text:style-name="T9">"apple", "peach", "pear"</text:span>}}</text:p>
            <text:p>res1B, _ := json.Marshal(res1D)</text:p>
            <text:p>fmt.<text:span text:style-name="T6">Println</text:span>(string(res1B))</text:p>
          </table:table-cell>
          <table:table-cell office:value-type="string" table:style-name="ce7">
            <text:p>JSON пакует и кастомные типы данных</text:p>
            <text:p/>
            <text:p/>
            <text:p/>
            <text:p/>
            <text:p/>
            <text:p/>
            <text:p/>
            <text:p/>
            <text:p><text:span text:style-name="T17">// {"Page":1,"Fruits":["apple","peach","pear"]}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13">
          <table:table-cell office:value-type="string" table:style-name="ce7">
            <text:p>byt := []byte(`{"num":6.13,"strs":["a","b"]}`)var dat map[string]interface{}if err := json.Unmarshal(byt, &amp;dat); err != nil {panic(err)}fmt.Println(dat)</text:p>
          </table:table-cell>
          <table:table-cell office:value-type="string" table:style-name="ce7">
            <text:p>Расшифровка байт-строки через Unmarshal</text:p>
            <text:p/>
            <text:p/>
            <text:p>С выводом всех ошибок</text:p>
          </table:table-cell>
          <table:table-cell table:number-columns-repeated="16382"/>
        </table:table-row>
        <table:table-row table:style-name="ro13">
          <table:table-cell office:value-type="string" table:style-name="ce7">
            <text:p>str := `<text:span text:style-name="T9">{"page": 1, "fruits": ["apple", "peach"]}</text:span>`</text:p>
            <text:p>res := response2{}</text:p>
            <text:p>json.Unmarshal([]<text:span text:style-name="T2">byte</text:span>(<text:span text:style-name="T6">str</text:span>), &amp;res)</text:p>
            <text:p/>
          </table:table-cell>
          <table:table-cell office:value-type="string" table:style-name="ce7">
            <text:p>Распаковка строки через байты — в кастомный тип</text:p>
          </table:table-cell>
          <table:table-cell table:number-columns-repeated="16382"/>
        </table:table-row>
        <table:table-row table:style-name="ro11">
          <table:table-cell office:value-type="string" table:style-name="ce7">
            <text:p>enc := json.NewEncoder(os.Stdout)</text:p>
            <text:p>d :=<text:s/><text:span text:style-name="T2">map</text:span>[<text:span text:style-name="T6">string</text:span>]<text:span text:style-name="T6">int</text:span>{<text:span text:style-name="T9">"apple"</text:span>: 5,<text:s/><text:span text:style-name="T9">"lettuce"</text:span>: 7}</text:p>
            <text:p>enc.Encode(d)</text:p>
          </table:table-cell>
          <table:table-cell office:value-type="string" table:style-name="ce7">
            <text:p>Прямая трансляция go типа map в json без перевода в стринги или байты — сразу в os.Stdout.</text:p>
            <text:p>Так же можно в HTTP response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8">
            <text:p>XML</text:p>
          </table:table-cell>
          <table:table-cell table:style-name="ce8"/>
          <table:table-cell table:number-columns-repeated="16382"/>
        </table:table-row>
        <table:table-row table:style-name="ro1">
          <table:table-cell office:value-type="string" table:style-name="ce7">
            <text:p><text:span text:style-name="T2">import</text:span><text:s/><text:span text:style-name="T9">"encoding/xml"</text:span></text:p>
          </table:table-cell>
          <table:table-cell table:style-name="ce7"/>
          <table:table-cell table:number-columns-repeated="16382"/>
        </table:table-row>
        <table:table-row table:style-name="ro11">
          <table:table-cell office:value-type="string" table:style-name="ce7">
            <text:p>type Plant struct {XMLName xml.Name `xml:"plant"`Id <text:s text:c="5"/>int <text:s text:c="5"/>`xml:"id,attr"`Name <text:s text:c="3"/>string <text:s text:c="2"/>`xml:"name"`Origin <text:s/>[]string `xml:"origin"`}</text:p>
          </table:table-cell>
          <table:table-cell office:value-type="string" table:style-name="ce7">
            <text:p>Структура для форматирования в xml</text:p>
          </table:table-cell>
          <table:table-cell table:number-columns-repeated="16382"/>
        </table:table-row>
        <table:table-row table:style-name="ro18">
          <table:table-cell office:value-type="string" table:style-name="ce7">
            <text:p>coffee := &amp;Plant{Id: 27, Name: "Coffee"}coffee.Origin = []string{"Ethiopia", "Brazil"}out, _ := xml.MarshalIndent(coffee, " ", " <text:s/>")fmt.Println(string(out))fmt.Println(xml.Header + string(out))</text:p>
          </table:table-cell>
          <table:table-cell office:value-type="string" table:style-name="ce7">
            <text:p>Создаём объект структуры (ссылаемся на структуру)</text:p>
            <text:p/>
            <text:p/>
            <text:p>Сооздаём xml с нормлаьными отступами для чтения</text:p>
            <text:p/>
            <text:p>Добавляем xml-хедер с инфой о кодировке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6">
          <table:table-cell office:value-type="string" table:style-name="ce7">
            <text:p>var p Plantif err := xml.Unmarshal(out, &amp;p); err != nil {panic(err)}fmt.Println(p)</text:p>
          </table:table-cell>
          <table:table-cell office:value-type="string" table:style-name="ce7">
            <text:p>Распаковываем байты в структуру, заранее подготовив переменную.</text:p>
            <text:p/>
            <text:p>Её можно вывести красивее, если прописать ей метод String()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40">
          <table:table-cell office:value-type="string" table:style-name="ce7">
            <text:p>type Nesting struct {XMLName xml.Name `xml:"nesting"`Plants <text:s/>[]*Plant `xml:"parent&gt;child&gt;plant"`}nesting := &amp;Nesting{}nesting.Plants = []*Plant{coffee, tomato}out, _ = xml.MarshalIndent(nesting, " ", " <text:s/>")</text:p>
          </table:table-cell>
          <table:table-cell office:value-type="string" table:style-name="ce7">
            <text:p>Создаём структуру</text:p>
            <text:p/>
            <text:p><text:span text:style-name="T5">с описанием вложенности уровней</text:span><text:span text:style-name="T5"/></text:p>
            <text:p/>
            <text:p/>
            <text:p>упаковываем туда два экземпляра типа «plant»</text:p>
          </table:table-cell>
          <table:table-cell table:number-columns-repeated="16382"/>
        </table:table-row>
        <table:table-row table:number-rows-repeated="20" table:style-name="ro1">
          <table:table-cell table:number-columns-repeated="2" table:style-name="ce7"/>
          <table:table-cell table:number-columns-repeated="16382"/>
        </table:table-row>
        <table:table-row table:number-rows-repeated="1048533" table:style-name="ro20">
          <table:table-cell table:number-columns-repeated="16384"/>
        </table:table-row>
      </table:table>
      <table:table table:name="RESTApi" table:style-name="ta1">
        <table:table-column table:style-name="co15" table:default-cell-style-name="ce3"/>
        <table:table-column table:style-name="co16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table:number-columns-repeated="2" table:style-name="ce8"/>
          <table:table-cell table:number-columns-repeated="16382"/>
        </table:table-row>
        <table:table-row table:number-rows-repeated="12" table:style-name="ro1">
          <table:table-cell table:number-columns-repeated="2" table:style-name="ce7"/>
          <table:table-cell table:number-columns-repeated="16382"/>
        </table:table-row>
        <table:table-row table:style-name="ro2">
          <table:table-cell office:value-type="string" table:style-name="ce15">
            <text:p>func (s *APIServer) configureRouter() {s.router.HandleFunc("/hello", s.handleHello())}</text:p>
          </table:table-cell>
          <table:table-cell office:value-type="string" table:style-name="ce15">
            <text:p>конфигурация всех путей - какая функция за какой url отвечает</text:p>
          </table:table-cell>
          <table:table-cell table:number-columns-repeated="16382"/>
        </table:table-row>
        <table:table-row table:style-name="ro11">
          <table:table-cell office:value-type="string" table:style-name="ce15">
            <text:p>func (s *APIServer) handleHello() http.HandlerFunc {// возвращая функцию ПЕРЕД ней, ТУТ мы можем произвести доп. действия,// которые произойдут 1 разreturn func(w http.ResponseWriter, r *http.Request) {io.WriteString(w, "Hello")}</text:p>
          </table:table-cell>
          <table:table-cell office:value-type="string" table:style-name="ce15">
            <text:p>Функция обработки пути<text:s/><text:span text:style-name="T9">"/hello"</text:span></text:p>
          </table:table-cell>
          <table:table-cell table:number-columns-repeated="16382"/>
        </table:table-row>
        <table:table-row table:number-rows-repeated="28" table:style-name="ro1">
          <table:table-cell table:number-columns-repeated="2" table:style-name="ce7"/>
          <table:table-cell table:number-columns-repeated="16382"/>
        </table:table-row>
        <table:table-row table:number-rows-repeated="1048533" table:style-name="ro20">
          <table:table-cell table:number-columns-repeated="16384"/>
        </table:table-row>
      </table:table>
      <table:table table:name="net_http" table:style-name="ta1">
        <table:table-column table:style-name="co17" table:number-columns-repeated="2" table:default-cell-style-name="ce7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number-rows-repeated="4" table:style-name="ro20">
          <table:table-cell table:number-columns-repeated="16384"/>
        </table:table-row>
        <table:table-row table:style-name="ro1">
          <table:table-cell office:value-type="string" table:style-name="ce32">
            <text:p>net/http</text:p>
          </table:table-cell>
          <table:table-cell table:style-name="ce8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number-rows-repeated="1048570" table:style-name="ro20">
          <table:table-cell table:number-columns-repeated="16384"/>
        </table:table-row>
      </table:table>
      <table:table table:name="Tests" table:style-name="ta1">
        <table:table-column table:style-name="co18" table:number-columns-repeated="2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8">
            <text:p>Простой тест</text:p>
          </table:table-cell>
          <table:table-cell table:style-name="ce8"/>
          <table:table-cell table:number-columns-repeated="16382"/>
        </table:table-row>
        <table:table-row table:style-name="ro18">
          <table:table-cell office:value-type="string" table:style-name="ce7">
            <text:p><text:span text:style-name="T10">func</text:span><text:s/><text:span text:style-name="T19">IntMin</text:span>(a, b<text:s/><text:span text:style-name="T10">int</text:span>)<text:s/><text:span text:style-name="T10">int</text:span><text:s/>{</text:p>
            <text:p><text:span text:style-name="T10">if</text:span><text:s/>a &lt; b {</text:p>
            <text:p><text:span text:style-name="T10">return</text:span><text:s/>a</text:p>
            <text:p>}</text:p>
            <text:p><text:span text:style-name="T10">return</text:span><text:s/>b</text:p>
            <text:p>}</text:p>
          </table:table-cell>
          <table:table-cell office:value-type="string" table:style-name="ce7">
            <text:p>Простая функция, возвращающая меньшее число</text:p>
          </table:table-cell>
          <table:table-cell table:number-columns-repeated="16382"/>
        </table:table-row>
        <table:table-row table:style-name="ro54">
          <table:table-cell office:value-type="string" table:style-name="ce15">
            <text:p><text:span text:style-name="T10">import</text:span><text:s/><text:span text:style-name="T9">"testing"</text:span><text:span text:style-name="T9"/></text:p>
            <text:p/>
            <text:p><text:span text:style-name="T10">func</text:span><text:s/>TestIntMin(t *testing.T) {</text:p>
            <text:p>got := IntMin(2, -2)</text:p>
            <text:p>want := -2</text:p>
            <text:p><text:span text:style-name="T10">if</text:span><text:s/>got != want {</text:p>
            <text:p>t.<text:span text:style-name="T19">Errorf</text:span>(<text:span text:style-name="T9">"got %d; want %d"</text:span>, got, want)</text:p>
            <text:p>}</text:p>
            <text:p>}</text:p>
          </table:table-cell>
          <table:table-cell office:value-type="string" table:style-name="ce7">
            <text:p><text:span text:style-name="T5">Тесты принято писать в отдельном файле с суффиксом _test</text:span><text:span text:style-name="T5"/></text:p>
            <text:p/>
            <text:p>Например, если IntMin() определена в файле ints.go, то тесты будут в том же пакете, но в отдельном файле ints_test.go.</text:p>
            <text:p/>
            <text:p><text:span text:style-name="T5">Тест — это функция с префиксом Test</text:span><text:span text:style-name="T5"/></text:p>
            <text:p/>
            <text:p>Тест всегда принимает указатель на<text:s/><text:span text:style-name="T19">testing</text:span>.T — это такой сборник полезных функций. Например, t.Errorf() выводит сообщение об ошибке, не прекращая выполнение теста.</text:p>
          </table:table-cell>
          <table:table-cell table:number-columns-repeated="16382"/>
        </table:table-row>
        <table:table-row table:style-name="ro16">
          <table:table-cell office:value-type="string" table:style-name="ce7">
            <text:p>go<text:s/><text:span text:style-name="T19">test</text:span><text:s/>-v</text:p>
            <text:p>=== RUN TestIntMin</text:p>
            <text:p>--- PASS: TestIntMin (0.00s)</text:p>
            <text:p>PASS</text:p>
            <text:p>ok ints 0.004s</text:p>
          </table:table-cell>
          <table:table-cell office:value-type="string" table:style-name="ce7">
            <text:p>Выполним тест с подробными результатами (опция -v)</text:p>
            <text:p><text:span text:style-name="T8">go<text:s/></text:span><text:span text:style-name="T48">test</text:span><text:span text:style-name="T8"><text:s/>-v</text:span></text:p>
          </table:table-cell>
          <table:table-cell table:number-columns-repeated="16382"/>
        </table:table-row>
        <table:table-row table:style-name="ro55">
          <table:table-cell office:value-type="string" table:style-name="ce7">
            <text:p><text:span text:style-name="T10">func</text:span><text:s/><text:span text:style-name="T19">TestMain</text:span>(m *testing.M) {</text:p>
            <text:p>fmt.<text:span text:style-name="T6">Println</text:span>(<text:span text:style-name="T9">"Testing Sum(n1, n2, ...,nk)..."</text:span>)</text:p>
            <text:p>fmt.<text:span text:style-name="T6">Println</text:span>(<text:span text:style-name="T9">"Finished testing"</text:span>)</text:p>
            <text:p>}</text:p>
            <text:p/>
            <text:p><text:span text:style-name="T10">func</text:span><text:s/><text:span text:style-name="T19">TestSumZero</text:span>(t *testing.T) {</text:p>
            <text:p><text:span text:style-name="T10">if</text:span><text:s/>Sum() != 0 {</text:p>
            <text:p>t.<text:span text:style-name="T19">Errorf</text:span>(<text:span text:style-name="T9">"Expected Sum() == 0"</text:span>)</text:p>
            <text:p>}</text:p>
            <text:p>}</text:p>
            <text:p/>
            <text:p><text:span text:style-name="T10">func</text:span><text:s/><text:span text:style-name="T19">TestSumOne</text:span>(t *testing.T) {</text:p>
            <text:p><text:span text:style-name="T10">if</text:span><text:s/>Sum(1) != 1 {</text:p>
            <text:p>t.<text:span text:style-name="T19">Errorf</text:span>(<text:span text:style-name="T9">"Expected Sum(1) == 1"</text:span>)</text:p>
            <text:p>}</text:p>
            <text:p>}</text:p>
            <text:p/>
          </table:table-cell>
          <table:table-cell office:value-type="string" table:style-name="ce7">
            <text:p>Если есть<text:s/><text:span text:style-name="T19">TestMain</text:span><text:s/>ф-я, то выполняться будет только она.</text:p>
            <text:p/>
            <text:p>Она ответственна за запуск внутри себя всех прочих тестов.</text:p>
            <text:p/>
            <text:p>В данном случае, она НИЧЕГО не запускает! А только пишет строки в StdOut.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go<text:s/><text:span text:style-name="T19">test</text:span><text:s/>-cover</text:p>
          </table:table-cell>
          <table:table-cell office:value-type="string" table:style-name="ce7">
            <text:p>Чтобы его "покрытие тестами",</text:p>
            <text:p>достаточно запустить go test с опцией -cover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o tool cover -html=coverage.out</text:p>
          </table:table-cell>
          <table:table-cell office:value-type="string" table:style-name="ce7">
            <text:p>Посмотреть HTML-отчет теста.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8">
            <text:p>Тест ф-и, проверяющей ответ сервера</text:p>
          </table:table-cell>
          <table:table-cell table:style-name="ce8"/>
          <table:table-cell table:number-columns-repeated="16382"/>
        </table:table-row>
        <table:table-row table:style-name="ro56">
          <table:table-cell office:value-type="string" table:style-name="ce7">
            <text:p><text:span text:style-name="T10">import</text:span><text:s/><text:span text:style-name="T9">"net/http"</text:span><text:span text:style-name="T9"/></text:p>
            <text:p/>
            <text:p><text:span text:style-name="T24">// Pinger проверяет доступность URL.</text:span><text:span text:style-name="T24"/></text:p>
            <text:p><text:span text:style-name="T10">type</text:span><text:s/>Pinger<text:s/><text:span text:style-name="T10">struct</text:span><text:s/>{</text:p>
            <text:p>client *http.Client</text:p>
            <text:p>}</text:p>
            <text:p/>
            <text:p><text:span text:style-name="T24">// Ping запрашивает указанный URL.</text:span><text:span text:style-name="T24"/></text:p>
            <text:p><text:span text:style-name="T24">// Возвращает true, если адрес доступен, и false в противном случае.</text:span><text:span text:style-name="T24"/></text:p>
            <text:p><text:span text:style-name="T10">func</text:span><text:s/>(p Pinger)<text:s/><text:span text:style-name="T19">Ping</text:span>(url<text:s/><text:span text:style-name="T10">string</text:span>)<text:s/><text:span text:style-name="T10">bool</text:span><text:s/>{</text:p>
            <text:p>resp, err := p.client.<text:span text:style-name="T19">Head</text:span>(url)</text:p>
            <text:p><text:span text:style-name="T10">if</text:span><text:s/>err !=<text:s/><text:span text:style-name="T10">nil</text:span><text:s/>{</text:p>
            <text:p><text:span text:style-name="T10">return</text:span><text:s/><text:span text:style-name="T10">false</text:span><text:span text:style-name="T10"/></text:p>
            <text:p>}</text:p>
            <text:p><text:span text:style-name="T10">if</text:span><text:s/>resp.StatusCode !=<text:s/><text:span text:style-name="T49">200</text:span><text:s/>{</text:p>
            <text:p><text:span text:style-name="T10">return</text:span><text:s/>false</text:p>
            <text:p>}</text:p>
            <text:p><text:span text:style-name="T10">return</text:span><text:s/>true</text:p>
            <text:p>}</text:p>
          </table:table-cell>
          <table:table-cell office:value-type="string" table:style-name="ce7">
            <text:p>Делаем запрос на url и получаем ответ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57">
          <table:table-cell office:value-type="string" table:style-name="ce7">
            <text:p><text:span text:style-name="T24">// -- ping/ping_test.go --</text:span><text:span text:style-name="T24"/></text:p>
            <text:p><text:span text:style-name="T10">package</text:span><text:s/><text:span text:style-name="T19">ping</text:span><text:span text:style-name="T19"/></text:p>
            <text:p/>
            <text:p><text:span text:style-name="T10">import</text:span><text:s/>(</text:p>
            <text:p><text:span text:style-name="T9">"net/http"</text:span><text:span text:style-name="T9"/></text:p>
            <text:p><text:span text:style-name="T9">"testing"</text:span><text:span text:style-name="T9"/></text:p>
            <text:p>)</text:p>
            <text:p/>
            <text:p><text:span text:style-name="T10">func</text:span><text:s/>TestPing(t *<text:span text:style-name="T19">testing</text:span>.T) {</text:p>
            <text:p>client := &amp;http.Client{}</text:p>
            <text:p>pinger := Pinger{client}</text:p>
            <text:p>got := pinger.<text:span text:style-name="T19">Ping</text:span>(<text:span text:style-name="T9">"https://example.com"</text:span>)</text:p>
            <text:p><text:span text:style-name="T10">if</text:span><text:s/>!got {</text:p>
            <text:p>t.<text:span text:style-name="T19">Errorf</text:span>(<text:span text:style-name="T9">"Expected example.com to be available"</text:span>)</text:p>
            <text:p>}</text:p>
            <text:p>got = pinger.<text:span text:style-name="T19">Ping</text:span>(<text:span text:style-name="T9">"https://example.com/404"</text:span>)</text:p>
            <text:p><text:span text:style-name="T10">if</text:span><text:s/>got {</text:p>
            <text:p>t.<text:span text:style-name="T19">Errorf</text:span>(<text:span text:style-name="T9">"Expected example.com/404 to be UNavailable"</text:span>)</text:p>
            <text:p>}</text:p>
            <text:p>}</text:p>
          </table:table-cell>
          <table:table-cell office:value-type="string" table:style-name="ce7">
            <text:p>В тесте создаём экземпляр http.Client</text:p>
            <text:p>и с ним экземпляр Pinger</text:p>
            <text:p/>
            <text:p>И с его помощью прозваниваем url-ы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8">
            <text:p>Заглушки</text:p>
          </table:table-cell>
          <table:table-cell table:style-name="ce8"/>
          <table:table-cell table:number-columns-repeated="16382"/>
        </table:table-row>
        <table:table-row table:style-name="ro30">
          <table:table-cell office:value-type="string" table:style-name="ce7">
            <text:p><text:span text:style-name="T24">// Настоящий клиент-Pinger</text:span><text:span text:style-name="T24"/></text:p>
            <text:p><text:span text:style-name="T10">type</text:span><text:s/>Pinger<text:s/><text:span text:style-name="T10">struct</text:span><text:s/>{</text:p>
            <text:p>client *http.Client</text:p>
            <text:p>}</text:p>
            <text:p/>
            <text:p/>
          </table:table-cell>
          <table:table-cell office:value-type="string" table:style-name="ce7">
            <text:p>Вообще, для http-заглушек в Go есть отдельный пакет<text:s/><text:span text:style-name="T9">"net/http/httptest"</text:span>.</text:p>
            <text:p>Здесь я его не использовал, чтобы продемонстрировать универсальный принцип создания заглушек для внешних или «тяжелых» зависимостей:</text:p>
            <text:p/>
            <text:p/>
            <text:p/>
          </table:table-cell>
          <table:table-cell table:number-columns-repeated="16382"/>
        </table:table-row>
        <table:table-row table:style-name="ro58">
          <table:table-cell office:value-type="string" table:style-name="ce7">
            <text:p><text:span text:style-name="T25">// HTTPClient - это усеченный http-клиент,</text:span><text:span text:style-name="T25"/></text:p>
            <text:p><text:span text:style-name="T25">// который умеет делать HEAD-запросы.</text:span><text:span text:style-name="T25"/></text:p>
            <text:p><text:span text:style-name="T29">type</text:span><text:span text:style-name="T7"><text:s/>HTTPClient<text:s/></text:span><text:span text:style-name="T29">interface</text:span><text:span text:style-name="T7"><text:s/>{</text:span><text:span text:style-name="T7"/></text:p>
            <text:p><text:span text:style-name="T7">Head(url<text:s/></text:span><text:span text:style-name="T29">string</text:span><text:span text:style-name="T7">) (resp *http.</text:span><text:span text:style-name="T44">Response</text:span><text:span text:style-name="T7">, err<text:s/></text:span><text:span text:style-name="T29">error</text:span><text:span text:style-name="T7">)</text:span><text:span text:style-name="T7"/></text:p>
            <text:p><text:span text:style-name="T7">}</text:span></text:p>
          </table:table-cell>
          <table:table-cell office:value-type="string" table:style-name="ce7">
            <text:p><text:span text:style-name="T7">1)<text:s/></text:span><text:span text:style-name="T8">Заменяем конкретную зависимость на зависимость от интерфейса.</text:span><text:span text:style-name="T8"/></text:p>
            <text:p><text:span text:style-name="T7">ведем интерфейс с единственным нужным нам методом — .Head(),</text:span></text:p>
          </table:table-cell>
          <table:table-cell table:number-columns-repeated="16382"/>
        </table:table-row>
        <table:table-row table:style-name="ro58">
          <table:table-cell office:value-type="string" table:style-name="ce7">
            <text:p><text:span text:style-name="T25">// Pinger проверяет доступность URL.</text:span><text:span text:style-name="T25"/></text:p>
            <text:p><text:span text:style-name="T25">// Используем HTTP-заглушку</text:span><text:span text:style-name="T25"/></text:p>
            <text:p><text:span text:style-name="T29">type</text:span><text:span text:style-name="T7"><text:s/>Pinger<text:s/></text:span><text:span text:style-name="T29">struct</text:span><text:span text:style-name="T7"><text:s/>{</text:span><text:span text:style-name="T7"/></text:p>
            <text:p><text:span text:style-name="T7">client<text:s/></text:span><text:span text:style-name="T44">HTTPClient</text:span><text:span text:style-name="T44"/></text:p>
            <text:p><text:span text:style-name="T7">}</text:span></text:p>
          </table:table-cell>
          <table:table-cell office:value-type="string" table:style-name="ce7">
            <text:p>и будем использовать его в Pinger вместо http.Client</text:p>
          </table:table-cell>
          <table:table-cell table:number-columns-repeated="16382"/>
        </table:table-row>
        <table:table-row table:style-name="ro59">
          <table:table-cell office:value-type="string" table:style-name="ce7">
            <text:p><text:span text:style-name="T24">// MockClient - это заглушка http-клиента для тестов.</text:span><text:span text:style-name="T24"/></text:p>
            <text:p><text:span text:style-name="T10">type</text:span><text:s/>MockClient<text:s/><text:span text:style-name="T10">struct</text:span>{}</text:p>
            <text:p/>
            <text:p/>
            <text:p><text:span text:style-name="T10">func</text:span><text:s/>(client *MockClient)<text:s/><text:span text:style-name="T19">Head</text:span>(url<text:s/><text:span text:style-name="T10">string</text:span>) (resp *http.<text:span text:style-name="T19">Response</text:span>, err<text:s/><text:span text:style-name="T10">error</text:span>) {</text:p>
            <text:p>parts := strings.<text:span text:style-name="T19">Split</text:span>(url,<text:span text:style-name="T9"><text:s/>"/"</text:span>)</text:p>
            <text:p>last := parts[<text:span text:style-name="T6">len</text:span>(parts)-1]</text:p>
            <text:p>statusCode, err := strconv.<text:span text:style-name="T19">Atoi</text:span>(last)</text:p>
            <text:p><text:span text:style-name="T10">if</text:span><text:s/>err != nil {</text:p>
            <text:p><text:span text:style-name="T10">return</text:span><text:s/><text:span text:style-name="T10">nil</text:span>, err</text:p>
            <text:p>}</text:p>
            <text:p>resp = &amp;http.<text:span text:style-name="T19">Response</text:span>{StatusCode: statusCode}</text:p>
            <text:p><text:span text:style-name="T10">return</text:span><text:s/>resp,<text:s/><text:span text:style-name="T10">nil</text:span><text:span text:style-name="T10"/></text:p>
            <text:p>}</text:p>
          </table:table-cell>
          <table:table-cell office:value-type="string" table:style-name="ce7">
            <text:p>2) Реализуем интерфейс в тестах</text:p>
            <text:p/>
            <text:p/>
            <text:p/>
            <text:p><text:span text:style-name="T25">// Head возвращает http-ответ со статусом, указанным в url.</text:span><text:span text:style-name="T25"/></text:p>
            <text:p/>
            <text:p><text:span text:style-name="T25">Например:</text:span><text:span text:style-name="T25"/></text:p>
            <text:p><text:span text:style-name="T25">// url = https://ya.ru/200 -&gt; статус = 200</text:span><text:span text:style-name="T25"/></text:p>
            <text:p><text:span text:style-name="T25">// url = https://ya.ru/404 -&gt; статус = 404</text:span></text:p>
          </table:table-cell>
          <table:table-cell table:number-columns-repeated="16382"/>
        </table:table-row>
        <table:table-row table:style-name="ro28">
          <table:table-cell office:value-type="string" table:style-name="ce7">
            <text:p><text:span text:style-name="T10">func</text:span><text:s/>TestPing(t *<text:span text:style-name="T19">testing</text:span>.T) {</text:p>
            <text:p>client := &amp;MockClient{}</text:p>
            <text:p>pinger := Pinger{client}</text:p>
            <text:p>got := pinger.<text:span text:style-name="T19">Ping</text:span>(<text:span text:style-name="T9">"https://example.com/200"</text:span>)</text:p>
            <text:p><text:span text:style-name="T10">if</text:span><text:s/>!got {</text:p>
            <text:p>t.<text:span text:style-name="T19">Errorf</text:span>(<text:span text:style-name="T9">"Expected example.com/200 to be available"</text:span>)</text:p>
            <text:p>}</text:p>
            <text:p>got = pinger.<text:span text:style-name="T19">Ping</text:span>(<text:span text:style-name="T9">"https://example.com/404"</text:span>)</text:p>
            <text:p><text:span text:style-name="T10">if</text:span><text:s/>got {</text:p>
            <text:p>t.<text:span text:style-name="T19">Errorf</text:span>(<text:span text:style-name="T9">"Expected example.com/404 to be unavailable"</text:span>)</text:p>
            <text:p>}</text:p>
            <text:p>}</text:p>
            <text:p/>
          </table:table-cell>
          <table:table-cell office:value-type="string" table:style-name="ce7">
            <text:p>и используем его.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До и после теста</text:p>
          </table:table-cell>
          <table:table-cell table:style-name="ce8"/>
          <table:table-cell table:number-columns-repeated="16382"/>
        </table:table-row>
        <table:table-row table:style-name="ro19">
          <table:table-cell office:value-type="string" table:style-name="ce7">
            <text:p><text:span text:style-name="T10">func</text:span><text:s/><text:span text:style-name="T19">TestMain</text:span>(m *testing.M) {</text:p>
            <text:p>fmt.<text:span text:style-name="T6">Println</text:span>(<text:span text:style-name="T9">"Setup tests..."</text:span>)</text:p>
            <text:p>start := time.Now()</text:p>
            <text:p/>
            <text:p>m.Run()</text:p>
            <text:p/>
            <text:p>fmt.<text:span text:style-name="T6">Println</text:span>(<text:span text:style-name="T9">"Teardown tests..."</text:span>)</text:p>
            <text:p>end := time.Now()</text:p>
            <text:p>fmt.<text:span text:style-name="T6">Println</text:span>(<text:span text:style-name="T9">"Tests took"</text:span>, end.Sub(start))</text:p>
            <text:p>}</text:p>
          </table:table-cell>
          <table:table-cell office:value-type="string" table:style-name="ce7">
            <text:p>Бывает, хочется выполнить</text:p>
            <text:p>какой-то код до старта тестов (setup),</text:p>
            <text:p>а какой-то — после их заверешения (teardown).</text:p>
            <text:p/>
            <text:p>Например, перед тестами подготовить данные, а после — почистить их.</text:p>
            <text:p/>
            <text:p>В других языках для этого часто используют отдельные функции. В Go же обходятся одной — TestMain()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Короткие тесты</text:p>
          </table:table-cell>
          <table:table-cell table:style-name="ce8"/>
          <table:table-cell table:number-columns-repeated="16382"/>
        </table:table-row>
        <table:table-row table:style-name="ro18">
          <table:table-cell office:value-type="string" table:style-name="ce7">
            <text:p><text:span text:style-name="T10">func</text:span><text:s/><text:span text:style-name="T19">TestSumN</text:span>(t *testing.T) {</text:p>
            <text:p><text:span text:style-name="T10">if</text:span><text:s/>testing.Short() {</text:p>
            <text:p>t.<text:span text:style-name="T19">Skip</text:span>(<text:span text:style-name="T9">"skipping test in short mode."</text:span>)</text:p>
            <text:p>}</text:p>
            <text:p><text:span text:style-name="T24">// сам тест</text:span><text:span text:style-name="T24"/></text:p>
            <text:p>}</text:p>
          </table:table-cell>
          <table:table-cell office:value-type="string" table:style-name="ce7">
            <text:p>Можно в тесте сделать ветку на пропуск этого теста в случае запуска в "быстром" ("Коротком") режиме.</text:p>
            <text:p/>
            <text:p>При запуске с флагом -short этот тест будет пропущен</text:p>
          </table:table-cell>
          <table:table-cell table:number-columns-repeated="16382"/>
        </table:table-row>
        <table:table-row table:style-name="ro18">
          <table:table-cell office:value-type="string" table:style-name="ce7">
            <text:p>go<text:s/><text:span text:style-name="T50">test</text:span><text:s/>-v -<text:span text:style-name="T19">short</text:span><text:span text:style-name="T19"/></text:p>
            <text:p>=== RUN TestSumFew</text:p>
            <text:p>--- PASS: TestSumFew (0.00s)</text:p>
            <text:p>=== RUN TestSumN</text:p>
            <text:p>selective_test.go:21:<text:s/><text:span text:style-name="T9">skipping test in short mode.</text:span><text:span text:style-name="T9"/></text:p>
            <text:p>--- SKIP: TestSumN (0.00s)</text:p>
          </table:table-cell>
          <table:table-cell office:value-type="string" table:style-name="ce7">
            <text:p>Запускаем тесты в коротком режиме</text:p>
          </table:table-cell>
          <table:table-cell table:number-columns-repeated="16382"/>
        </table:table-row>
        <table:table-row table:style-name="ro11">
          <table:table-cell office:value-type="string" table:style-name="ce7">
            <text:p>go<text:s/><text:span text:style-name="T50">test</text:span><text:s/>-v -run Few</text:p>
          </table:table-cell>
          <table:table-cell office:value-type="string" table:style-name="ce7">
            <text:p>Альтернативный вариант — указать маску названия теста. Так выполнится только TestSumFew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o<text:s/><text:span text:style-name="T50">test</text:span><text:s/>-v -run N</text:p>
          </table:table-cell>
          <table:table-cell office:value-type="string" table:style-name="ce7">
            <text:p>А так — только TestSumN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3">
          <table:table-cell office:value-type="string" table:style-name="ce15">
            <text:p><text:span text:style-name="T7">go<text:s/></text:span><text:span text:style-name="T51">test</text:span><text:span text:style-name="T7"><text:s/>-v -race -timeout 30s ./…</text:span></text:p>
          </table:table-cell>
          <table:table-cell office:value-type="string" table:style-name="ce7">
            <text:p>-<text:span text:style-name="T10">v</text:span><text:s/>- показывать в терминале прогресс</text:p>
            <text:p>-<text:span text:style-name="T10">race</text:span><text:s/>- проверять race-conditions</text:p>
            <text:p>-<text:span text:style-name="T10">timeout</text:span><text:s/>30s ./... - даёт таймаут на првоедение теста для всех пакетов внутри модуля</text:p>
          </table:table-cell>
          <table:table-cell table:number-columns-repeated="16382"/>
        </table:table-row>
        <table:table-row table:number-rows-repeated="19" table:style-name="ro1">
          <table:table-cell table:number-columns-repeated="2" table:style-name="ce7"/>
          <table:table-cell table:number-columns-repeated="16382"/>
        </table:table-row>
        <table:table-row table:number-rows-repeated="1048528" table:style-name="ro20">
          <table:table-cell table:number-columns-repeated="16384"/>
        </table:table-row>
      </table:table>
      <table:table table:name="loops" table:style-name="ta1">
        <table:table-column table:style-name="co11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4">
            <text:p>For</text:p>
          </table:table-cell>
          <table:table-cell table:style-name="ce24"/>
          <table:table-cell table:number-columns-repeated="16382"/>
        </table:table-row>
        <table:table-row table:style-name="ro16">
          <table:table-cell office:value-type="string" table:style-name="ce17">
            <text:p>i := 1</text:p>
            <text:p><text:span text:style-name="T10">for</text:span><text:s/>i &lt;= 3 {</text:p>
            <text:p>fmt.<text:span text:style-name="T52">Println</text:span>(i)</text:p>
            <text:p>i = i + 1</text:p>
            <text:p>}</text:p>
          </table:table-cell>
          <table:table-cell office:value-type="string" table:style-name="ce17">
            <text:p>Базовый for с 1 условием.</text:p>
            <text:p>ПО СУТИ — это<text:s/><text:span text:style-name="T10">while</text:span><text:s/>из Питона</text:p>
          </table:table-cell>
          <table:table-cell table:number-columns-repeated="16382"/>
        </table:table-row>
        <table:table-row table:style-name="ro13">
          <table:table-cell office:value-type="string" table:style-name="ce17">
            <text:p><text:span text:style-name="T10">for</text:span><text:s/>j := 7; j &lt;= 9; j++ {</text:p>
            <text:p>fmt.<text:span text:style-name="T52">Println</text:span>(j)</text:p>
            <text:p>}</text:p>
          </table:table-cell>
          <table:table-cell office:value-type="string" table:style-name="ce17">
            <text:p>Классический<text:s/><text:span text:style-name="T10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  <table:table-cell table:number-columns-repeated="16382"/>
        </table:table-row>
        <table:table-row table:style-name="ro16">
          <table:table-cell office:value-type="string" table:style-name="ce17">
            <text:p><text:span text:style-name="T10">for</text:span><text:s/>{</text:p>
            <text:p>fmt.<text:span text:style-name="T52">Println</text:span>(<text:span text:style-name="T9">"loop"</text:span>)</text:p>
            <text:p><text:span text:style-name="T10">break</text:span><text:span text:style-name="T10"/></text:p>
            <text:p>}</text:p>
            <text:p/>
          </table:table-cell>
          <table:table-cell office:value-type="string" table:style-name="ce17">
            <text:p>for без условия</text:p>
            <text:p>Вечный цикл. Он же<text:s/><text:span text:style-name="T10">while True</text:span><text:s/>в питоне.</text:p>
            <text:p>Оканчивается только через<text:s/><text:span text:style-name="T10">break</text:span></text:p>
          </table:table-cell>
          <table:table-cell table:number-columns-repeated="16382"/>
        </table:table-row>
        <table:table-row table:style-name="ro9">
          <table:table-cell office:value-type="string" table:style-name="ce17">
            <text:p><text:span text:style-name="T10">for</text:span><text:s/>n := 0; n &lt;= 5; n++ {</text:p>
            <text:p><text:span text:style-name="T10">if</text:span><text:s/>n%2 == 0 {</text:p>
            <text:p><text:span text:style-name="T10">continue</text:span><text:span text:style-name="T10"/></text:p>
            <text:p>}</text:p>
            <text:p>fmt.<text:span text:style-name="T52">Println</text:span>(n)</text:p>
            <text:p>}</text:p>
            <text:p>}</text:p>
          </table:table-cell>
          <table:table-cell office:value-type="string" table:style-name="ce17">
            <text:p>Пример<text:s/><text:span text:style-name="T10">continue</text:span></text:p>
          </table:table-cell>
          <table:table-cell table:number-columns-repeated="16382"/>
        </table:table-row>
        <table:table-row table:style-name="ro60">
          <table:table-cell office:value-type="string" table:style-name="ce33">
            <text:p><text:span text:style-name="T20">for</text:span><text:span text:style-name="T7"><text:s/>key, value :=<text:s/></text:span><text:span text:style-name="T20">range</text:span><text:span text:style-name="T7"><text:s/>n {</text:span><text:span text:style-name="T7"/></text:p>
            <text:p><text:span text:style-name="T7">fmt.</text:span><text:span text:style-name="T11">Println</text:span><text:span text:style-name="T7">(</text:span><text:span text:style-name="T21">"key: "</text:span><text:span text:style-name="T7">, key,<text:s/></text:span><text:span text:style-name="T21">", value: "</text:span><text:span text:style-name="T7">, value)</text:span><text:span text:style-name="T7"/></text:p>
            <text:p><text:span text:style-name="T7">}</text:span></text:p>
          </table:table-cell>
          <table:table-cell office:value-type="string" table:style-name="ce17">
            <text:p>цикл по ключам и значениям словаря</text:p>
          </table:table-cell>
          <table:table-cell table:number-columns-repeated="16382"/>
        </table:table-row>
        <table:table-row table:style-name="ro30">
          <table:table-cell office:value-type="string" table:style-name="ce17">
            <text:p>MyLoop:</text:p>
            <text:p><text:span text:style-name="T53">for</text:span><text:s/>key, val ;=<text:s/><text:span text:style-name="T6">range</text:span><text:s/>my_map {</text:p>
            <text:p><text:span text:style-name="T2">println</text:span>(<text:span text:style-name="T9">"switch in loop"</text:span>, key, val)</text:p>
            <text:p><text:span text:style-name="T2">switch</text:span><text:s/>{</text:p>
            <text:p><text:span text:style-name="T2">case</text:span><text:s/>key ==<text:s/><text:span text:style-name="T9">"firstname"</text:span><text:s/>&amp;&amp; val ==<text:span text:style-name="T9">"Vasiliy"</text:span>:</text:p>
            <text:p><text:span text:style-name="T2">println</text:span>(<text:span text:style-name="T9">"breaking loop here"</text:span>)</text:p>
            <text:p><text:span text:style-name="T2">break</text:span><text:s/>MyLoop</text:p>
            <text:p>}</text:p>
            <text:p>}</text:p>
          </table:table-cell>
          <table:table-cell office:value-type="string" table:style-name="ce17">
            <text:p><text:span text:style-name="T5">Именованый цикл.</text:span><text:span text:style-name="T5"/></text:p>
            <text:p/>
            <text:p/>
            <text:p/>
            <text:p/>
            <text:p/>
            <text:p>выходим НЕ ИЗ switch,</text:p>
            <text:p>а из цикла, указывая его по имени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17"/>
          <table:table-cell table:number-columns-repeated="16382"/>
        </table:table-row>
        <table:table-row table:style-name="ro1">
          <table:table-cell table:number-columns-repeated="2" table:style-name="ce24"/>
          <table:table-cell table:number-columns-repeated="16382"/>
        </table:table-row>
        <table:table-row table:number-rows-repeated="9" table:style-name="ro1">
          <table:table-cell table:number-columns-repeated="2" table:style-name="ce17"/>
          <table:table-cell table:number-columns-repeated="16382"/>
        </table:table-row>
        <table:table-row table:style-name="ro1">
          <table:table-cell table:number-columns-repeated="2" table:style-name="ce24"/>
          <table:table-cell table:number-columns-repeated="16382"/>
        </table:table-row>
        <table:table-row table:number-rows-repeated="3" table:style-name="ro1">
          <table:table-cell table:number-columns-repeated="2" table:style-name="ce17"/>
          <table:table-cell table:number-columns-repeated="16382"/>
        </table:table-row>
        <table:table-row table:number-rows-repeated="1048553" table:style-name="ro1">
          <table:table-cell table:number-columns-repeated="16384"/>
        </table:table-row>
      </table:table>
      <table:table table:name="go_routines" table:style-name="ta1">
        <table:table-column table:style-name="co19" table:default-cell-style-name="ce1"/>
        <table:table-column table:style-name="co16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table:number-columns-repeated="2" table:style-name="ce19"/>
          <table:table-cell table:number-columns-repeated="16382"/>
        </table:table-row>
        <table:table-row table:style-name="ro1">
          <table:table-cell office:value-type="string" table:style-name="ce16">
            <text:p>Go routines</text:p>
          </table:table-cell>
          <table:table-cell table:style-name="ce16"/>
          <table:table-cell table:number-columns-repeated="16382"/>
        </table:table-row>
        <table:table-row table:style-name="ro11">
          <table:table-cell office:value-type="string" table:style-name="ce19">
            <text:p>GOMAXPROCS</text:p>
          </table:table-cell>
          <table:table-cell office:value-type="string" table:style-name="ce19">
            <text:p>настройка Go-проекта, определяющая максимальное число параллельных процессов.</text:p>
            <text:p>По умолчанию равна количеству ядер процессора.</text:p>
          </table:table-cell>
          <table:table-cell table:number-columns-repeated="16382"/>
        </table:table-row>
        <table:table-row table:style-name="ro16">
          <table:table-cell office:value-type="string" table:style-name="ce34">
            <text:p><text:span text:style-name="T10">func</text:span><text:s/>f(from<text:s/><text:span text:style-name="T6">string</text:span>) {</text:p>
            <text:p><text:span text:style-name="T10">for</text:span><text:s/>i := 0; i &lt; 9; i++ {</text:p>
            <text:p>fmt.<text:span text:style-name="T6">Println</text:span>(from, ":", i)</text:p>
            <text:p>time.Sleep(time.Second/4)</text:p>
            <text:p>}}</text:p>
          </table:table-cell>
          <table:table-cell office:value-type="string" table:style-name="ce17">
            <text:p>просто ф-я, считающая до 8</text:p>
          </table:table-cell>
          <table:table-cell table:number-columns-repeated="16382"/>
        </table:table-row>
        <table:table-row table:style-name="ro61">
          <table:table-cell office:value-type="string" table:style-name="ce34">
            <text:p><text:span text:style-name="T10">func</text:span><text:s/>main() {</text:p>
            <text:p>f(<text:span text:style-name="T9">"direct"</text:span>)</text:p>
            <text:p><text:span text:style-name="T10">go</text:span><text:s/>f(<text:span text:style-name="T9">"goroutine"</text:span>)</text:p>
            <text:p>time.Sleep(time.Second*2)</text:p>
            <text:p><text:span text:style-name="T10">func</text:span>(msg string) {</text:p>
            <text:p>fmt.<text:span text:style-name="T6">Println</text:span>(msg) }(<text:span text:style-name="T9">"going"</text:span>)</text:p>
            <text:p>time.Sleep(time.Second*3)</text:p>
            <text:p>fmt.<text:span text:style-name="T6">Println</text:span>(<text:span text:style-name="T9">"done"</text:span>)}</text:p>
          </table:table-cell>
          <table:table-cell office:value-type="string" table:style-name="ce17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Так как горутина работает параллельно основному потоку.</text:p>
            <text:p/>
            <text:p><text:span text:style-name="T5">Основной поток может закончится раньше, чем горутина!</text:span></text:p>
          </table:table-cell>
          <table:table-cell table:number-columns-repeated="16382"/>
        </table:table-row>
        <table:table-row table:style-name="ro2">
          <table:table-cell office:value-type="string" table:style-name="ce35">
            <text:p>ПРОБЛЕМА ПЕРЕДАЧИ ПЕРЕМЕННОЙ</text:p>
            <text:p>и ГЛОБАЛЬНОЙ ПЕРЕМЕННОЙ</text:p>
          </table:table-cell>
          <table:table-cell table:style-name="ce22"/>
          <table:table-cell table:number-columns-repeated="16382"/>
        </table:table-row>
        <table:table-row table:style-name="ro55">
          <table:table-cell office:value-type="string" table:style-name="ce34">
            <text:p><text:span text:style-name="T2">func</text:span><text:s/>main() {</text:p>
            <text:p>done :=<text:s/><text:span text:style-name="T2">make</text:span>(<text:span text:style-name="T2">chan</text:span><text:s/>bool)</text:p>
            <text:p/>
            <text:p>values := []string{<text:span text:style-name="T9">"a", "b", "c"</text:span>}</text:p>
            <text:p><text:span text:style-name="T24">// для каждой стринги запускаем горутину, которая её напечатает</text:span><text:span text:style-name="T24"/></text:p>
            <text:p><text:span text:style-name="T2">for</text:span><text:s/>_, v :=<text:s/><text:span text:style-name="T2">range</text:span><text:s/>values {</text:p>
            <text:p><text:span text:style-name="T2">go func</text:span>() {</text:p>
            <text:p>fmt.<text:span text:style-name="T6">Println</text:span>(v)</text:p>
            <text:p>done &lt;-<text:s/><text:span text:style-name="T2">true</text:span><text:span text:style-name="T2"/></text:p>
            <text:p>}()</text:p>
            <text:p>}</text:p>
            <text:p/>
            <text:p><text:span text:style-name="T3">// wait for all goroutines to complete before exiting</text:span><text:span text:style-name="T3"/></text:p>
            <text:p><text:span text:style-name="T2">for</text:span><text:s/>_ :=<text:s/><text:span text:style-name="T2">range</text:span><text:s/>values {</text:p>
            <text:p>&lt;-done</text:p>
            <text:p>}}</text:p>
          </table:table-cell>
          <table:table-cell office:value-type="string" table:style-name="ce17">
            <text:p>НЕ СТОИТ использовать в Горутинах глобальные переменные</text:p>
            <text:p>Этот код выдаст c c c, а не ожидаемый a b c!</text:p>
            <text:p/>
            <text:p/>
            <text:p/>
            <text:p/>
            <text:p/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<text:s/><text:span text:style-name="T9">«c»</text:span>.</text:p>
            <text:p/>
            <text:p>Т.е. даже пока 1 горутина запускается, цикл уже полностью пробегает и в v лежит последняя стринга<text:s/><text:span text:style-name="T9">"c"</text:span><text:span text:style-name="T9"/></text:p>
            <text:p/>
            <text:p/>
          </table:table-cell>
          <table:table-cell table:number-columns-repeated="16382"/>
        </table:table-row>
        <table:table-row table:style-name="ro18">
          <table:table-cell office:value-type="string" table:style-name="ce34">
            <text:p><text:span text:style-name="T2">for</text:span><text:s/>_, v :=<text:s/><text:span text:style-name="T2">range</text:span><text:s/>values {</text:p>
            <text:p><text:span text:style-name="T2">go func</text:span>(u<text:s/><text:span text:style-name="T6">string</text:span>) {</text:p>
            <text:p>fmt.<text:span text:style-name="T6">Println</text:span>(u)</text:p>
            <text:p>done &lt;-<text:s/><text:span text:style-name="T2">true</text:span><text:span text:style-name="T2"/></text:p>
            <text:p>}(v)</text:p>
            <text:p>}</text:p>
          </table:table-cell>
          <table:table-cell office:value-type="string" table:style-name="ce17">
            <text:p>А тут всё ок, ответ a b c</text:p>
            <text:p>В каждую горутину<text:s/><text:span text:style-name="T5">переменную надо передать аргументом,</text:span><text:s/>чтоб она скопировалась с текущего занчения.</text:p>
          </table:table-cell>
          <table:table-cell table:number-columns-repeated="16382"/>
        </table:table-row>
        <table:table-row table:style-name="ro9">
          <table:table-cell office:value-type="string" table:style-name="ce17">
            <text:p><text:span text:style-name="T2">for</text:span><text:s/>_, v :=<text:s/><text:span text:style-name="T2">range</text:span><text:s/>values {</text:p>
            <text:p>v := v<text:s/><text:span text:style-name="T3">// create a new 'v'.</text:span><text:span text:style-name="T3"/></text:p>
            <text:p><text:span text:style-name="T2">go func</text:span>() {</text:p>
            <text:p>fmt.<text:span text:style-name="T6">Println</text:span>(v)</text:p>
            <text:p>done &lt;-<text:s/><text:span text:style-name="T2">true</text:span><text:span text:style-name="T2"/></text:p>
            <text:p>}()</text:p>
            <text:p>}</text:p>
          </table:table-cell>
          <table:table-cell office:value-type="string" table:style-name="ce17">
            <text:p>Либо можно<text:s/><text:span text:style-name="T5">в каждом цикле сделать свою локальную переменную v.</text:span><text:span text:style-name="T5"/></text:p>
            <text:p>Тогда при запуске не может вовсе возникнуть путаницы. У каждого цикла v своя.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Channels</text:p>
          </table:table-cell>
          <table:table-cell table:style-name="ce16"/>
          <table:table-cell table:number-columns-repeated="16382"/>
        </table:table-row>
        <table:table-row table:style-name="ro1">
          <table:table-cell office:value-type="string" table:style-name="ce17">
            <text:p>messages :=<text:s/><text:span text:style-name="T2">make</text:span>(<text:span text:style-name="T2">chan</text:span><text:s/><text:span text:style-name="T6">string</text:span>)</text:p>
          </table:table-cell>
          <table:table-cell office:value-type="string" table:style-name="ce17">
            <text:p>Создаём канал перед описанием горутины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<text:span text:style-name="T2">go</text:span><text:s/><text:span text:style-name="T2">func</text:span>() { messages &lt;-<text:s/><text:span text:style-name="T18">"ping"</text:span><text:span text:style-name="T18"/></text:p>
            <text:p>}()</text:p>
          </table:table-cell>
          <table:table-cell office:value-type="string" table:style-name="ce17">
            <text:p>В описании горутины указываем момент отправки сообщения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msg := &lt;-messages</text:p>
            <text:p>fmt.<text:span text:style-name="T6">Println</text:span>(msg)</text:p>
          </table:table-cell>
          <table:table-cell office:value-type="string" table:style-name="ce17">
            <text:p>В другом потоке (основном, например) <text:s/>принимаем сообщение</text:p>
          </table:table-cell>
          <table:table-cell table:number-columns-repeated="16382"/>
        </table:table-row>
        <table:table-row table:style-name="ro36">
          <table:table-cell office:value-type="string" table:style-name="ce34">
            <text:p>c:= make(chan string)</text:p>
            <text:p>c ←"a"<text:s/><text:span text:style-name="T3">// error</text:span></text:p>
          </table:table-cell>
          <table:table-cell office:value-type="string" table:style-name="ce17">
            <text:p><text:span text:style-name="T5">ОТПРАВКА В КАНАЛ, который не читают</text:span><text:s/>и<text:s/><text:span text:style-name="T5">БЕЗ буферизации</text:span><text:span text:style-name="T5"/></text:p>
            <text:p><text:span text:style-name="T5">ПРИВОДИТ К ОШИБКЕ</text:span><text:s/>выполнения программы</text:p>
          </table:table-cell>
          <table:table-cell table:number-columns-repeated="16382"/>
        </table:table-row>
        <table:table-row table:style-name="ro62">
          <table:table-cell office:value-type="string" table:style-name="ce17">
            <text:p>messages :=<text:s/><text:span text:style-name="T10">make</text:span>(<text:span text:style-name="T10">chan</text:span><text:s/>string, 2)</text:p>
            <text:p/>
            <text:p>messages &lt;-<text:s/><text:span text:style-name="T9">"buffered"</text:span><text:span text:style-name="T9"/></text:p>
            <text:p>messages &lt;-<text:s/><text:span text:style-name="T9">"channel"</text:span><text:span text:style-name="T9"/></text:p>
            <text:p>fmt.<text:span text:style-name="T6">Println</text:span>(&lt;-messages)</text:p>
            <text:p>fmt.<text:span text:style-name="T6">Println</text:span>(←messages)</text:p>
          </table:table-cell>
          <table:table-cell office:value-type="string" table:style-name="ce17">
            <text:p>Вторым аргументом при создании канала пишем,</text:p>
            <text:p><text:span text:style-name="T5">сколько сообщений он буферизует</text:span><text:s/>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number-columns-repeated="16382"/>
        </table:table-row>
        <table:table-row table:style-name="ro63">
          <table:table-cell office:value-type="string" table:style-name="ce5">
            <text:p><text:span text:style-name="T10">package</text:span><text:s/>main</text:p>
            <text:p/>
            <text:p><text:span text:style-name="T10">import</text:span><text:s/>(</text:p>
            <text:p><text:span text:style-name="T9">"fmt"</text:span><text:span text:style-name="T9"/></text:p>
            <text:p><text:span text:style-name="T9">"time"</text:span><text:span text:style-name="T9"/></text:p>
            <text:p>)</text:p>
            <text:p/>
            <text:p><text:span text:style-name="T10">func</text:span><text:s/>worker(done<text:s/><text:span text:style-name="T10">chan</text:span><text:s/><text:span text:style-name="T6">bool</text:span>) {</text:p>
            <text:p>fmt.Print(<text:span text:style-name="T9">"working..."</text:span>)</text:p>
            <text:p>time.Sleep(time.Second)</text:p>
            <text:p>fmt.Println(<text:span text:style-name="T9">"done"</text:span>)</text:p>
            <text:p>done &lt;- true</text:p>
            <text:p>}</text:p>
            <text:p/>
            <text:p><text:span text:style-name="T10">func</text:span><text:s/>main() {</text:p>
            <text:p>done :=<text:s/><text:span text:style-name="T10">make</text:span>(<text:span text:style-name="T10">chan</text:span><text:s/><text:span text:style-name="T6">bool</text:span>, 1)</text:p>
            <text:p>go worker(done)</text:p>
            <text:p/>
            <text:p>←done<text:s/><text:span text:style-name="T3">// без этого мейн не дожидается горутину</text:span><text:span text:style-name="T3"/></text:p>
            <text:p><text:span text:style-name="T30">// и отключается мгоновенно. С этой строкой ждёт</text:span><text:span text:style-name="T30"/></text:p>
            <text:p>}</text:p>
          </table:table-cell>
          <table:table-cell office:value-type="string" table:style-name="ce7">
            <text:p><text:span text:style-name="T5">Горутину можно дожидаться</text:span><text:span text:style-name="T5"/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т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6382" table:style-name="ce3"/>
        </table:table-row>
        <table:table-row table:style-name="ro64">
          <table:table-cell office:value-type="string" table:style-name="ce5">
            <text:p><text:span text:style-name="T10">func</text:span><text:s/>ping(pings<text:s/><text:span text:style-name="T10">chan</text:span>&lt;-<text:s/><text:span text:style-name="T6">string</text:span>, msg<text:s/><text:span text:style-name="T6">string</text:span>) {</text:p>
            <text:p>pings &lt;- msg</text:p>
            <text:p>}</text:p>
            <text:p/>
            <text:p><text:span text:style-name="T10">func</text:span><text:s/>pong(pings &lt;-<text:span text:style-name="T10">chan</text:span><text:s/><text:span text:style-name="T6">string</text:span>, pongs<text:s/><text:span text:style-name="T10">chan</text:span>&lt;-<text:s/><text:span text:style-name="T6">string</text:span>) {</text:p>
            <text:p>msg := ←pings</text:p>
            <text:p>pongs &lt;- msg</text:p>
            <text:p>}</text:p>
            <text:p/>
          </table:table-cell>
          <table:table-cell office:value-type="string" table:style-name="ce7">
            <text:p><text:span text:style-name="T5">Направление канала<text:s/></text:span>— обозначается стрелкой.</text:p>
            <text:p>Тут только отправка.</text:p>
            <text:p/>
            <text:p/>
            <text:p/>
            <text:p>Направление — получение из pings,</text:p>
            <text:p>отправка в pongs</text:p>
            <text:p/>
            <text:p>https://gobyexample.com/channel-directions</text:p>
            <text:p/>
          </table:table-cell>
          <table:table-cell table:number-columns-repeated="16382" table:style-name="ce3"/>
        </table:table-row>
        <table:table-row table:style-name="ro54">
          <table:table-cell office:value-type="string" table:style-name="ce5">
            <text:p>jobs :=<text:s/><text:span text:style-name="T2">make</text:span>(<text:span text:style-name="T2">chan</text:span><text:s/>int, 5)</text:p>
            <text:p>done :=<text:s/><text:span text:style-name="T2">make</text:span>(<text:span text:style-name="T2">chan</text:span><text:s/>bool)</text:p>
            <text:p/>
            <text:p><text:span text:style-name="T2">go func</text:span>() {</text:p>
            <text:p><text:span text:style-name="T2">for</text:span><text:s/>{</text:p>
            <text:p>j, more := &lt;-jobs</text:p>
            <text:p><text:span text:style-name="T2">if</text:span><text:s/>more {fmt.Println(<text:span text:style-name="T9">"received job"</text:span>, j)}</text:p>
            <text:p><text:span text:style-name="T2">else</text:span><text:s/>{fmt.Println(<text:span text:style-name="T9">"received all jobs"</text:span>)</text:p>
            <text:p>done &lt;- true</text:p>
            <text:p><text:span text:style-name="T2">return</text:span><text:span text:style-name="T2"/></text:p>
            <text:p>} } }()</text:p>
            <text:p/>
          </table:table-cell>
          <table:table-cell office:value-type="string" table:style-name="ce7">
            <text:p><text:span text:style-name="T5">Закрытие канала — вторая переменная при получении из канала. true - ещё работает, false - закрыт</text:span><text:span text:style-name="T5"/>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6382" table:style-name="ce3"/>
        </table:table-row>
        <table:table-row table:style-name="ro65">
          <table:table-cell office:value-type="string" table:style-name="ce5">
            <text:p><text:span text:style-name="T20">for</text:span><text:span text:style-name="T7"><text:s/>j := 1; j &lt;= 3; j++ {</text:span><text:span text:style-name="T7"/></text:p>
            <text:p><text:span text:style-name="T7">jobs &lt;- j</text:span><text:span text:style-name="T7"/></text:p>
            <text:p><text:span text:style-name="T7">fmt.Println("sent job", j)</text:span><text:span text:style-name="T7"/></text:p>
            <text:p><text:span text:style-name="T7">}</text:span><text:span text:style-name="T7"/></text:p>
            <text:p><text:span text:style-name="T20">close</text:span><text:span text:style-name="T7">(jobs)</text:span><text:span text:style-name="T7"/></text:p>
            <text:p><text:span text:style-name="T7">fmt.Println(</text:span><text:span text:style-name="T21">"sent all jobs"</text:span><text:span text:style-name="T7">)</text:span><text:span text:style-name="T7"/></text:p>
            <text:p><text:span text:style-name="T7">←done</text:span></text:p>
          </table:table-cell>
          <table:table-cell office:value-type="string" table:style-name="ce7">
            <text:p><text:span text:style-name="T5">Закрытие канала</text:span><text:s/>происходит словом<text:s/><text:span text:style-name="T10">close</text:span>(channel).</text:p>
            <text:p>Тут мы шлём задачи</text:p>
            <text:p/>
            <text:p/>
            <text:p/>
            <text:p>А потом заявляем о закрытии канала jobs.</text:p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6382" table:style-name="ce3"/>
        </table:table-row>
        <table:table-row table:style-name="ro10">
          <table:table-cell office:value-type="string" table:style-name="ce5">
            <text:p>queue := make(chan string, 2)</text:p>
            <text:p>queue &lt;-<text:s/><text:span text:style-name="T9">"one"</text:span><text:span text:style-name="T9"/></text:p>
            <text:p>queue &lt;-<text:s/><text:span text:style-name="T9">"two"</text:span><text:span text:style-name="T9"/></text:p>
            <text:p><text:span text:style-name="T2">close</text:span>(queue)</text:p>
            <text:p/>
            <text:p><text:span text:style-name="T2">for</text:span><text:s/>elem :=<text:s/><text:span text:style-name="T2">range</text:span><text:s/>queue {</text:p>
            <text:p>fmt.<text:span text:style-name="T6">Println</text:span>(elem)</text:p>
            <text:p>}</text:p>
          </table:table-cell>
          <table:table-cell office:value-type="string" table:style-name="ce7">
            <text:p>Если в канале есть буферизация, по нему можно итерироваться.</text:p>
            <text:p/>
            <text:p/>
            <text:p/>
            <text:p><text:span text:style-name="T7">ИТЕРАЦИЯ по каналу.</text:span></text:p>
          </table:table-cell>
          <table:table-cell table:number-columns-repeated="16382" table:style-name="ce3"/>
        </table:table-row>
        <table:table-row table:style-name="ro11">
          <table:table-cell office:value-type="string" table:style-name="ce5">
            <text:p><text:span text:style-name="T2">for</text:span><text:s/>_ =<text:s/><text:span text:style-name="T2">range</text:span><text:s/>jobs {</text:p>
            <text:p>&lt;- done</text:p>
            <text:p>}</text:p>
          </table:table-cell>
          <table:table-cell office:value-type="string" table:style-name="ce7">
            <text:p>Дождаться окончания всех запущенных заданий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36">
            <text:p>Select</text:p>
          </table:table-cell>
          <table:table-cell table:style-name="ce36"/>
          <table:table-cell table:number-columns-repeated="16382" table:style-name="ce3"/>
        </table:table-row>
        <table:table-row table:style-name="ro66">
          <table:table-cell office:value-type="string" table:style-name="ce7">
            <text:p><text:span text:style-name="T2">func</text:span><text:s/>main() {</text:p>
            <text:p>c1 := make(chan string)</text:p>
            <text:p>c2 := make(chan string)</text:p>
            <text:p/>
            <text:p><text:span text:style-name="T2">go</text:span><text:s/><text:span text:style-name="T2">func</text:span>() {</text:p>
            <text:p>time.Sleep(1 * time.Second)</text:p>
            <text:p>c1 &lt;<text:span text:style-name="T9">- "one"</text:span><text:span text:style-name="T9"/></text:p>
            <text:p>}()</text:p>
            <text:p><text:span text:style-name="T2">go func</text:span>() {</text:p>
            <text:p>time.Sleep(2 * time.Second)</text:p>
            <text:p>c2 &lt;-<text:s/><text:span text:style-name="T9">"two"</text:span><text:span text:style-name="T9"/></text:p>
            <text:p>}()</text:p>
            <text:p/>
            <text:p><text:span text:style-name="T2">for</text:span><text:s/>i := 0; i &lt; 2; i++ {</text:p>
            <text:p><text:span text:style-name="T2">select</text:span><text:s/>{</text:p>
            <text:p><text:span text:style-name="T2">case</text:span><text:s/>msg1 := &lt;-c1:</text:p>
            <text:p>fmt.Println(<text:span text:style-name="T9">"received "</text:span>, msg1)</text:p>
            <text:p><text:span text:style-name="T2">case</text:span><text:s/>msg2 := &lt;-c2:</text:p>
            <text:p>fmt.Println(<text:span text:style-name="T9">"received "</text:span>, msg2)</text:p>
            <text:p>}</text:p>
            <text:p>}</text:p>
            <text:p>}</text:p>
          </table:table-cell>
          <table:table-cell office:value-type="string" table:style-name="ce5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17">// timeout 1</text:span><text:span text:style-name="T17"/></text:p>
            <text:p><text:span text:style-name="T17">// result 2</text:span></text:p>
          </table:table-cell>
          <table:table-cell table:number-columns-repeated="16382" table:style-name="ce3"/>
        </table:table-row>
        <table:table-row table:style-name="ro1">
          <table:table-cell table:number-columns-repeated="2" table:style-name="ce7"/>
          <table:table-cell table:number-columns-repeated="16382" table:style-name="ce3"/>
        </table:table-row>
        <table:table-row table:style-name="ro15">
          <table:table-cell office:value-type="string" table:style-name="ce7">
            <text:p><text:span text:style-name="T10">select</text:span><text:s/>{ case res := &lt;-c2: fmt.Println(res) case &lt;-time.After(3 * time.Second): fmt.Println("timeout 2") }</text:p>
          </table:table-cell>
          <table:table-cell office:value-type="string" table:style-name="ce7">
            <text:p><text:span text:style-name="T5">Селект с Таймаутом.</text:span><text:span text:style-name="T5"/></text:p>
            <text:p/>
            <text:p/>
            <text:p>Если за 3 секунды сообщение не пришло, селект закрывается</text:p>
          </table:table-cell>
          <table:table-cell table:number-columns-repeated="16382" table:style-name="ce3"/>
        </table:table-row>
        <table:table-row table:style-name="ro67">
          <table:table-cell office:value-type="string" table:style-name="ce7">
            <text:p><text:span text:style-name="T20">select</text:span><text:span text:style-name="T7"><text:s/>{</text:span><text:span text:style-name="T7"/></text:p>
            <text:p><text:span text:style-name="T20">case</text:span><text:span text:style-name="T7"><text:s/>msg := &lt;-messages:</text:span><text:span text:style-name="T7"/></text:p>
            <text:p><text:span text:style-name="T7">fmt.Println(</text:span><text:span text:style-name="T21">"received message"</text:span><text:span text:style-name="T7">, msg)</text:span><text:span text:style-name="T7"/></text:p>
            <text:p><text:span text:style-name="T20">case</text:span><text:span text:style-name="T7"><text:s/>sig := &lt;-signals:</text:span><text:span text:style-name="T7"/></text:p>
            <text:p><text:span text:style-name="T7">fmt.Println(</text:span><text:span text:style-name="T21">"received signal"</text:span><text:span text:style-name="T7">, sig)</text:span><text:span text:style-name="T7"/></text:p>
            <text:p><text:span text:style-name="T20">default</text:span><text:span text:style-name="T7">:</text:span><text:span text:style-name="T7"/></text:p>
            <text:p><text:span text:style-name="T7">fmt.Println(</text:span><text:span text:style-name="T21">"no activity"</text:span><text:span text:style-name="T7">)</text:span><text:span text:style-name="T7"/></text:p>
            <text:p><text:span text:style-name="T7">}</text:span></text:p>
          </table:table-cell>
          <table:table-cell office:value-type="string" table:style-name="ce7">
            <text:p><text:span text:style-name="T5">НЕБЛОКИРУЮЩИЙ Селект на приём</text:span>.</text:p>
            <text:p/>
            <text:p/>
            <text:p/>
            <text:p/>
            <text:p><text:span text:style-name="T2">default</text:span><text:s/>отвечает за случай отсутствия сообщения</text:p>
          </table:table-cell>
          <table:table-cell table:number-columns-repeated="16382" table:style-name="ce3"/>
        </table:table-row>
        <table:table-row table:style-name="ro10">
          <table:table-cell office:value-type="string" table:style-name="ce7">
            <text:p>msg :=<text:s/><text:span text:style-name="T9">"hi"</text:span><text:span text:style-name="T9"/></text:p>
            <text:p><text:span text:style-name="T2">select</text:span><text:s/>{</text:p>
            <text:p><text:span text:style-name="T2">case</text:span><text:s/>messages &lt;- msg:</text:p>
            <text:p>fmt.Println(<text:span text:style-name="T9">"sent message"</text:span>, msg)</text:p>
            <text:p><text:span text:style-name="T2">default</text:span>:</text:p>
            <text:p>fmt.Println(<text:span text:style-name="T9">"no message sent"</text:span>)</text:p>
            <text:p>}</text:p>
            <text:p/>
          </table:table-cell>
          <table:table-cell office:value-type="string" table:style-name="ce7">
            <text:p><text:span text:style-name="T5">НЕБЛОКИРУЮЩИЙ СЕЛЕКТ на отправку.</text:span><text:span text:style-name="T5"/></text:p>
            <text:p/>
            <text:p>Если бы не было<text:s/><text:span text:style-name="T2">default</text:span>, мы бы не могли отправить сообщение, так как у канала нет буфера и нет приёмника.</text:p>
            <text:p>Так бы и ждали приёмника вечно,</text:p>
            <text:p>но есть<text:s/><text:span text:style-name="T2">default</text:span><text:s/>— и мы проходим дальше по этой ветке.</text:p>
          </table:table-cell>
          <table:table-cell table:number-columns-repeated="16382" table:style-name="ce3"/>
        </table:table-row>
        <table:table-row table:style-name="ro1">
          <table:table-cell table:number-columns-repeated="2" table:style-name="ce7"/>
          <table:table-cell table:number-columns-repeated="16382" table:style-name="ce3"/>
        </table:table-row>
        <table:table-row table:style-name="ro1">
          <table:table-cell office:value-type="string" table:style-name="ce8">
            <text:p><text:span text:style-name="T7">WaitGroup —<text:s/></text:span>ожидание множества горутин</text:p>
          </table:table-cell>
          <table:table-cell table:style-name="ce8"/>
          <table:table-cell table:number-columns-repeated="16382" table:style-name="ce3"/>
        </table:table-row>
        <table:table-row table:style-name="ro1">
          <table:table-cell office:value-type="string" table:style-name="ce7">
            <text:p>sync.WaitGroup</text:p>
          </table:table-cell>
          <table:table-cell table:style-name="ce7"/>
          <table:table-cell table:number-columns-repeated="16382" table:style-name="ce3"/>
        </table:table-row>
        <table:table-row table:style-name="ro68">
          <table:table-cell office:value-type="string" table:style-name="ce7">
            <text:p><text:span text:style-name="T2">package</text:span><text:s/>main</text:p>
            <text:p/>
            <text:p><text:span text:style-name="T10">import</text:span><text:s/><text:span text:style-name="T54">"fmt"</text:span><text:span text:style-name="T54"/></text:p>
            <text:p><text:span text:style-name="T10">import</text:span><text:s/><text:span text:style-name="T54">"sync"</text:span><text:span text:style-name="T54"/></text:p>
            <text:p/>
            <text:p><text:span text:style-name="T10">var</text:span><text:s/>wg sync.WaitGroup<text:s/><text:span text:style-name="T55">// 1</text:span><text:span text:style-name="T55"/></text:p>
            <text:p/>
            <text:p><text:span text:style-name="T10">func</text:span><text:s/>routine() {</text:p>
            <text:p><text:span text:style-name="T6">defer</text:span><text:s/>wg.Done()<text:s/><text:span text:style-name="T55">// 3</text:span><text:span text:style-name="T55"/></text:p>
            <text:p>fmt.<text:span text:style-name="T6">Println</text:span>(<text:span text:style-name="T54">"routine finished"</text:span>)</text:p>
            <text:p>}</text:p>
            <text:p/>
            <text:p><text:span text:style-name="T10">func</text:span><text:s/>main() {</text:p>
            <text:p>wg.Add(1)<text:s/><text:span text:style-name="T55">// 2</text:span><text:span text:style-name="T55"/></text:p>
            <text:p>go routine()<text:s/><text:span text:style-name="T55">// *</text:span><text:span text:style-name="T55"/></text:p>
            <text:p>wg.Wait()<text:s/><text:span text:style-name="T55">// 4</text:span><text:span text:style-name="T55"/></text:p>
            <text:p>fmt.Println(<text:span text:style-name="T54">"main finished"</text:span>)</text:p>
            <text:p>}</text:p>
          </table:table-cell>
          <table:table-cell office:value-type="string" table:style-name="ce7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/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6382" table:style-name="ce3"/>
        </table:table-row>
        <table:table-row table:style-name="ro59">
          <table:table-cell office:value-type="string" table:style-name="ce7">
            <text:p><text:span text:style-name="T2">var</text:span><text:s/>wg sync.WaitGroup</text:p>
            <text:p/>
            <text:p><text:span text:style-name="T2">for</text:span><text:s/>i := 1; i &lt;= 5; i++ {</text:p>
            <text:p>wg.Add(1)</text:p>
            <text:p/>
            <text:p>i := i</text:p>
            <text:p/>
            <text:p><text:span text:style-name="T2">go func</text:span>() {</text:p>
            <text:p><text:span text:style-name="T6">defer</text:span><text:s/>wg.Done()</text:p>
            <text:p>worker(i)</text:p>
            <text:p>}()</text:p>
            <text:p>}</text:p>
            <text:p/>
            <text:p>wg.Wait()</text:p>
            <text:p/>
          </table:table-cell>
          <table:table-cell office:value-type="string" table:style-name="ce7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6382" table:style-name="ce3"/>
        </table:table-row>
        <table:table-row table:number-rows-repeated="2" table:style-name="ro1">
          <table:table-cell table:number-columns-repeated="2" table:style-name="ce7"/>
          <table:table-cell table:number-columns-repeated="16382" table:style-name="ce3"/>
        </table:table-row>
        <table:table-row table:style-name="ro1">
          <table:table-cell office:value-type="string" table:style-name="ce8">
            <text:p>Timers</text:p>
          </table:table-cell>
          <table:table-cell table:style-name="ce8"/>
          <table:table-cell table:number-columns-repeated="16382" table:style-name="ce3"/>
        </table:table-row>
        <table:table-row table:style-name="ro35">
          <table:table-cell office:value-type="string" table:style-name="ce7">
            <text:p>timer1 := time.NewTimer(2 * time.Second)</text:p>
            <text:p/>
            <text:p>&lt;-timer1.C</text:p>
            <text:p>fmt.<text:span text:style-name="T6">Println</text:span>("<text:span text:style-name="T9">Timer 1 fired"</text:span>)</text:p>
            <text:p/>
          </table:table-cell>
          <table:table-cell office:value-type="string" table:style-name="ce12">
            <text:p>Таймер — канал, по которому пройдёт отсроченное сообщение</text:p>
            <text:p/>
            <text:p><text:span text:style-name="T3">// Timer 1 fired</text:span><text:span text:style-name="T3"/></text:p>
            <text:p/>
          </table:table-cell>
          <table:table-cell table:number-columns-repeated="16382" table:style-name="ce3"/>
        </table:table-row>
        <table:table-row table:style-name="ro69">
          <table:table-cell office:value-type="string" table:style-name="ce7">
            <text:p><text:span text:style-name="T7">timer2 := time.NewTimer(time.Second)</text:span><text:span text:style-name="T7"/></text:p>
            <text:p><text:span text:style-name="T20">go func</text:span><text:span text:style-name="T7">() {</text:span><text:span text:style-name="T7"/></text:p>
            <text:p><text:span text:style-name="T7">&lt;-timer2.C</text:span><text:span text:style-name="T7"/></text:p>
            <text:p><text:span text:style-name="T7">fmt.</text:span><text:span text:style-name="T11">Println</text:span><text:span text:style-name="T7">(</text:span><text:span text:style-name="T21">"Timer 2 fired"</text:span><text:span text:style-name="T7">)</text:span><text:span text:style-name="T7"/></text:p>
            <text:p><text:span text:style-name="T7">}()</text:span><text:span text:style-name="T7"/></text:p>
            <text:p><text:span text:style-name="T7">stop2 := timer2.Stop()</text:span><text:span text:style-name="T7"/></text:p>
            <text:p><text:span text:style-name="T20">if</text:span><text:span text:style-name="T7"><text:s/>stop2 {</text:span><text:span text:style-name="T7"/></text:p>
            <text:p><text:span text:style-name="T7">fmt.</text:span><text:span text:style-name="T11">Println</text:span><text:span text:style-name="T7">(</text:span><text:span text:style-name="T21">"Timer 2 stopped"</text:span><text:span text:style-name="T7">)</text:span><text:span text:style-name="T7"/></text:p>
            <text:p><text:span text:style-name="T7">}</text:span></text:p>
          </table:table-cell>
          <table:table-cell office:value-type="string" table:style-name="ce7">
            <text:p>Таймер можно установить</text:p>
            <text:p/>
            <text:p/>
            <text:p/>
            <text:p/>
            <text:p>А пока он не отсчитал свой срок —<text:s/><text:span text:style-name="T5">остановить таймер</text:span><text:span text:style-name="T5"/></text:p>
            <text:p/>
            <text:p><text:span text:style-name="T30">//Timer 2 stopped</text:span><text:span text:style-name="T30"/></text:p>
            <text:p/>
          </table:table-cell>
          <table:table-cell table:number-columns-repeated="16382" table:style-name="ce3"/>
        </table:table-row>
        <table:table-row table:style-name="ro1">
          <table:table-cell table:number-columns-repeated="2" table:style-name="ce7"/>
          <table:table-cell table:number-columns-repeated="16382" table:style-name="ce3"/>
        </table:table-row>
        <table:table-row table:style-name="ro1">
          <table:table-cell office:value-type="string" table:style-name="ce36">
            <text:p>Tickers</text:p>
          </table:table-cell>
          <table:table-cell table:style-name="ce36"/>
          <table:table-cell table:number-columns-repeated="16382" table:style-name="ce3"/>
        </table:table-row>
        <table:table-row table:style-name="ro70">
          <table:table-cell office:value-type="string" table:style-name="ce7">
            <text:p>ticker := time.NewTicker(500 * time.Millisecond)</text:p>
            <text:p>done :=<text:s/><text:span text:style-name="T2">make</text:span>(<text:span text:style-name="T2">chan</text:span><text:s/>bool)</text:p>
            <text:p/>
            <text:p><text:span text:style-name="T2">go func</text:span>() {</text:p>
            <text:p><text:span text:style-name="T2">for</text:span><text:s/>{</text:p>
            <text:p>select {</text:p>
            <text:p>case &lt;-done:</text:p>
            <text:p><text:span text:style-name="T2">return</text:span><text:span text:style-name="T2"/></text:p>
            <text:p>case t := &lt;-ticker.C:</text:p>
            <text:p>fmt.<text:span text:style-name="T6">Println</text:span>(<text:span text:style-name="T9">"Tick at"</text:span>, t)</text:p>
            <text:p>} } }()</text:p>
            <text:p/>
          </table:table-cell>
          <table:table-cell office:value-type="string" table:style-name="ce7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6382" table:style-name="ce3"/>
        </table:table-row>
        <table:table-row table:style-name="ro21">
          <table:table-cell office:value-type="string" table:style-name="ce7">
            <text:p><text:span text:style-name="T7">time.Sleep(1600 * time.Millisecond)</text:span><text:span text:style-name="T7"/></text:p>
            <text:p><text:span text:style-name="T7">ticker.Stop()</text:span><text:span text:style-name="T7"/></text:p>
            <text:p><text:span text:style-name="T7">done &lt;-<text:s/></text:span><text:span text:style-name="T20">true</text:span><text:span text:style-name="T20"/></text:p>
            <text:p><text:span text:style-name="T7">fmt.</text:span><text:span text:style-name="T11">Println</text:span><text:span text:style-name="T7">(</text:span><text:span text:style-name="T21">"Ticker stopped"</text:span><text:span text:style-name="T7">)</text:span></text:p>
          </table:table-cell>
          <table:table-cell office:value-type="string" table:style-name="ce7">
            <text:p/>
            <text:p>Тикер можно остановить</text:p>
          </table:table-cell>
          <table:table-cell table:number-columns-repeated="16382" table:style-name="ce3"/>
        </table:table-row>
        <table:table-row table:style-name="ro16">
          <table:table-cell office:value-type="string" table:style-name="ce7">
            <text:p>limiter := time.Tick(200 * time.Millisecond)</text:p>
            <text:p><text:span text:style-name="T2">for</text:span><text:s/>req :=<text:s/><text:span text:style-name="T2">range</text:span><text:s/>requests {</text:p>
            <text:p>&lt;-limiter</text:p>
            <text:p>fmt.<text:span text:style-name="T6">Println</text:span>("request", req, time.Now())</text:p>
            <text:p>}</text:p>
          </table:table-cell>
          <table:table-cell office:value-type="string" table:style-name="ce7">
            <text:p>Лимитер — это тикер, который каждые 200 милисекунд будет выдавать сигнал</text:p>
            <text:p>С его помощью мы ограничивем получение запросов раз в 200 милисек.</text:p>
          </table:table-cell>
          <table:table-cell table:number-columns-repeated="16382" table:style-name="ce3"/>
        </table:table-row>
        <table:table-row table:style-name="ro68">
          <table:table-cell office:value-type="string" table:style-name="ce7">
            <text:p><text:span text:style-name="T7">burstyLimiter :=<text:s/></text:span><text:span text:style-name="T20">make</text:span><text:span text:style-name="T7">(</text:span><text:span text:style-name="T20">chan</text:span><text:span text:style-name="T7"><text:s/>time.Time, 3)</text:span><text:span text:style-name="T7"/></text:p>
            <text:p><text:span text:style-name="T20">for</text:span><text:span text:style-name="T7"><text:s/>i := 0; i &lt; 3; i++ {</text:span><text:span text:style-name="T7"/></text:p>
            <text:p><text:span text:style-name="T7">burstyLimiter &lt;- time.Now()</text:span><text:span text:style-name="T7"/></text:p>
            <text:p><text:span text:style-name="T7">}</text:span><text:span text:style-name="T7"/></text:p>
            <text:p/>
            <text:p><text:span text:style-name="T20">go func</text:span><text:span text:style-name="T7">() {</text:span><text:span text:style-name="T7"/></text:p>
            <text:p><text:span text:style-name="T20">for</text:span><text:span text:style-name="T7"><text:s/>t := range time.Tick(200 * time.Millisecond) {</text:span><text:span text:style-name="T7"/></text:p>
            <text:p><text:span text:style-name="T7">burstyLimiter &lt;- t</text:span><text:span text:style-name="T7"/></text:p>
            <text:p><text:span text:style-name="T7">} }()</text:span><text:span text:style-name="T7"/></text:p>
            <text:p/>
            <text:p><text:span text:style-name="T7">burstyRequests :=<text:s/></text:span><text:span text:style-name="T20">make</text:span><text:span text:style-name="T7">(</text:span><text:span text:style-name="T20">chan</text:span><text:span text:style-name="T7"><text:s/></text:span><text:span text:style-name="T11">int</text:span><text:span text:style-name="T7">, 5)</text:span><text:span text:style-name="T7"/></text:p>
            <text:p><text:span text:style-name="T20">for</text:span><text:span text:style-name="T7"><text:s/>i := 1; i &lt;= 5; i++ {</text:span><text:span text:style-name="T7"/></text:p>
            <text:p><text:span text:style-name="T7">burstyRequests &lt;- i</text:span><text:span text:style-name="T7"/></text:p>
            <text:p><text:span text:style-name="T7">}</text:span><text:span text:style-name="T7"/></text:p>
            <text:p><text:span text:style-name="T20">close</text:span><text:span text:style-name="T7">(burstyRequests)</text:span><text:span text:style-name="T7"/></text:p>
            <text:p><text:span text:style-name="T20">for</text:span><text:span text:style-name="T7"><text:s/>req :=<text:s/></text:span><text:span text:style-name="T20">range</text:span><text:span text:style-name="T7"><text:s/>burstyRequests {</text:span><text:span text:style-name="T7"/></text:p>
            <text:p><text:span text:style-name="T7">&lt;-burstyLimiter</text:span><text:span text:style-name="T7"/></text:p>
            <text:p><text:span text:style-name="T7">fmt.</text:span><text:span text:style-name="T11">Println</text:span><text:span text:style-name="T7">("request", req, time.Now())</text:span><text:span text:style-name="T7"/></text:p>
            <text:p><text:span text:style-name="T7">}</text:span></text:p>
          </table:table-cell>
          <table:table-cell office:value-type="string" table:style-name="ce7">
            <text:p>Заполняем канал на три временные точки</text:p>
            <text:p/>
            <text:p/>
            <text:p/>
            <text:p/>
            <text:p>устанавливаем пополнение временного канала каждые 200 милисек.</text:p>
            <text:p/>
            <text:p/>
            <text:p/>
            <text:p>канал с запросами</text:p>
            <text:p/>
            <text:p/>
            <text:p/>
            <text:p/>
            <text:p>получаем сначала три запроса разом (по кол-ву точек в заполненном временном канале) и дальше каждые 200 милисек.</text:p>
          </table:table-cell>
          <table:table-cell table:number-columns-repeated="16382" table:style-name="ce3"/>
        </table:table-row>
        <table:table-row table:style-name="ro1">
          <table:table-cell table:number-columns-repeated="2" table:style-name="ce7"/>
          <table:table-cell table:number-columns-repeated="16382" table:style-name="ce3"/>
        </table:table-row>
        <table:table-row table:style-name="ro1">
          <table:table-cell office:value-type="string" table:style-name="ce36">
            <text:p>Worker pool</text:p>
          </table:table-cell>
          <table:table-cell office:value-type="string" table:style-name="ce36">
            <text:p>Банальный for</text:p>
          </table:table-cell>
          <table:table-cell table:number-columns-repeated="16382" table:style-name="ce3"/>
        </table:table-row>
        <table:table-row table:style-name="ro12">
          <table:table-cell office:value-type="string" table:style-name="ce7">
            <text:p><text:span text:style-name="T2">for</text:span><text:s/>w := 1; w &lt;= 3; w++ {</text:p>
            <text:p><text:span text:style-name="T2">go</text:span><text:s/>worker(w, jobs, results)</text:p>
            <text:p>}</text:p>
            <text:p/>
            <text:p><text:span text:style-name="T2">for</text:span><text:s/>j := 1; j &lt;= numJobs; j++ {</text:p>
            <text:p>jobs &lt;- j</text:p>
            <text:p>}</text:p>
            <text:p><text:span text:style-name="T2">close</text:span>(jobs)</text:p>
            <text:p/>
            <text:p><text:span text:style-name="T2">for</text:span><text:s/>a := 1; a &lt;= numJobs; a++ {</text:p>
            <text:p>&lt;-results</text:p>
            <text:p>}</text:p>
          </table:table-cell>
          <table:table-cell office:value-type="string" table:style-name="ce7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6382" table:style-name="ce3"/>
        </table:table-row>
        <table:table-row table:style-name="ro1">
          <table:table-cell table:number-columns-repeated="2" table:style-name="ce7"/>
          <table:table-cell table:number-columns-repeated="16382" table:style-name="ce3"/>
        </table:table-row>
        <table:table-row table:number-rows-repeated="4" table:style-name="ro1">
          <table:table-cell table:number-columns-repeated="2" table:style-name="ce6"/>
          <table:table-cell table:number-columns-repeated="16382" table:style-name="ce3"/>
        </table:table-row>
        <table:table-row table:number-rows-repeated="24" table:style-name="ro1">
          <table:table-cell table:number-columns-repeated="2" table:style-name="ce7"/>
          <table:table-cell table:number-columns-repeated="16382" table:style-name="ce3"/>
        </table:table-row>
        <table:table-row table:number-rows-repeated="6" table:style-name="ro1">
          <table:table-cell table:number-columns-repeated="16384" table:style-name="ce3"/>
        </table:table-row>
        <table:table-row table:number-rows-repeated="1048495" table:style-name="ro1">
          <table:table-cell table:number-columns-repeated="16384"/>
        </table:table-row>
      </table:table>
      <table:table table:name="errors" table:style-name="ta1">
        <table:table-column table:style-name="co20" table:number-columns-repeated="2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8">
            <text:p>Errors</text:p>
          </table:table-cell>
          <table:table-cell table:style-name="ce8"/>
          <table:table-cell table:number-columns-repeated="16382"/>
        </table:table-row>
        <table:table-row table:style-name="ro2">
          <table:table-cell table:style-name="ce5"/>
          <table:table-cell office:value-type="string" table:style-name="ce5">
            <text:p>Быстро создаём новую ошибку существующего типа</text:p>
          </table:table-cell>
          <table:table-cell table:number-columns-repeated="16382"/>
        </table:table-row>
        <table:table-row table:style-name="ro28">
          <table:table-cell office:value-type="string" table:style-name="ce7">
            <text:p><text:span text:style-name="T2">import</text:span><text:s/>(</text:p>
            <text:p><text:span text:style-name="T18">"errors"</text:span><text:span text:style-name="T18"/></text:p>
            <text:p><text:span text:style-name="T18">"fmt"</text:span><text:span text:style-name="T18"/></text:p>
            <text:p>)</text:p>
            <text:p/>
            <text:p><text:span text:style-name="T2">func</text:span><text:s/>f1(arg<text:s/><text:span text:style-name="T6">int</text:span>) (<text:span text:style-name="T6">int</text:span>,<text:s/><text:span text:style-name="T6">error</text:span>) {</text:p>
            <text:p><text:span text:style-name="T2">if</text:span><text:s/>arg == 42 {</text:p>
            <text:p><text:span text:style-name="T2">return</text:span><text:s/>-1, errors.New(<text:span text:style-name="T18">"can't work with 42"</text:span>)</text:p>
            <text:p>}</text:p>
            <text:p/>
            <text:p><text:span text:style-name="T2">return</text:span><text:s/>arg + 3,<text:s/><text:span text:style-name="T2">nil</text:span><text:span text:style-name="T2"/></text:p>
            <text:p>}</text:p>
            <text:p/>
          </table:table-cell>
          <table:table-cell office:value-type="string" table:style-name="ce7">
            <text:p>Ошибка возвращается последней среди возвращаемых объектов</text:p>
            <text:p/>
            <text:p/>
            <text:p/>
            <text:p><text:span text:style-name="T7">Создаём ошибку с помощью</text:span><text:span text:style-name="T7"/></text:p>
            <text:p><text:span text:style-name="T7">errors.New(</text:span><text:span text:style-name="T35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  <table:table-cell table:number-columns-repeated="16382"/>
        </table:table-row>
        <table:table-row table:style-name="ro12">
          <table:table-cell office:value-type="string" table:style-name="ce7">
            <text:p><text:span text:style-name="T2">type</text:span><text:s/>argError<text:s/><text:span text:style-name="T2">struct</text:span><text:s/>{</text:p>
            <text:p>arg<text:s/><text:span text:style-name="T12">int</text:span></text:p>
            <text:p>prob<text:s/><text:span text:style-name="T12">string</text:span>}</text:p>
            <text:p/>
            <text:p><text:span text:style-name="T2">func</text:span><text:s/>(e *argError) Error()<text:s/><text:span text:style-name="T12">string</text:span><text:s/>{</text:p>
            <text:p><text:span text:style-name="T2">return</text:span><text:s/>fmt.Sprintf(<text:span text:style-name="T13">"%d - %s"</text:span>, e.arg, e.prob)}</text:p>
            <text:p/>
            <text:p><text:span text:style-name="T2">func</text:span><text:s/>f2(arg<text:s/><text:span text:style-name="T12">int</text:span>) (<text:span text:style-name="T12">int</text:span>, error) {</text:p>
            <text:p><text:span text:style-name="T2">if</text:span><text:s/>arg == 42 {</text:p>
            <text:p><text:span text:style-name="T2">return</text:span><text:s/>-1, &amp;argError{arg,<text:s/><text:span text:style-name="T13">"can't work with it"</text:span>}</text:p>
            <text:p>}</text:p>
            <text:p><text:span text:style-name="T2">return</text:span><text:s/>arg + 3,<text:s/><text:span text:style-name="T2">nil</text:span>}</text:p>
          </table:table-cell>
          <table:table-cell office:value-type="string" table:style-name="ce7">
            <text:p>Создание<text:s/><text:span text:style-name="T5">своего типа ошибки.</text:span><text:span text:style-name="T5"/></text:p>
            <text:p>Сначала структура</text:p>
            <text:p/>
            <text:p/>
            <text:p/>
            <text:p>Потом привязанный к структуре<text:s/><text:span text:style-name="T5">метод Error()</text:span><text:span text:style-name="T5"/></text:p>
            <text:p/>
            <text:p/>
            <text:p/>
            <text:p/>
            <text:p>И используем свой тип ошибки</text:p>
          </table:table-cell>
          <table:table-cell table:number-columns-repeated="16382"/>
        </table:table-row>
        <table:table-row table:style-name="ro9">
          <table:table-cell office:value-type="string" table:style-name="ce7">
            <text:p>_, err := indexOf(src,<text:s/><text:span text:style-name="T13">"js"</text:span>)</text:p>
            <text:p><text:span text:style-name="T2">if</text:span><text:s/>err, ok := err.(*lookupError); ok {</text:p>
            <text:p>fmt.<text:span text:style-name="T12">Println</text:span>(<text:span text:style-name="T13">"err.src:"</text:span>, err.src)</text:p>
            <text:p>fmt.<text:span text:style-name="T12">Println</text:span>(<text:span text:style-name="T13">"err.substr:"</text:span>, err.substr)</text:p>
            <text:p>}</text:p>
            <text:p><text:span text:style-name="T17">// err.src: go is awesome</text:span><text:span text:style-name="T17"/></text:p>
            <text:p><text:span text:style-name="T17">// err.substr: js</text:span></text:p>
          </table:table-cell>
          <table:table-cell office:value-type="string" table:style-name="ce7">
            <text:p>Чтобы вывести атрибуты пойманной ошибки, надо привести её тип.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8">
            <text:p>Defer</text:p>
          </table:table-cell>
          <table:table-cell table:style-name="ce8"/>
          <table:table-cell table:number-columns-repeated="16382"/>
        </table:table-row>
        <table:table-row table:style-name="ro12">
          <table:table-cell office:value-type="string" table:style-name="ce7">
            <text:p>package<text:s/><text:span text:style-name="T6">main</text:span><text:span text:style-name="T6"/></text:p>
            <text:p/>
            <text:p><text:span text:style-name="T2">import</text:span><text:s/>(</text:p>
            <text:p><text:span text:style-name="T18">"os"</text:span><text:span text:style-name="T18"/></text:p>
            <text:p>)</text:p>
            <text:p/>
            <text:p><text:span text:style-name="T2">func</text:span><text:s/>main() {</text:p>
            <text:p>f, _ := os.Open(<text:span text:style-name="T18">"defer.py"</text:span>)</text:p>
            <text:p><text:span text:style-name="T6">defer</text:span><text:s/>f.Close()</text:p>
            <text:p><text:span text:style-name="T17">// теперь вы можете читать из f</text:span><text:span text:style-name="T17"/></text:p>
            <text:p><text:span text:style-name="T17">// он будет закрыт в конце программы</text:span><text:span text:style-name="T17"/></text:p>
            <text:p>}</text:p>
          </table:table-cell>
          <table:table-cell office:value-type="string" table:style-name="ce7">
            <text:p><text:span text:style-name="T5">Отложенная неизбежная операция,</text:span><text:span text:style-name="T5"/></text:p>
            <text:p><text:span text:style-name="T5">аналог закрытия контекстного менеджера</text:span><text:span text:style-name="T5"/></text:p>
            <text:p/>
            <text:p>то же, что finally, но срабатывает в конце программы (функции?)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27">
          <table:table-cell office:value-type="string" table:style-name="ce31">
            <text:p>panic</text:p>
          </table:table-cell>
          <table:table-cell office:value-type="string" table:style-name="ce31">
            <text:p>Неисправимая ошибка — аналог Exception в Python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<text:span text:style-name="T2">panic</text:span>(<text:span text:style-name="T9">"a problem"</text:span>)</text:p>
            <text:p/>
          </table:table-cell>
          <table:table-cell office:value-type="string" table:style-name="ce7">
            <text:p>Сообщает об ошибке и оканчивает программу</text:p>
          </table:table-cell>
          <table:table-cell table:number-columns-repeated="16382"/>
        </table:table-row>
        <table:table-row table:style-name="ro13">
          <table:table-cell office:value-type="string" table:style-name="ce7">
            <text:p>_, err := os.Create(<text:span text:style-name="T9">"/tmp/file"</text:span>)</text:p>
            <text:p><text:span text:style-name="T2">if<text:s/></text:span>err !=<text:s/><text:span text:style-name="T2">nil</text:span><text:s/>{</text:p>
            <text:p><text:span text:style-name="T2">panic</text:span>(err)</text:p>
            <text:p>}</text:p>
          </table:table-cell>
          <table:table-cell office:value-type="string" table:style-name="ce7">
            <text:p>паникуем, если не вышло создать файл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8">
            <text:p>recover</text:p>
          </table:table-cell>
          <table:table-cell table:style-name="ce8"/>
          <table:table-cell table:number-columns-repeated="16382"/>
        </table:table-row>
        <table:table-row table:style-name="ro23">
          <table:table-cell office:value-type="string" table:style-name="ce7">
            <text:p><text:span text:style-name="T6">defer</text:span><text:s/><text:span text:style-name="T2">func</text:span>() {</text:p>
            <text:p><text:span text:style-name="T2">if</text:span><text:s/>r :=<text:s/><text:span text:style-name="T2">recover</text:span>(); r !=<text:s/><text:span text:style-name="T2">nil</text:span><text:s/>{</text:p>
            <text:p>fmt.<text:span text:style-name="T6">Println</text:span>(<text:span text:style-name="T9">"Recovered. Error:\n"</text:span>, r)</text:p>
            <text:p>}</text:p>
            <text:p>}()</text:p>
            <text:p/>
            <text:p><text:span text:style-name="T2">panic</text:span>()</text:p>
            <text:p>fmt.<text:span text:style-name="T6">Println</text:span>(<text:span text:style-name="T9">"After panic()"</text:span>)<text:s/><text:span text:style-name="T3">// не сработает</text:span></text:p>
          </table:table-cell>
          <table:table-cell office:value-type="string" table:style-name="ce7">
            <text:p><text:span text:style-name="T5">Аналог raise.</text:span><text:span text:style-name="T5"/></text:p>
            <text:p>Поднимаем ранее вылезшую ошибку</text:p>
            <text:p/>
            <text:p/>
            <text:p/>
            <text:p/>
            <text:p>Ничего не запаникует, так как мы ловим ошибку через отложенное действие.</text:p>
          </table:table-cell>
          <table:table-cell table:number-columns-repeated="16382"/>
        </table:table-row>
        <table:table-row table:style-name="ro19">
          <table:table-cell office:value-type="string" table:style-name="ce5">
            <text:p><text:span text:style-name="T2">func</text:span><text:s/>protect(fn<text:s/><text:span text:style-name="T12">func</text:span>()) {</text:p>
            <text:p><text:span text:style-name="T2">defer</text:span><text:s/>func() {</text:p>
            <text:p><text:span text:style-name="T2">if</text:span><text:s/>err :=<text:s/><text:span text:style-name="T2">recover</text:span>(); err !=<text:s/><text:span text:style-name="T2">nil</text:span><text:s/>{</text:p>
            <text:p>fmt.Println(<text:span text:style-name="T13">"ERROR:"</text:span>, err)</text:p>
            <text:p>}<text:s/><text:span text:style-name="T2">else</text:span><text:s/>{</text:p>
            <text:p>fmt.Println(<text:span text:style-name="T13">"Everything went smoothly!"</text:span>)</text:p>
            <text:p>}</text:p>
            <text:p>}()</text:p>
            <text:p>fn()</text:p>
            <text:p>}</text:p>
          </table:table-cell>
          <table:table-cell office:value-type="string" table:style-name="ce12">
            <text:p>Функция — обёртыш,</text:p>
            <text:p>проверяющая, что во внутренней ф-и всё прошло ок</text:p>
            <text:p>или перехватывающая панику.</text:p>
          </table:table-cell>
          <table:table-cell table:number-columns-repeated="16382"/>
        </table:table-row>
        <table:table-row table:number-rows-repeated="28" table:style-name="ro1">
          <table:table-cell table:number-columns-repeated="2" table:style-name="ce7"/>
          <table:table-cell table:number-columns-repeated="16382"/>
        </table:table-row>
        <table:table-row table:number-rows-repeated="1048532" table:style-name="ro20">
          <table:table-cell table:number-columns-repeated="16384"/>
        </table:table-row>
      </table:table>
      <table:table table:name="os" table:style-name="ta1">
        <table:table-column table:style-name="co21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6">
            <text:p>os</text:p>
          </table:table-cell>
          <table:table-cell table:style-name="ce16"/>
          <table:table-cell table:number-columns-repeated="16382"/>
        </table:table-row>
        <table:table-row table:style-name="ro1">
          <table:table-cell table:number-columns-repeated="2" table:style-name="ce17"/>
          <table:table-cell table:number-columns-repeated="16382"/>
        </table:table-row>
        <table:table-row table:style-name="ro2">
          <table:table-cell office:value-type="string" table:style-name="ce17">
            <text:p>f, _ := os.Open("defer.py")</text:p>
            <text:p><text:span text:style-name="T6">defer</text:span><text:s/>f.Close()</text:p>
          </table:table-cell>
          <table:table-cell office:value-type="string" table:style-name="ce17">
            <text:p>Открытие файла с гарантией закрытия</text:p>
          </table:table-cell>
          <table:table-cell table:number-columns-repeated="16382"/>
        </table:table-row>
        <table:table-row table:style-name="ro11">
          <table:table-cell office:value-type="string" table:style-name="ce17">
            <text:p>args := os.Args[1:]</text:p>
          </table:table-cell>
          <table:table-cell office:value-type="string" table:style-name="ce17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  <table:table-cell table:number-columns-repeated="16382"/>
        </table:table-row>
        <table:table-row table:style-name="ro1">
          <table:table-cell table:number-columns-repeated="2" table:style-name="ce17"/>
          <table:table-cell table:number-columns-repeated="16382"/>
        </table:table-row>
        <table:table-row table:style-name="ro10">
          <table:table-cell office:value-type="string" table:style-name="ce19">
            <text:p><text:span text:style-name="T2">func</text:span><text:s/>createFile(p<text:s/><text:span text:style-name="T6">string</text:span>) *os.File {</text:p>
            <text:p>fmt.Println("creating")</text:p>
            <text:p>f, err := os.Create(p)</text:p>
            <text:p><text:span text:style-name="T2">if</text:span><text:s/>err != nil {</text:p>
            <text:p><text:span text:style-name="T2">panic</text:span>(err)</text:p>
            <text:p>}</text:p>
            <text:p><text:span text:style-name="T2">return</text:span><text:s/>f</text:p>
            <text:p>}</text:p>
          </table:table-cell>
          <table:table-cell office:value-type="string" table:style-name="ce17">
            <text:p>Самодельная ф-я создания файла.</text:p>
            <text:p>На файл передаём ССЫЛКУ</text:p>
          </table:table-cell>
          <table:table-cell table:number-columns-repeated="16382"/>
        </table:table-row>
        <table:table-row table:style-name="ro21">
          <table:table-cell office:value-type="string" table:style-name="ce17">
            <text:p><text:span text:style-name="T20">func</text:span><text:span text:style-name="T7"><text:s/>writeFile(f *os.File) {</text:span><text:span text:style-name="T7"/></text:p>
            <text:p><text:span text:style-name="T7">fmt.Println(</text:span><text:span text:style-name="T21">"writing"</text:span><text:span text:style-name="T7">)</text:span><text:span text:style-name="T7"/></text:p>
            <text:p><text:span text:style-name="T7">fmt.Fprintln(f,<text:s/></text:span><text:span text:style-name="T21">"data"</text:span><text:span text:style-name="T7">)</text:span><text:span text:style-name="T7"/></text:p>
            <text:p><text:span text:style-name="T7">}</text:span></text:p>
          </table:table-cell>
          <table:table-cell office:value-type="string" table:style-name="ce17">
            <text:p>Самодельная ф-я записи в файл, надо data аргумнетом добавить</text:p>
          </table:table-cell>
          <table:table-cell table:number-columns-repeated="16382"/>
        </table:table-row>
        <table:table-row table:style-name="ro29">
          <table:table-cell office:value-type="string" table:style-name="ce17">
            <text:p><text:span text:style-name="T20">func</text:span><text:span text:style-name="T7"><text:s/>closeFile(f *os.File) {</text:span><text:span text:style-name="T7"/></text:p>
            <text:p><text:span text:style-name="T7">fmt.Println(</text:span><text:span text:style-name="T21">"closing"</text:span><text:span text:style-name="T7">)</text:span><text:span text:style-name="T7"/></text:p>
            <text:p><text:span text:style-name="T7">err := f.Close()</text:span><text:span text:style-name="T7"/></text:p>
            <text:p><text:span text:style-name="T20">if<text:s/></text:span><text:span text:style-name="T7">err != nil {</text:span><text:span text:style-name="T7"/></text:p>
            <text:p><text:span text:style-name="T7">fmt.Fprintf(os.Stderr,<text:s/></text:span><text:span text:style-name="T21">"error: %v\n"</text:span><text:span text:style-name="T7">, err)</text:span><text:span text:style-name="T7"/></text:p>
            <text:p><text:span text:style-name="T7">os.Exit(1)</text:span><text:span text:style-name="T7"/></text:p>
            <text:p><text:span text:style-name="T7">}}</text:span></text:p>
          </table:table-cell>
          <table:table-cell office:value-type="string" table:style-name="ce17">
            <text:p>Самодельная ф-я закрытия файла</text:p>
          </table:table-cell>
          <table:table-cell table:number-columns-repeated="16382"/>
        </table:table-row>
        <table:table-row table:style-name="ro1">
          <table:table-cell table:number-columns-repeated="2" table:style-name="ce17"/>
          <table:table-cell table:number-columns-repeated="16382"/>
        </table:table-row>
        <table:table-row table:number-rows-repeated="4" table:style-name="ro1">
          <table:table-cell table:number-columns-repeated="2" table:style-name="ce6"/>
          <table:table-cell table:number-columns-repeated="16382"/>
        </table:table-row>
        <table:table-row table:number-rows-repeated="6" table:style-name="ro1">
          <table:table-cell table:number-columns-repeated="2" table:style-name="ce17"/>
          <table:table-cell table:number-columns-repeated="16382"/>
        </table:table-row>
        <table:table-row table:number-rows-repeated="3" table:style-name="ro1">
          <table:table-cell table:number-columns-repeated="2" table:style-name="ce6"/>
          <table:table-cell table:number-columns-repeated="16382"/>
        </table:table-row>
        <table:table-row table:style-name="ro1">
          <table:table-cell table:number-columns-repeated="2" table:style-name="ce17"/>
          <table:table-cell table:number-columns-repeated="16382"/>
        </table:table-row>
        <table:table-row table:number-rows-repeated="2" table:style-name="ro1">
          <table:table-cell table:number-columns-repeated="2" table:style-name="ce6"/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  <table:table table:name="Control" table:style-name="ta1">
        <table:table-column table:style-name="co22" table:number-columns-repeated="2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8">
            <text:p>Атомарный счётчик</text:p>
          </table:table-cell>
          <table:table-cell table:style-name="ce8"/>
          <table:table-cell table:number-columns-repeated="16382"/>
        </table:table-row>
        <table:table-row table:style-name="ro71">
          <table:table-cell office:value-type="string" table:style-name="ce7">
            <text:p><text:span text:style-name="T2">var</text:span><text:s/>ops uint64</text:p>
            <text:p><text:span text:style-name="T2">var</text:span><text:s/>wg sync.WaitGroup</text:p>
            <text:p/>
            <text:p><text:span text:style-name="T2">for</text:span><text:s/>i := 0; i &lt; 50; i++ {</text:p>
            <text:p>wg.Add(1)</text:p>
            <text:p/>
            <text:p><text:span text:style-name="T2">go func</text:span>() {</text:p>
            <text:p><text:span text:style-name="T2">for</text:span><text:s/>c := 0; c &lt; 1000; c++ {</text:p>
            <text:p>atomic.AddUint64(&amp;ops, 1)</text:p>
            <text:p>}</text:p>
            <text:p>wg.Done()</text:p>
            <text:p>}()</text:p>
            <text:p>}</text:p>
            <text:p>wg.Wait()</text:p>
            <text:p/>
            <text:p>fmt.Println("ops:", ops)</text:p>
          </table:table-cell>
          <table:table-cell office:value-type="string" table:style-name="ce7">
            <text:p>Создаём переменную Неотрицательных интеджеров</text:p>
            <text:p/>
            <text:p>50 горутин, каждая из которых…</text:p>
            <text:p/>
            <text:p/>
            <text:p><text:span text:style-name="T7">инкременирует атомарной операцией</text:span><text:span text:style-name="T7"/></text:p>
            <text:p><text:span text:style-name="T7">atomic.AddUint64</text:span><text:s/>нащу переменную — единую глобальную, так как передаём мы на неё ссылку (&amp;)</text:p>
            <text:p/>
            <text:p/>
            <text:p/>
            <text:p/>
            <text:p/>
            <text:p/>
            <text:p/>
            <text:p>Читать из общей инкременируемой переменной можно либо по окончании работы с ней,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atomic.LoadUint64(&amp;variable)</text:p>
          </table:table-cell>
          <table:table-cell office:value-type="string" table:style-name="ce7">
            <text:p>либо только атомарными операциями чтения, например, этой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8">
            <text:p>Mutex</text:p>
          </table:table-cell>
          <table:table-cell table:style-name="ce8"/>
          <table:table-cell table:number-columns-repeated="16382"/>
        </table:table-row>
        <table:table-row table:style-name="ro1">
          <table:table-cell office:value-type="string" table:style-name="ce7">
            <text:p>import ("sync")</text:p>
          </table:table-cell>
          <table:table-cell office:value-type="string" table:style-name="ce7">
            <text:p>содержаться в либе sync</text:p>
          </table:table-cell>
          <table:table-cell table:number-columns-repeated="16382"/>
        </table:table-row>
        <table:table-row table:style-name="ro72">
          <table:table-cell office:value-type="string" table:style-name="ce7">
            <text:p><text:span text:style-name="T7">mu.Lock()<text:s/></text:span><text:span text:style-name="T30">// Блокирует мьютекс</text:span><text:span text:style-name="T30"/></text:p>
            <text:p><text:span text:style-name="T11">defer</text:span><text:span text:style-name="T7"><text:s/>mu.Unlock()<text:s/></text:span><text:span text:style-name="T30">// Снимает блокировку с мьютекса, когда функция закончится через return</text:span></text:p>
          </table:table-cell>
          <table:table-cell table:style-name="ce7"/>
          <table:table-cell table:number-columns-repeated="16382"/>
        </table:table-row>
        <table:table-row table:style-name="ro73">
          <table:table-cell office:value-type="string" table:style-name="ce7">
            <text:p><text:span text:style-name="T20">var</text:span><text:span text:style-name="T7"><text:s/>state = make(map[int]int)</text:span><text:span text:style-name="T7"/></text:p>
            <text:p><text:span text:style-name="T20">var</text:span><text:span text:style-name="T7"><text:s/>mutex = &amp;sync.Mutex{}</text:span><text:span text:style-name="T7"/></text:p>
            <text:p/>
            <text:p>mutex.Lock()</text:p>
            <text:p>total += state[key]</text:p>
            <text:p>mutex.Unlock()</text:p>
          </table:table-cell>
          <table:table-cell office:value-type="string" table:style-name="ce7">
            <text:p>Установка Mutex и снятие.</text:p>
            <text:p>Блокирует код, содержащийся между Lock и Unlock</text:p>
          </table:table-cell>
          <table:table-cell table:number-columns-repeated="16382"/>
        </table:table-row>
        <table:table-row table:style-name="ro10">
          <table:table-cell office:value-type="string" table:style-name="ce7">
            <text:p><text:a xlink:href="https://gobyexample.com/stateful-goroutines">https://gobyexample.com/stateful-goroutines</text:a></text:p>
          </table:table-cell>
          <table:table-cell office:value-type="string" table:style-name="ce7">
            <text:p>Альтернативный вариант контроля за переменной вместо Mutex — передать контроль за переменной одной горутине, которая через select будет принимать все операции чтения или записи.</text:p>
            <text:p/>
            <text:p>а остальные горутины через каналы ей будут данные передавать/получать.</text:p>
          </table:table-cell>
          <table:table-cell table:number-columns-repeated="16382"/>
        </table:table-row>
        <table:table-row table:number-rows-repeated="35" table:style-name="ro1">
          <table:table-cell table:number-columns-repeated="2" table:style-name="ce7"/>
          <table:table-cell table:number-columns-repeated="16382"/>
        </table:table-row>
        <table:table-row table:number-rows-repeated="1048532" table:style-name="ro20">
          <table:table-cell table:number-columns-repeated="16384"/>
        </table:table-row>
      </table:table>
      <table:table table:name="math,_rand" table:style-name="ta1">
        <table:table-column table:style-name="co23" table:default-cell-style-name="ce3"/>
        <table:table-column table:style-name="co24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8">
            <text:p>math</text:p>
          </table:table-cell>
          <table:table-cell table:style-name="ce8"/>
          <table:table-cell table:number-columns-repeated="16382"/>
        </table:table-row>
        <table:table-row table:style-name="ro11">
          <table:table-cell office:value-type="string" table:style-name="ce7">
            <text:p>quotient := divisible / divisor</text:p>
            <text:p>remainder := divisible % divisor</text:p>
          </table:table-cell>
          <table:table-cell office:value-type="string" table:style-name="ce7">
            <text:p>Простое деление</text:p>
            <text:p>Остаток</text:p>
            <text:p/>
          </table:table-cell>
          <table:table-cell table:number-columns-repeated="16382"/>
        </table:table-row>
        <table:table-row table:number-rows-repeated="11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8">
            <text:p>random</text:p>
          </table:table-cell>
          <table:table-cell table:style-name="ce8"/>
          <table:table-cell table:number-columns-repeated="16382"/>
        </table:table-row>
        <table:table-row table:style-name="ro1">
          <table:table-cell office:value-type="string" table:style-name="ce7">
            <text:p>import<text:s/><text:span text:style-name="T41">"math/rand"</text:span></text:p>
          </table:table-cell>
          <table:table-cell table:style-name="ce7"/>
          <table:table-cell table:number-columns-repeated="16382"/>
        </table:table-row>
        <table:table-row table:style-name="ro11">
          <table:table-cell office:value-type="string" table:style-name="ce7">
            <text:p>rand.Seed(time.Now().UnixNano())</text:p>
          </table:table-cell>
          <table:table-cell office:value-type="string" table:style-name="ce7">
            <text:p>Задаём зерно случайности.</text:p>
            <text:p>Передаём большое псевдослучайное число с помощью текущих наносекунд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7"/>
          <table:table-cell table:number-columns-repeated="16382"/>
        </table:table-row>
        <table:table-row table:style-name="ro37">
          <table:table-cell office:value-type="string" table:style-name="ce7">
            <text:p>x := rand.Float64()</text:p>
          </table:table-cell>
          <table:table-cell office:value-type="string" table:style-name="ce7">
            <text:p>генерация псевдослучайного числа с плавающей точкой</text:p>
            <text:p>Предупреждение:<text:span text:style-name="T5"><text:s/>сначала вызвать rand.Seed</text:span>, иначе вы будете получать одинаковую последовательность чисел при каждом запуске программы.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n := generator.Int63()</text:p>
          </table:table-cell>
          <table:table-cell office:value-type="string" table:style-name="ce7">
            <text:p>Рандомное целое число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7">
            <text:p>n := a + rand.Intn(b-a+1)</text:p>
          </table:table-cell>
          <table:table-cell office:value-type="string" table:style-name="ce7">
            <text:p>Число между a и b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 := 'a' + rune(rand.Intn('z'-'a'+1))</text:p>
          </table:table-cell>
          <table:table-cell office:value-type="string" table:style-name="ce7">
            <text:p>Символ между 'a' и 'z'</text:p>
          </table:table-cell>
          <table:table-cell table:number-columns-repeated="16382"/>
        </table:table-row>
        <table:table-row table:style-name="ro11">
          <table:table-cell office:value-type="string" table:style-name="ce7">
            <text:p>rand.Shuffle(<text:span text:style-name="T2">len</text:span>(slice),<text:s/><text:span text:style-name="T2">func</text:span>(i, j<text:s/><text:span text:style-name="T6">int</text:span>) {</text:p>
            <text:p><text:span text:style-name="T7">slice[i], slice[j] = slice[j], slice</text:span>[i]</text:p>
            <text:p>})</text:p>
          </table:table-cell>
          <table:table-cell office:value-type="string" table:style-name="ce7">
            <text:p>inplace перемешивает элементы массива.</text:p>
            <text:p>1 аргумент — длина массива</text:p>
            <text:p>2 аргумент — функция перемешивания, её надо задать.</text:p>
          </table:table-cell>
          <table:table-cell table:number-columns-repeated="16382"/>
        </table:table-row>
        <table:table-row table:number-rows-repeated="17" table:style-name="ro1">
          <table:table-cell table:number-columns-repeated="2" table:style-name="ce7"/>
          <table:table-cell table:number-columns-repeated="16382"/>
        </table:table-row>
        <table:table-row table:number-rows-repeated="1048535" table:style-name="ro20">
          <table:table-cell table:number-columns-repeated="16384"/>
        </table:table-row>
      </table:table>
      <table:table table:name="URL" table:style-name="ta1">
        <table:table-column table:style-name="co25" table:number-columns-repeated="2" table:default-cell-style-name="ce1"/>
        <table:table-column table:style-name="co4" table:number-columns-repeated="16382" table:default-cell-style-name="ce1"/>
        <table:table-row table:style-name="ro1">
          <table:table-cell table:number-columns-repeated="2" table:style-name="ce37"/>
          <table:table-cell table:number-columns-repeated="16382"/>
        </table:table-row>
        <table:table-row table:style-name="ro1">
          <table:table-cell table:number-columns-repeated="2" table:style-name="ce6"/>
          <table:table-cell table:number-columns-repeated="16382"/>
        </table:table-row>
        <table:table-row table:style-name="ro1">
          <table:table-cell office:value-type="string" table:style-name="ce6">
            <text:p>u, err := url.Parse(uriString)</text:p>
          </table:table-cell>
          <table:table-cell office:value-type="string" table:style-name="ce6">
            <text:p>распарсить url из строки</text:p>
          </table:table-cell>
          <table:table-cell table:number-columns-repeated="16382"/>
        </table:table-row>
        <table:table-row table:number-rows-repeated="32" table:style-name="ro1">
          <table:table-cell table:number-columns-repeated="2" table:style-name="ce6"/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JetBrains Mono" svg:font-family="&quot;JetBrains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ePack by Diakov</dc:creator>
    <meta:creation-date>2021-05-04T18:53:23Z</meta:creation-date>
    <dc:date>2023-04-28T22:15:27Z</dc:date>
    <meta:editing-cycles>1498</meta:editing-cycles>
    <meta:editing-duration>PT563981S</meta:editing-duration>
  </office:meta>
</office:document-meta>
</file>